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39.66pt"/>
    </style:style>
    <style:style style:name="co4" style:family="table-column">
      <style:table-column-properties fo:break-before="auto" style:column-width="96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mperature_5f_30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erature_30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Unix EPOCH Time [s]</text:p>
          </table:table-cell>
          <table:table-cell table:style-name="ce1" office:value-type="string" calcext:value-type="string">
            <text:p>Heater State</text:p>
          </table:table-cell>
          <table:table-cell table:style-name="ce1" office:value-type="string" calcext:value-type="string">
            <text:p>ADC Raw Mesaurement [-]</text:p>
          </table:table-cell>
          <table:table-cell table:style-name="ce1" office:value-type="string" calcext:value-type="string">
            <text:p>Temperature [*C]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05" calcext:value-type="float">
            <text:p>15874056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06" calcext:value-type="float">
            <text:p>15874056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07" calcext:value-type="float">
            <text:p>15874056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08" calcext:value-type="float">
            <text:p>15874056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09" calcext:value-type="float">
            <text:p>15874056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0" calcext:value-type="float">
            <text:p>15874056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1" calcext:value-type="float">
            <text:p>15874056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2" calcext:value-type="float">
            <text:p>15874056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3" calcext:value-type="float">
            <text:p>15874056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4" calcext:value-type="float">
            <text:p>15874056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5" calcext:value-type="float">
            <text:p>15874056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6" calcext:value-type="float">
            <text:p>15874056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7" calcext:value-type="float">
            <text:p>15874056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8" calcext:value-type="float">
            <text:p>15874056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19" calcext:value-type="float">
            <text:p>15874056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0" calcext:value-type="float">
            <text:p>15874056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1" calcext:value-type="float">
            <text:p>15874056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2" calcext:value-type="float">
            <text:p>15874056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3" calcext:value-type="float">
            <text:p>15874056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4" calcext:value-type="float">
            <text:p>15874056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5" calcext:value-type="float">
            <text:p>15874056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6" calcext:value-type="float">
            <text:p>15874056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7" calcext:value-type="float">
            <text:p>15874056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8" calcext:value-type="float">
            <text:p>15874056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29" calcext:value-type="float">
            <text:p>15874056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0" calcext:value-type="float">
            <text:p>15874056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1" calcext:value-type="float">
            <text:p>15874056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2" calcext:value-type="float">
            <text:p>15874056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3" calcext:value-type="float">
            <text:p>15874056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4" calcext:value-type="float">
            <text:p>15874056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5" calcext:value-type="float">
            <text:p>15874056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6" calcext:value-type="float">
            <text:p>15874056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7" calcext:value-type="float">
            <text:p>15874056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8" calcext:value-type="float">
            <text:p>15874056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39" calcext:value-type="float">
            <text:p>15874056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0" calcext:value-type="float">
            <text:p>15874056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1" calcext:value-type="float">
            <text:p>15874056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2" calcext:value-type="float">
            <text:p>15874056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3" calcext:value-type="float">
            <text:p>15874056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4" calcext:value-type="float">
            <text:p>15874056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5" calcext:value-type="float">
            <text:p>15874056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6" calcext:value-type="float">
            <text:p>15874056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7" calcext:value-type="float">
            <text:p>15874056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8" calcext:value-type="float">
            <text:p>15874056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49" calcext:value-type="float">
            <text:p>15874056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0" calcext:value-type="float">
            <text:p>15874056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1" calcext:value-type="float">
            <text:p>15874056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2" calcext:value-type="float">
            <text:p>15874056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3" calcext:value-type="float">
            <text:p>15874056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4" calcext:value-type="float">
            <text:p>15874056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5" calcext:value-type="float">
            <text:p>15874056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6" calcext:value-type="float">
            <text:p>15874056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7" calcext:value-type="float">
            <text:p>15874056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8" calcext:value-type="float">
            <text:p>15874056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59" calcext:value-type="float">
            <text:p>15874056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0" calcext:value-type="float">
            <text:p>15874056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1" calcext:value-type="float">
            <text:p>15874056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2" calcext:value-type="float">
            <text:p>15874056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3" calcext:value-type="float">
            <text:p>15874056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4" calcext:value-type="float">
            <text:p>15874056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5" calcext:value-type="float">
            <text:p>15874056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6" calcext:value-type="float">
            <text:p>15874056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7" calcext:value-type="float">
            <text:p>15874056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8" calcext:value-type="float">
            <text:p>15874056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69" calcext:value-type="float">
            <text:p>15874056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0" calcext:value-type="float">
            <text:p>15874056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8" calcext:value-type="float">
            <text:p>202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1" calcext:value-type="float">
            <text:p>15874056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2" calcext:value-type="float">
            <text:p>15874056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3" calcext:value-type="float">
            <text:p>15874056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4" calcext:value-type="float">
            <text:p>15874056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5" calcext:value-type="float">
            <text:p>15874056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6" calcext:value-type="float">
            <text:p>15874056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7" calcext:value-type="float">
            <text:p>15874056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8" calcext:value-type="float">
            <text:p>15874056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6" calcext:value-type="float">
            <text:p>202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79" calcext:value-type="float">
            <text:p>15874056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0" calcext:value-type="float">
            <text:p>15874056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1" calcext:value-type="float">
            <text:p>15874056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2" calcext:value-type="float">
            <text:p>15874056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3" calcext:value-type="float">
            <text:p>15874056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4" calcext:value-type="float">
            <text:p>15874056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5" calcext:value-type="float">
            <text:p>15874056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6" calcext:value-type="float">
            <text:p>15874056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7" calcext:value-type="float">
            <text:p>15874056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28" calcext:value-type="float">
            <text:p>202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8" calcext:value-type="float">
            <text:p>15874056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89" calcext:value-type="float">
            <text:p>15874056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0" calcext:value-type="float">
            <text:p>15874056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3" calcext:value-type="float">
            <text:p>203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1" calcext:value-type="float">
            <text:p>15874056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7" calcext:value-type="float">
            <text:p>203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2" calcext:value-type="float">
            <text:p>15874056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3" calcext:value-type="float">
            <text:p>203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3" calcext:value-type="float">
            <text:p>15874056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4" calcext:value-type="float">
            <text:p>203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4" calcext:value-type="float">
            <text:p>15874056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1" calcext:value-type="float">
            <text:p>204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5" calcext:value-type="float">
            <text:p>15874056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6" calcext:value-type="float">
            <text:p>15874056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9" calcext:value-type="float">
            <text:p>203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7" calcext:value-type="float">
            <text:p>15874056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7" calcext:value-type="float">
            <text:p>203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8" calcext:value-type="float">
            <text:p>15874056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6" calcext:value-type="float">
            <text:p>203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699" calcext:value-type="float">
            <text:p>15874056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1" calcext:value-type="float">
            <text:p>204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0" calcext:value-type="float">
            <text:p>15874057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1" calcext:value-type="float">
            <text:p>204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1" calcext:value-type="float">
            <text:p>15874057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2" calcext:value-type="float">
            <text:p>204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2" calcext:value-type="float">
            <text:p>15874057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7" calcext:value-type="float">
            <text:p>203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3" calcext:value-type="float">
            <text:p>15874057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8" calcext:value-type="float">
            <text:p>203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4" calcext:value-type="float">
            <text:p>15874057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1" calcext:value-type="float">
            <text:p>204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5" calcext:value-type="float">
            <text:p>15874057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1" calcext:value-type="float">
            <text:p>204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6" calcext:value-type="float">
            <text:p>15874057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8" calcext:value-type="float">
            <text:p>203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7" calcext:value-type="float">
            <text:p>15874057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8" calcext:value-type="float">
            <text:p>15874057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36" calcext:value-type="float">
            <text:p>203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09" calcext:value-type="float">
            <text:p>15874057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3" calcext:value-type="float">
            <text:p>204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0" calcext:value-type="float">
            <text:p>15874057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6" calcext:value-type="float">
            <text:p>204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1" calcext:value-type="float">
            <text:p>15874057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1" calcext:value-type="float">
            <text:p>204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2" calcext:value-type="float">
            <text:p>15874057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4" calcext:value-type="float">
            <text:p>204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3" calcext:value-type="float">
            <text:p>15874057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2" calcext:value-type="float">
            <text:p>204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4" calcext:value-type="float">
            <text:p>15874057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4" calcext:value-type="float">
            <text:p>204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5" calcext:value-type="float">
            <text:p>15874057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6" calcext:value-type="float">
            <text:p>15874057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7" calcext:value-type="float">
            <text:p>15874057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8" calcext:value-type="float">
            <text:p>15874057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7" calcext:value-type="float">
            <text:p>204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19" calcext:value-type="float">
            <text:p>15874057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44" calcext:value-type="float">
            <text:p>204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0" calcext:value-type="float">
            <text:p>15874057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1" calcext:value-type="float">
            <text:p>15874057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2" calcext:value-type="float">
            <text:p>15874057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3" calcext:value-type="float">
            <text:p>15874057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4" calcext:value-type="float">
            <text:p>15874057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5" calcext:value-type="float">
            <text:p>15874057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9" calcext:value-type="float">
            <text:p>205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6" calcext:value-type="float">
            <text:p>15874057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7" calcext:value-type="float">
            <text:p>15874057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8" calcext:value-type="float">
            <text:p>15874057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29" calcext:value-type="float">
            <text:p>15874057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0" calcext:value-type="float">
            <text:p>15874057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7" calcext:value-type="float">
            <text:p>205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1" calcext:value-type="float">
            <text:p>15874057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2" calcext:value-type="float">
            <text:p>15874057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3" calcext:value-type="float">
            <text:p>206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3" calcext:value-type="float">
            <text:p>15874057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4" calcext:value-type="float">
            <text:p>15874057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6" calcext:value-type="float">
            <text:p>205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5" calcext:value-type="float">
            <text:p>15874057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8" calcext:value-type="float">
            <text:p>205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6" calcext:value-type="float">
            <text:p>15874057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7" calcext:value-type="float">
            <text:p>205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7" calcext:value-type="float">
            <text:p>15874057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8" calcext:value-type="float">
            <text:p>15874057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8" calcext:value-type="float">
            <text:p>205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39" calcext:value-type="float">
            <text:p>15874057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58" calcext:value-type="float">
            <text:p>205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40" calcext:value-type="float">
            <text:p>15874057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41" calcext:value-type="float">
            <text:p>15874057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3" calcext:value-type="float">
            <text:p>206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42" calcext:value-type="float">
            <text:p>15874057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44" calcext:value-type="float">
            <text:p>15874057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4" calcext:value-type="float">
            <text:p>206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45" calcext:value-type="float">
            <text:p>15874057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6" calcext:value-type="float">
            <text:p>206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45" calcext:value-type="float">
            <text:p>15874057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6" calcext:value-type="float">
            <text:p>206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47" calcext:value-type="float">
            <text:p>15874057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48" calcext:value-type="float">
            <text:p>15874057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49" calcext:value-type="float">
            <text:p>15874057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6" calcext:value-type="float">
            <text:p>206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0" calcext:value-type="float">
            <text:p>15874057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1" calcext:value-type="float">
            <text:p>206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1" calcext:value-type="float">
            <text:p>15874057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3" calcext:value-type="float">
            <text:p>206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2" calcext:value-type="float">
            <text:p>15874057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3" calcext:value-type="float">
            <text:p>15874057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4" calcext:value-type="float">
            <text:p>15874057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6" calcext:value-type="float">
            <text:p>206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5" calcext:value-type="float">
            <text:p>15874057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6" calcext:value-type="float">
            <text:p>15874057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7" calcext:value-type="float">
            <text:p>15874057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8" calcext:value-type="float">
            <text:p>15874057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1" calcext:value-type="float">
            <text:p>207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59" calcext:value-type="float">
            <text:p>15874057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1" calcext:value-type="float">
            <text:p>207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0" calcext:value-type="float">
            <text:p>15874057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1" calcext:value-type="float">
            <text:p>15874057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2" calcext:value-type="float">
            <text:p>15874057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5" calcext:value-type="float">
            <text:p>206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3" calcext:value-type="float">
            <text:p>15874057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4" calcext:value-type="float">
            <text:p>15874057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5" calcext:value-type="float">
            <text:p>15874057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6" calcext:value-type="float">
            <text:p>15874057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1" calcext:value-type="float">
            <text:p>207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7" calcext:value-type="float">
            <text:p>15874057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6" calcext:value-type="float">
            <text:p>207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8" calcext:value-type="float">
            <text:p>15874057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69" calcext:value-type="float">
            <text:p>15874057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3" calcext:value-type="float">
            <text:p>207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0" calcext:value-type="float">
            <text:p>15874057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9" calcext:value-type="float">
            <text:p>206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1" calcext:value-type="float">
            <text:p>15874057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1" calcext:value-type="float">
            <text:p>207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2" calcext:value-type="float">
            <text:p>15874057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3" calcext:value-type="float">
            <text:p>15874057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4" calcext:value-type="float">
            <text:p>15874057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1" calcext:value-type="float">
            <text:p>207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5" calcext:value-type="float">
            <text:p>15874057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6" calcext:value-type="float">
            <text:p>15874057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9" calcext:value-type="float">
            <text:p>206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7" calcext:value-type="float">
            <text:p>15874057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6" calcext:value-type="float">
            <text:p>206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8" calcext:value-type="float">
            <text:p>15874057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79" calcext:value-type="float">
            <text:p>15874057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4" calcext:value-type="float">
            <text:p>207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0" calcext:value-type="float">
            <text:p>15874057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1" calcext:value-type="float">
            <text:p>207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1" calcext:value-type="float">
            <text:p>15874057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2" calcext:value-type="float">
            <text:p>15874057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1" calcext:value-type="float">
            <text:p>207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3" calcext:value-type="float">
            <text:p>15874057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3" calcext:value-type="float">
            <text:p>207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4" calcext:value-type="float">
            <text:p>15874057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6" calcext:value-type="float">
            <text:p>207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5" calcext:value-type="float">
            <text:p>15874057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6" calcext:value-type="float">
            <text:p>15874057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7" calcext:value-type="float">
            <text:p>15874057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8" calcext:value-type="float">
            <text:p>15874057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89" calcext:value-type="float">
            <text:p>15874057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0" calcext:value-type="float">
            <text:p>15874057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9" calcext:value-type="float">
            <text:p>206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1" calcext:value-type="float">
            <text:p>15874057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9" calcext:value-type="float">
            <text:p>206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2" calcext:value-type="float">
            <text:p>15874057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8" calcext:value-type="float">
            <text:p>207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3" calcext:value-type="float">
            <text:p>15874057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5" calcext:value-type="float">
            <text:p>207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4" calcext:value-type="float">
            <text:p>15874057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5" calcext:value-type="float">
            <text:p>15874057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4" calcext:value-type="float">
            <text:p>207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6" calcext:value-type="float">
            <text:p>15874057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3" calcext:value-type="float">
            <text:p>207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7" calcext:value-type="float">
            <text:p>15874057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4" calcext:value-type="float">
            <text:p>207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8" calcext:value-type="float">
            <text:p>15874057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799" calcext:value-type="float">
            <text:p>15874057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0" calcext:value-type="float">
            <text:p>15874058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8" calcext:value-type="float">
            <text:p>207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1" calcext:value-type="float">
            <text:p>15874058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3" calcext:value-type="float">
            <text:p>207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2" calcext:value-type="float">
            <text:p>15874058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5" calcext:value-type="float">
            <text:p>207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3" calcext:value-type="float">
            <text:p>15874058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9" calcext:value-type="float">
            <text:p>207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4" calcext:value-type="float">
            <text:p>15874058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5" calcext:value-type="float">
            <text:p>15874058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6" calcext:value-type="float">
            <text:p>15874058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5" calcext:value-type="float">
            <text:p>207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7" calcext:value-type="float">
            <text:p>15874058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6" calcext:value-type="float">
            <text:p>207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8" calcext:value-type="float">
            <text:p>15874058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09" calcext:value-type="float">
            <text:p>15874058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0" calcext:value-type="float">
            <text:p>15874058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8" calcext:value-type="float">
            <text:p>207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1" calcext:value-type="float">
            <text:p>15874058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2" calcext:value-type="float">
            <text:p>15874058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6" calcext:value-type="float">
            <text:p>207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3" calcext:value-type="float">
            <text:p>15874058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8" calcext:value-type="float">
            <text:p>207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4" calcext:value-type="float">
            <text:p>15874058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5" calcext:value-type="float">
            <text:p>15874058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4" calcext:value-type="float">
            <text:p>207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6" calcext:value-type="float">
            <text:p>15874058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7" calcext:value-type="float">
            <text:p>15874058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8" calcext:value-type="float">
            <text:p>207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8" calcext:value-type="float">
            <text:p>15874058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19" calcext:value-type="float">
            <text:p>15874058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0" calcext:value-type="float">
            <text:p>15874058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1" calcext:value-type="float">
            <text:p>15874058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0" calcext:value-type="float">
            <text:p>208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2" calcext:value-type="float">
            <text:p>15874058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3" calcext:value-type="float">
            <text:p>15874058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1" calcext:value-type="float">
            <text:p>208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4" calcext:value-type="float">
            <text:p>15874058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1" calcext:value-type="float">
            <text:p>208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5" calcext:value-type="float">
            <text:p>15874058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6" calcext:value-type="float">
            <text:p>15874058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9" calcext:value-type="float">
            <text:p>208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7" calcext:value-type="float">
            <text:p>15874058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5" calcext:value-type="float">
            <text:p>208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8" calcext:value-type="float">
            <text:p>15874058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29" calcext:value-type="float">
            <text:p>15874058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0" calcext:value-type="float">
            <text:p>15874058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5" calcext:value-type="float">
            <text:p>208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1" calcext:value-type="float">
            <text:p>15874058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9" calcext:value-type="float">
            <text:p>208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2" calcext:value-type="float">
            <text:p>15874058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3" calcext:value-type="float">
            <text:p>15874058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5" calcext:value-type="float">
            <text:p>208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4" calcext:value-type="float">
            <text:p>15874058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0" calcext:value-type="float">
            <text:p>209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5" calcext:value-type="float">
            <text:p>15874058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6" calcext:value-type="float">
            <text:p>15874058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2" calcext:value-type="float">
            <text:p>209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7" calcext:value-type="float">
            <text:p>15874058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8" calcext:value-type="float">
            <text:p>15874058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9" calcext:value-type="float">
            <text:p>208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39" calcext:value-type="float">
            <text:p>15874058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0" calcext:value-type="float">
            <text:p>15874058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8" calcext:value-type="float">
            <text:p>208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1" calcext:value-type="float">
            <text:p>15874058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2" calcext:value-type="float">
            <text:p>209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2" calcext:value-type="float">
            <text:p>15874058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1" calcext:value-type="float">
            <text:p>209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3" calcext:value-type="float">
            <text:p>15874058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5" calcext:value-type="float">
            <text:p>208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4" calcext:value-type="float">
            <text:p>15874058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5" calcext:value-type="float">
            <text:p>15874058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2" calcext:value-type="float">
            <text:p>209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6" calcext:value-type="float">
            <text:p>15874058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0" calcext:value-type="float">
            <text:p>209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7" calcext:value-type="float">
            <text:p>15874058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2" calcext:value-type="float">
            <text:p>209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8" calcext:value-type="float">
            <text:p>15874058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2" calcext:value-type="float">
            <text:p>209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49" calcext:value-type="float">
            <text:p>15874058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0" calcext:value-type="float">
            <text:p>209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0" calcext:value-type="float">
            <text:p>15874058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5" calcext:value-type="float">
            <text:p>209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1" calcext:value-type="float">
            <text:p>15874058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5" calcext:value-type="float">
            <text:p>209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2" calcext:value-type="float">
            <text:p>15874058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3" calcext:value-type="float">
            <text:p>209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3" calcext:value-type="float">
            <text:p>15874058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5" calcext:value-type="float">
            <text:p>209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4" calcext:value-type="float">
            <text:p>15874058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5" calcext:value-type="float">
            <text:p>15874058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6" calcext:value-type="float">
            <text:p>15874058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5" calcext:value-type="float">
            <text:p>209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7" calcext:value-type="float">
            <text:p>15874058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8" calcext:value-type="float">
            <text:p>15874058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7" calcext:value-type="float">
            <text:p>209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59" calcext:value-type="float">
            <text:p>15874058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0" calcext:value-type="float">
            <text:p>15874058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1" calcext:value-type="float">
            <text:p>15874058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2" calcext:value-type="float">
            <text:p>15874058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3" calcext:value-type="float">
            <text:p>15874058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4" calcext:value-type="float">
            <text:p>15874058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5" calcext:value-type="float">
            <text:p>15874058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6" calcext:value-type="float">
            <text:p>15874058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7" calcext:value-type="float">
            <text:p>15874058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8" calcext:value-type="float">
            <text:p>15874058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7" calcext:value-type="float">
            <text:p>209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69" calcext:value-type="float">
            <text:p>15874058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0" calcext:value-type="float">
            <text:p>15874058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1" calcext:value-type="float">
            <text:p>210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1" calcext:value-type="float">
            <text:p>15874058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2" calcext:value-type="float">
            <text:p>15874058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3" calcext:value-type="float">
            <text:p>15874058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3" calcext:value-type="float">
            <text:p>210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4" calcext:value-type="float">
            <text:p>15874058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3" calcext:value-type="float">
            <text:p>210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5" calcext:value-type="float">
            <text:p>15874058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3" calcext:value-type="float">
            <text:p>210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6" calcext:value-type="float">
            <text:p>15874058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4" calcext:value-type="float">
            <text:p>210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7" calcext:value-type="float">
            <text:p>15874058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8" calcext:value-type="float">
            <text:p>15874058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1" calcext:value-type="float">
            <text:p>210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79" calcext:value-type="float">
            <text:p>15874058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0" calcext:value-type="float">
            <text:p>15874058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1" calcext:value-type="float">
            <text:p>15874058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2" calcext:value-type="float">
            <text:p>15874058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1" calcext:value-type="float">
            <text:p>210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3" calcext:value-type="float">
            <text:p>15874058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4" calcext:value-type="float">
            <text:p>15874058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5" calcext:value-type="float">
            <text:p>15874058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6" calcext:value-type="float">
            <text:p>15874058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7" calcext:value-type="float">
            <text:p>15874058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8" calcext:value-type="float">
            <text:p>15874058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4" calcext:value-type="float">
            <text:p>210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89" calcext:value-type="float">
            <text:p>15874058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0" calcext:value-type="float">
            <text:p>15874058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1" calcext:value-type="float">
            <text:p>15874058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3" calcext:value-type="float">
            <text:p>210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2" calcext:value-type="float">
            <text:p>15874058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4" calcext:value-type="float">
            <text:p>210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3" calcext:value-type="float">
            <text:p>15874058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4" calcext:value-type="float">
            <text:p>210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4" calcext:value-type="float">
            <text:p>15874058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4" calcext:value-type="float">
            <text:p>210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5" calcext:value-type="float">
            <text:p>15874058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4" calcext:value-type="float">
            <text:p>210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6" calcext:value-type="float">
            <text:p>15874058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7" calcext:value-type="float">
            <text:p>15874058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8" calcext:value-type="float">
            <text:p>15874058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899" calcext:value-type="float">
            <text:p>15874058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0" calcext:value-type="float">
            <text:p>15874059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6" calcext:value-type="float">
            <text:p>210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1" calcext:value-type="float">
            <text:p>15874059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2" calcext:value-type="float">
            <text:p>15874059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3" calcext:value-type="float">
            <text:p>15874059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4" calcext:value-type="float">
            <text:p>15874059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5" calcext:value-type="float">
            <text:p>15874059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6" calcext:value-type="float">
            <text:p>15874059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7" calcext:value-type="float">
            <text:p>15874059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8" calcext:value-type="float">
            <text:p>15874059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09" calcext:value-type="float">
            <text:p>15874059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0" calcext:value-type="float">
            <text:p>15874059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1" calcext:value-type="float">
            <text:p>15874059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2" calcext:value-type="float">
            <text:p>15874059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5" calcext:value-type="float">
            <text:p>210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3" calcext:value-type="float">
            <text:p>15874059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4" calcext:value-type="float">
            <text:p>21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4" calcext:value-type="float">
            <text:p>15874059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5" calcext:value-type="float">
            <text:p>15874059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4" calcext:value-type="float">
            <text:p>21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6" calcext:value-type="float">
            <text:p>15874059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7" calcext:value-type="float">
            <text:p>15874059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8" calcext:value-type="float">
            <text:p>15874059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19" calcext:value-type="float">
            <text:p>15874059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0" calcext:value-type="float">
            <text:p>15874059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1" calcext:value-type="float">
            <text:p>15874059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7" calcext:value-type="float">
            <text:p>211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2" calcext:value-type="float">
            <text:p>15874059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7" calcext:value-type="float">
            <text:p>211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3" calcext:value-type="float">
            <text:p>15874059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4" calcext:value-type="float">
            <text:p>15874059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7" calcext:value-type="float">
            <text:p>211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5" calcext:value-type="float">
            <text:p>15874059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7" calcext:value-type="float">
            <text:p>211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6" calcext:value-type="float">
            <text:p>15874059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7" calcext:value-type="float">
            <text:p>15874059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8" calcext:value-type="float">
            <text:p>15874059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29" calcext:value-type="float">
            <text:p>15874059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0" calcext:value-type="float">
            <text:p>15874059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4" calcext:value-type="float">
            <text:p>212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1" calcext:value-type="float">
            <text:p>15874059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9" calcext:value-type="float">
            <text:p>212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2" calcext:value-type="float">
            <text:p>15874059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3" calcext:value-type="float">
            <text:p>15874059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4" calcext:value-type="float">
            <text:p>15874059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4" calcext:value-type="float">
            <text:p>212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5" calcext:value-type="float">
            <text:p>15874059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6" calcext:value-type="float">
            <text:p>15874059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7" calcext:value-type="float">
            <text:p>15874059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4" calcext:value-type="float">
            <text:p>21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8" calcext:value-type="float">
            <text:p>15874059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39" calcext:value-type="float">
            <text:p>15874059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4" calcext:value-type="float">
            <text:p>212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0" calcext:value-type="float">
            <text:p>15874059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9" calcext:value-type="float">
            <text:p>211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1" calcext:value-type="float">
            <text:p>15874059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2" calcext:value-type="float">
            <text:p>15874059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3" calcext:value-type="float">
            <text:p>15874059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4" calcext:value-type="float">
            <text:p>15874059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5" calcext:value-type="float">
            <text:p>15874059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6" calcext:value-type="float">
            <text:p>15874059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7" calcext:value-type="float">
            <text:p>211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7" calcext:value-type="float">
            <text:p>15874059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7" calcext:value-type="float">
            <text:p>211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8" calcext:value-type="float">
            <text:p>15874059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49" calcext:value-type="float">
            <text:p>15874059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7" calcext:value-type="float">
            <text:p>211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0" calcext:value-type="float">
            <text:p>15874059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1" calcext:value-type="float">
            <text:p>15874059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4" calcext:value-type="float">
            <text:p>212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2" calcext:value-type="float">
            <text:p>15874059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3" calcext:value-type="float">
            <text:p>15874059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4" calcext:value-type="float">
            <text:p>15874059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5" calcext:value-type="float">
            <text:p>15874059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6" calcext:value-type="float">
            <text:p>15874059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7" calcext:value-type="float">
            <text:p>15874059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8" calcext:value-type="float">
            <text:p>15874059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59" calcext:value-type="float">
            <text:p>15874059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0" calcext:value-type="float">
            <text:p>15874059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1" calcext:value-type="float">
            <text:p>15874059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2" calcext:value-type="float">
            <text:p>15874059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3" calcext:value-type="float">
            <text:p>15874059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4" calcext:value-type="float">
            <text:p>15874059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4" calcext:value-type="float">
            <text:p>21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5" calcext:value-type="float">
            <text:p>15874059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6" calcext:value-type="float">
            <text:p>15874059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7" calcext:value-type="float">
            <text:p>15874059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9" calcext:value-type="float">
            <text:p>211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8" calcext:value-type="float">
            <text:p>15874059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69" calcext:value-type="float">
            <text:p>15874059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0" calcext:value-type="float">
            <text:p>15874059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9" calcext:value-type="float">
            <text:p>211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1" calcext:value-type="float">
            <text:p>15874059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6" calcext:value-type="float">
            <text:p>21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2" calcext:value-type="float">
            <text:p>15874059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3" calcext:value-type="float">
            <text:p>15874059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4" calcext:value-type="float">
            <text:p>15874059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19" calcext:value-type="float">
            <text:p>211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5" calcext:value-type="float">
            <text:p>15874059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7" calcext:value-type="float">
            <text:p>212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6" calcext:value-type="float">
            <text:p>15874059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6" calcext:value-type="float">
            <text:p>21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7" calcext:value-type="float">
            <text:p>15874059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5" calcext:value-type="float">
            <text:p>212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8" calcext:value-type="float">
            <text:p>15874059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5" calcext:value-type="float">
            <text:p>212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79" calcext:value-type="float">
            <text:p>15874059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80" calcext:value-type="float">
            <text:p>15874059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8" calcext:value-type="float">
            <text:p>212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82" calcext:value-type="float">
            <text:p>15874059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83" calcext:value-type="float">
            <text:p>15874059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83" calcext:value-type="float">
            <text:p>15874059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6" calcext:value-type="float">
            <text:p>21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85" calcext:value-type="float">
            <text:p>15874059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86" calcext:value-type="float">
            <text:p>15874059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87" calcext:value-type="float">
            <text:p>15874059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88" calcext:value-type="float">
            <text:p>15874059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29" calcext:value-type="float">
            <text:p>212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89" calcext:value-type="float">
            <text:p>15874059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3" calcext:value-type="float">
            <text:p>213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0" calcext:value-type="float">
            <text:p>15874059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4" calcext:value-type="float">
            <text:p>213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1" calcext:value-type="float">
            <text:p>15874059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4" calcext:value-type="float">
            <text:p>213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2" calcext:value-type="float">
            <text:p>15874059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3" calcext:value-type="float">
            <text:p>15874059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4" calcext:value-type="float">
            <text:p>15874059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8" calcext:value-type="float">
            <text:p>213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5" calcext:value-type="float">
            <text:p>15874059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6" calcext:value-type="float">
            <text:p>15874059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3" calcext:value-type="float">
            <text:p>213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7" calcext:value-type="float">
            <text:p>15874059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8" calcext:value-type="float">
            <text:p>15874059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5999" calcext:value-type="float">
            <text:p>15874059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0" calcext:value-type="float">
            <text:p>15874060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1" calcext:value-type="float">
            <text:p>15874060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2" calcext:value-type="float">
            <text:p>15874060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3" calcext:value-type="float">
            <text:p>15874060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4" calcext:value-type="float">
            <text:p>213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4" calcext:value-type="float">
            <text:p>15874060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5" calcext:value-type="float">
            <text:p>15874060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6" calcext:value-type="float">
            <text:p>15874060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4" calcext:value-type="float">
            <text:p>213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7" calcext:value-type="float">
            <text:p>15874060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8" calcext:value-type="float">
            <text:p>15874060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09" calcext:value-type="float">
            <text:p>15874060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0" calcext:value-type="float">
            <text:p>15874060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1" calcext:value-type="float">
            <text:p>15874060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2" calcext:value-type="float">
            <text:p>15874060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4" calcext:value-type="float">
            <text:p>213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3" calcext:value-type="float">
            <text:p>15874060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4" calcext:value-type="float">
            <text:p>15874060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5" calcext:value-type="float">
            <text:p>15874060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6" calcext:value-type="float">
            <text:p>15874060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7" calcext:value-type="float">
            <text:p>15874060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8" calcext:value-type="float">
            <text:p>15874060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19" calcext:value-type="float">
            <text:p>15874060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0" calcext:value-type="float">
            <text:p>15874060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1" calcext:value-type="float">
            <text:p>15874060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2" calcext:value-type="float">
            <text:p>15874060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3" calcext:value-type="float">
            <text:p>15874060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8" calcext:value-type="float">
            <text:p>213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4" calcext:value-type="float">
            <text:p>15874060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5" calcext:value-type="float">
            <text:p>15874060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6" calcext:value-type="float">
            <text:p>15874060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7" calcext:value-type="float">
            <text:p>15874060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8" calcext:value-type="float">
            <text:p>15874060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29" calcext:value-type="float">
            <text:p>15874060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0" calcext:value-type="float">
            <text:p>15874060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1" calcext:value-type="float">
            <text:p>15874060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2" calcext:value-type="float">
            <text:p>15874060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3" calcext:value-type="float">
            <text:p>15874060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4" calcext:value-type="float">
            <text:p>15874060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5" calcext:value-type="float">
            <text:p>15874060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6" calcext:value-type="float">
            <text:p>15874060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7" calcext:value-type="float">
            <text:p>15874060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8" calcext:value-type="float">
            <text:p>15874060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39" calcext:value-type="float">
            <text:p>15874060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0" calcext:value-type="float">
            <text:p>15874060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1" calcext:value-type="float">
            <text:p>15874060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2" calcext:value-type="float">
            <text:p>15874060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3" calcext:value-type="float">
            <text:p>15874060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4" calcext:value-type="float">
            <text:p>15874060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5" calcext:value-type="float">
            <text:p>15874060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6" calcext:value-type="float">
            <text:p>15874060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7" calcext:value-type="float">
            <text:p>15874060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8" calcext:value-type="float">
            <text:p>15874060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49" calcext:value-type="float">
            <text:p>15874060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0" calcext:value-type="float">
            <text:p>15874060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1" calcext:value-type="float">
            <text:p>15874060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2" calcext:value-type="float">
            <text:p>15874060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3" calcext:value-type="float">
            <text:p>15874060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4" calcext:value-type="float">
            <text:p>15874060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5" calcext:value-type="float">
            <text:p>15874060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6" calcext:value-type="float">
            <text:p>15874060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7" calcext:value-type="float">
            <text:p>15874060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8" calcext:value-type="float">
            <text:p>15874060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59" calcext:value-type="float">
            <text:p>15874060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0" calcext:value-type="float">
            <text:p>15874060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1" calcext:value-type="float">
            <text:p>15874060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2" calcext:value-type="float">
            <text:p>15874060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3" calcext:value-type="float">
            <text:p>15874060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4" calcext:value-type="float">
            <text:p>15874060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5" calcext:value-type="float">
            <text:p>15874060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6" calcext:value-type="float">
            <text:p>15874060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7" calcext:value-type="float">
            <text:p>15874060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8" calcext:value-type="float">
            <text:p>15874060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69" calcext:value-type="float">
            <text:p>15874060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0" calcext:value-type="float">
            <text:p>15874060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1" calcext:value-type="float">
            <text:p>15874060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2" calcext:value-type="float">
            <text:p>15874060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3" calcext:value-type="float">
            <text:p>15874060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4" calcext:value-type="float">
            <text:p>15874060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5" calcext:value-type="float">
            <text:p>15874060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6" calcext:value-type="float">
            <text:p>15874060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7" calcext:value-type="float">
            <text:p>15874060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8" calcext:value-type="float">
            <text:p>15874060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79" calcext:value-type="float">
            <text:p>15874060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0" calcext:value-type="float">
            <text:p>15874060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1" calcext:value-type="float">
            <text:p>15874060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2" calcext:value-type="float">
            <text:p>15874060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2" calcext:value-type="float">
            <text:p>216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3" calcext:value-type="float">
            <text:p>15874060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4" calcext:value-type="float">
            <text:p>15874060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5" calcext:value-type="float">
            <text:p>15874060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2" calcext:value-type="float">
            <text:p>215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6" calcext:value-type="float">
            <text:p>15874060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2" calcext:value-type="float">
            <text:p>215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7" calcext:value-type="float">
            <text:p>15874060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2" calcext:value-type="float">
            <text:p>215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8" calcext:value-type="float">
            <text:p>15874060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89" calcext:value-type="float">
            <text:p>15874060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0" calcext:value-type="float">
            <text:p>15874060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1" calcext:value-type="float">
            <text:p>15874060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2" calcext:value-type="float">
            <text:p>15874060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3" calcext:value-type="float">
            <text:p>15874060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4" calcext:value-type="float">
            <text:p>15874060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5" calcext:value-type="float">
            <text:p>15874060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6" calcext:value-type="float">
            <text:p>15874060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7" calcext:value-type="float">
            <text:p>15874060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8" calcext:value-type="float">
            <text:p>15874060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099" calcext:value-type="float">
            <text:p>15874060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0" calcext:value-type="float">
            <text:p>15874061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1" calcext:value-type="float">
            <text:p>15874061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2" calcext:value-type="float">
            <text:p>15874061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3" calcext:value-type="float">
            <text:p>15874061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4" calcext:value-type="float">
            <text:p>15874061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5" calcext:value-type="float">
            <text:p>15874061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6" calcext:value-type="float">
            <text:p>15874061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7" calcext:value-type="float">
            <text:p>15874061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8" calcext:value-type="float">
            <text:p>15874061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09" calcext:value-type="float">
            <text:p>15874061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5" calcext:value-type="float">
            <text:p>215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0" calcext:value-type="float">
            <text:p>15874061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1" calcext:value-type="float">
            <text:p>15874061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2" calcext:value-type="float">
            <text:p>15874061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3" calcext:value-type="float">
            <text:p>15874061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4" calcext:value-type="float">
            <text:p>15874061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5" calcext:value-type="float">
            <text:p>15874061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6" calcext:value-type="float">
            <text:p>15874061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5" calcext:value-type="float">
            <text:p>215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7" calcext:value-type="float">
            <text:p>15874061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8" calcext:value-type="float">
            <text:p>15874061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19" calcext:value-type="float">
            <text:p>15874061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0" calcext:value-type="float">
            <text:p>15874061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1" calcext:value-type="float">
            <text:p>15874061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2" calcext:value-type="float">
            <text:p>15874061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3" calcext:value-type="float">
            <text:p>15874061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4" calcext:value-type="float">
            <text:p>15874061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2" calcext:value-type="float">
            <text:p>216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5" calcext:value-type="float">
            <text:p>15874061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6" calcext:value-type="float">
            <text:p>15874061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7" calcext:value-type="float">
            <text:p>15874061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8" calcext:value-type="float">
            <text:p>15874061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29" calcext:value-type="float">
            <text:p>15874061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2" calcext:value-type="float">
            <text:p>216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0" calcext:value-type="float">
            <text:p>15874061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1" calcext:value-type="float">
            <text:p>15874061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2" calcext:value-type="float">
            <text:p>15874061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3" calcext:value-type="float">
            <text:p>15874061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4" calcext:value-type="float">
            <text:p>15874061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5" calcext:value-type="float">
            <text:p>15874061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6" calcext:value-type="float">
            <text:p>15874061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7" calcext:value-type="float">
            <text:p>15874061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8" calcext:value-type="float">
            <text:p>15874061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39" calcext:value-type="float">
            <text:p>15874061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0" calcext:value-type="float">
            <text:p>15874061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1" calcext:value-type="float">
            <text:p>15874061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2" calcext:value-type="float">
            <text:p>15874061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3" calcext:value-type="float">
            <text:p>15874061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4" calcext:value-type="float">
            <text:p>15874061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5" calcext:value-type="float">
            <text:p>15874061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6" calcext:value-type="float">
            <text:p>15874061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7" calcext:value-type="float">
            <text:p>15874061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8" calcext:value-type="float">
            <text:p>15874061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49" calcext:value-type="float">
            <text:p>15874061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0" calcext:value-type="float">
            <text:p>15874061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1" calcext:value-type="float">
            <text:p>15874061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2" calcext:value-type="float">
            <text:p>15874061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3" calcext:value-type="float">
            <text:p>15874061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4" calcext:value-type="float">
            <text:p>15874061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5" calcext:value-type="float">
            <text:p>15874061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6" calcext:value-type="float">
            <text:p>15874061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7" calcext:value-type="float">
            <text:p>15874061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8" calcext:value-type="float">
            <text:p>15874061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59" calcext:value-type="float">
            <text:p>15874061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0" calcext:value-type="float">
            <text:p>15874061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1" calcext:value-type="float">
            <text:p>15874061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2" calcext:value-type="float">
            <text:p>15874061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3" calcext:value-type="float">
            <text:p>15874061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4" calcext:value-type="float">
            <text:p>15874061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5" calcext:value-type="float">
            <text:p>15874061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6" calcext:value-type="float">
            <text:p>15874061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7" calcext:value-type="float">
            <text:p>15874061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8" calcext:value-type="float">
            <text:p>15874061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69" calcext:value-type="float">
            <text:p>15874061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0" calcext:value-type="float">
            <text:p>15874061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1" calcext:value-type="float">
            <text:p>15874061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2" calcext:value-type="float">
            <text:p>15874061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3" calcext:value-type="float">
            <text:p>15874061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9" calcext:value-type="float">
            <text:p>217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4" calcext:value-type="float">
            <text:p>15874061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5" calcext:value-type="float">
            <text:p>15874061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6" calcext:value-type="float">
            <text:p>15874061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7" calcext:value-type="float">
            <text:p>15874061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8" calcext:value-type="float">
            <text:p>15874061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79" calcext:value-type="float">
            <text:p>15874061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0" calcext:value-type="float">
            <text:p>15874061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1" calcext:value-type="float">
            <text:p>15874061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2" calcext:value-type="float">
            <text:p>15874061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3" calcext:value-type="float">
            <text:p>15874061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4" calcext:value-type="float">
            <text:p>15874061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5" calcext:value-type="float">
            <text:p>15874061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6" calcext:value-type="float">
            <text:p>15874061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7" calcext:value-type="float">
            <text:p>15874061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8" calcext:value-type="float">
            <text:p>15874061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89" calcext:value-type="float">
            <text:p>15874061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0" calcext:value-type="float">
            <text:p>15874061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1" calcext:value-type="float">
            <text:p>15874061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2" calcext:value-type="float">
            <text:p>15874061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3" calcext:value-type="float">
            <text:p>15874061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4" calcext:value-type="float">
            <text:p>15874061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5" calcext:value-type="float">
            <text:p>15874061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6" calcext:value-type="float">
            <text:p>15874061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7" calcext:value-type="float">
            <text:p>15874061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8" calcext:value-type="float">
            <text:p>15874061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199" calcext:value-type="float">
            <text:p>15874061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0" calcext:value-type="float">
            <text:p>15874062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1" calcext:value-type="float">
            <text:p>15874062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2" calcext:value-type="float">
            <text:p>15874062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3" calcext:value-type="float">
            <text:p>15874062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4" calcext:value-type="float">
            <text:p>15874062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5" calcext:value-type="float">
            <text:p>15874062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6" calcext:value-type="float">
            <text:p>15874062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7" calcext:value-type="float">
            <text:p>15874062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8" calcext:value-type="float">
            <text:p>15874062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09" calcext:value-type="float">
            <text:p>15874062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0" calcext:value-type="float">
            <text:p>15874062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1" calcext:value-type="float">
            <text:p>15874062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2" calcext:value-type="float">
            <text:p>15874062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3" calcext:value-type="float">
            <text:p>15874062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4" calcext:value-type="float">
            <text:p>15874062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5" calcext:value-type="float">
            <text:p>15874062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6" calcext:value-type="float">
            <text:p>15874062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7" calcext:value-type="float">
            <text:p>15874062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8" calcext:value-type="float">
            <text:p>15874062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19" calcext:value-type="float">
            <text:p>15874062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0" calcext:value-type="float">
            <text:p>15874062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1" calcext:value-type="float">
            <text:p>15874062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2" calcext:value-type="float">
            <text:p>15874062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3" calcext:value-type="float">
            <text:p>15874062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4" calcext:value-type="float">
            <text:p>15874062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5" calcext:value-type="float">
            <text:p>15874062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6" calcext:value-type="float">
            <text:p>15874062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7" calcext:value-type="float">
            <text:p>15874062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8" calcext:value-type="float">
            <text:p>15874062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29" calcext:value-type="float">
            <text:p>15874062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30" calcext:value-type="float">
            <text:p>15874062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32" calcext:value-type="float">
            <text:p>15874062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33" calcext:value-type="float">
            <text:p>15874062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33" calcext:value-type="float">
            <text:p>15874062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35" calcext:value-type="float">
            <text:p>15874062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36" calcext:value-type="float">
            <text:p>15874062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37" calcext:value-type="float">
            <text:p>15874062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38" calcext:value-type="float">
            <text:p>15874062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39" calcext:value-type="float">
            <text:p>15874062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0" calcext:value-type="float">
            <text:p>15874062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1" calcext:value-type="float">
            <text:p>15874062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2" calcext:value-type="float">
            <text:p>15874062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3" calcext:value-type="float">
            <text:p>15874062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4" calcext:value-type="float">
            <text:p>15874062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5" calcext:value-type="float">
            <text:p>15874062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6" calcext:value-type="float">
            <text:p>15874062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7" calcext:value-type="float">
            <text:p>15874062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8" calcext:value-type="float">
            <text:p>15874062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49" calcext:value-type="float">
            <text:p>15874062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0" calcext:value-type="float">
            <text:p>15874062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1" calcext:value-type="float">
            <text:p>15874062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2" calcext:value-type="float">
            <text:p>15874062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3" calcext:value-type="float">
            <text:p>15874062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4" calcext:value-type="float">
            <text:p>15874062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5" calcext:value-type="float">
            <text:p>15874062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2" calcext:value-type="float">
            <text:p>216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6" calcext:value-type="float">
            <text:p>15874062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7" calcext:value-type="float">
            <text:p>15874062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8" calcext:value-type="float">
            <text:p>15874062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59" calcext:value-type="float">
            <text:p>15874062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0" calcext:value-type="float">
            <text:p>15874062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1" calcext:value-type="float">
            <text:p>15874062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2" calcext:value-type="float">
            <text:p>15874062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3" calcext:value-type="float">
            <text:p>15874062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4" calcext:value-type="float">
            <text:p>15874062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5" calcext:value-type="float">
            <text:p>15874062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6" calcext:value-type="float">
            <text:p>15874062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7" calcext:value-type="float">
            <text:p>15874062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8" calcext:value-type="float">
            <text:p>15874062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69" calcext:value-type="float">
            <text:p>15874062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0" calcext:value-type="float">
            <text:p>15874062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1" calcext:value-type="float">
            <text:p>15874062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2" calcext:value-type="float">
            <text:p>15874062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3" calcext:value-type="float">
            <text:p>15874062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4" calcext:value-type="float">
            <text:p>15874062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5" calcext:value-type="float">
            <text:p>15874062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6" calcext:value-type="float">
            <text:p>15874062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7" calcext:value-type="float">
            <text:p>15874062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8" calcext:value-type="float">
            <text:p>15874062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79" calcext:value-type="float">
            <text:p>15874062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0" calcext:value-type="float">
            <text:p>15874062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1" calcext:value-type="float">
            <text:p>15874062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2" calcext:value-type="float">
            <text:p>15874062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3" calcext:value-type="float">
            <text:p>15874062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4" calcext:value-type="float">
            <text:p>15874062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5" calcext:value-type="float">
            <text:p>15874062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6" calcext:value-type="float">
            <text:p>15874062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7" calcext:value-type="float">
            <text:p>15874062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2" calcext:value-type="float">
            <text:p>215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8" calcext:value-type="float">
            <text:p>15874062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89" calcext:value-type="float">
            <text:p>15874062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0" calcext:value-type="float">
            <text:p>15874062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2" calcext:value-type="float">
            <text:p>215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1" calcext:value-type="float">
            <text:p>15874062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2" calcext:value-type="float">
            <text:p>15874062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3" calcext:value-type="float">
            <text:p>15874062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4" calcext:value-type="float">
            <text:p>15874062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5" calcext:value-type="float">
            <text:p>15874062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6" calcext:value-type="float">
            <text:p>15874062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7" calcext:value-type="float">
            <text:p>15874062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8" calcext:value-type="float">
            <text:p>15874062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299" calcext:value-type="float">
            <text:p>15874062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5" calcext:value-type="float">
            <text:p>215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0" calcext:value-type="float">
            <text:p>15874063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1" calcext:value-type="float">
            <text:p>15874063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2" calcext:value-type="float">
            <text:p>15874063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3" calcext:value-type="float">
            <text:p>15874063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4" calcext:value-type="float">
            <text:p>15874063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5" calcext:value-type="float">
            <text:p>15874063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6" calcext:value-type="float">
            <text:p>15874063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7" calcext:value-type="float">
            <text:p>15874063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8" calcext:value-type="float">
            <text:p>15874063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09" calcext:value-type="float">
            <text:p>15874063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0" calcext:value-type="float">
            <text:p>15874063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1" calcext:value-type="float">
            <text:p>15874063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2" calcext:value-type="float">
            <text:p>15874063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3" calcext:value-type="float">
            <text:p>15874063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4" calcext:value-type="float">
            <text:p>15874063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5" calcext:value-type="float">
            <text:p>15874063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6" calcext:value-type="float">
            <text:p>15874063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7" calcext:value-type="float">
            <text:p>15874063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8" calcext:value-type="float">
            <text:p>15874063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19" calcext:value-type="float">
            <text:p>15874063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0" calcext:value-type="float">
            <text:p>15874063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1" calcext:value-type="float">
            <text:p>15874063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2" calcext:value-type="float">
            <text:p>15874063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3" calcext:value-type="float">
            <text:p>15874063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4" calcext:value-type="float">
            <text:p>15874063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5" calcext:value-type="float">
            <text:p>15874063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6" calcext:value-type="float">
            <text:p>15874063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7" calcext:value-type="float">
            <text:p>15874063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8" calcext:value-type="float">
            <text:p>15874063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29" calcext:value-type="float">
            <text:p>15874063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0" calcext:value-type="float">
            <text:p>15874063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1" calcext:value-type="float">
            <text:p>15874063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2" calcext:value-type="float">
            <text:p>15874063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3" calcext:value-type="float">
            <text:p>15874063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4" calcext:value-type="float">
            <text:p>15874063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5" calcext:value-type="float">
            <text:p>15874063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6" calcext:value-type="float">
            <text:p>15874063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7" calcext:value-type="float">
            <text:p>15874063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8" calcext:value-type="float">
            <text:p>15874063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39" calcext:value-type="float">
            <text:p>15874063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0" calcext:value-type="float">
            <text:p>15874063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1" calcext:value-type="float">
            <text:p>15874063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2" calcext:value-type="float">
            <text:p>216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2" calcext:value-type="float">
            <text:p>15874063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3" calcext:value-type="float">
            <text:p>15874063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4" calcext:value-type="float">
            <text:p>15874063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5" calcext:value-type="float">
            <text:p>15874063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6" calcext:value-type="float">
            <text:p>15874063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7" calcext:value-type="float">
            <text:p>15874063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8" calcext:value-type="float">
            <text:p>15874063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49" calcext:value-type="float">
            <text:p>15874063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0" calcext:value-type="float">
            <text:p>15874063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1" calcext:value-type="float">
            <text:p>15874063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2" calcext:value-type="float">
            <text:p>15874063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3" calcext:value-type="float">
            <text:p>15874063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4" calcext:value-type="float">
            <text:p>15874063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5" calcext:value-type="float">
            <text:p>15874063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6" calcext:value-type="float">
            <text:p>15874063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7" calcext:value-type="float">
            <text:p>15874063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8" calcext:value-type="float">
            <text:p>15874063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59" calcext:value-type="float">
            <text:p>15874063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0" calcext:value-type="float">
            <text:p>15874063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1" calcext:value-type="float">
            <text:p>15874063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2" calcext:value-type="float">
            <text:p>15874063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3" calcext:value-type="float">
            <text:p>15874063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4" calcext:value-type="float">
            <text:p>15874063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5" calcext:value-type="float">
            <text:p>15874063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6" calcext:value-type="float">
            <text:p>15874063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7" calcext:value-type="float">
            <text:p>15874063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8" calcext:value-type="float">
            <text:p>15874063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69" calcext:value-type="float">
            <text:p>15874063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0" calcext:value-type="float">
            <text:p>15874063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1" calcext:value-type="float">
            <text:p>15874063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2" calcext:value-type="float">
            <text:p>15874063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3" calcext:value-type="float">
            <text:p>15874063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4" calcext:value-type="float">
            <text:p>15874063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5" calcext:value-type="float">
            <text:p>15874063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6" calcext:value-type="float">
            <text:p>15874063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7" calcext:value-type="float">
            <text:p>15874063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8" calcext:value-type="float">
            <text:p>15874063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79" calcext:value-type="float">
            <text:p>15874063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0" calcext:value-type="float">
            <text:p>15874063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1" calcext:value-type="float">
            <text:p>15874063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2" calcext:value-type="float">
            <text:p>15874063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3" calcext:value-type="float">
            <text:p>15874063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4" calcext:value-type="float">
            <text:p>15874063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5" calcext:value-type="float">
            <text:p>15874063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6" calcext:value-type="float">
            <text:p>15874063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7" calcext:value-type="float">
            <text:p>15874063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8" calcext:value-type="float">
            <text:p>15874063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89" calcext:value-type="float">
            <text:p>15874063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0" calcext:value-type="float">
            <text:p>15874063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1" calcext:value-type="float">
            <text:p>15874063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2" calcext:value-type="float">
            <text:p>15874063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3" calcext:value-type="float">
            <text:p>15874063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4" calcext:value-type="float">
            <text:p>15874063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5" calcext:value-type="float">
            <text:p>15874063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6" calcext:value-type="float">
            <text:p>15874063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7" calcext:value-type="float">
            <text:p>15874063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8" calcext:value-type="float">
            <text:p>15874063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399" calcext:value-type="float">
            <text:p>15874063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0" calcext:value-type="float">
            <text:p>15874064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1" calcext:value-type="float">
            <text:p>15874064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2" calcext:value-type="float">
            <text:p>15874064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3" calcext:value-type="float">
            <text:p>15874064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4" calcext:value-type="float">
            <text:p>15874064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5" calcext:value-type="float">
            <text:p>15874064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6" calcext:value-type="float">
            <text:p>15874064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7" calcext:value-type="float">
            <text:p>15874064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8" calcext:value-type="float">
            <text:p>15874064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09" calcext:value-type="float">
            <text:p>15874064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0" calcext:value-type="float">
            <text:p>15874064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1" calcext:value-type="float">
            <text:p>15874064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2" calcext:value-type="float">
            <text:p>15874064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3" calcext:value-type="float">
            <text:p>15874064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4" calcext:value-type="float">
            <text:p>15874064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5" calcext:value-type="float">
            <text:p>15874064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6" calcext:value-type="float">
            <text:p>15874064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7" calcext:value-type="float">
            <text:p>15874064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8" calcext:value-type="float">
            <text:p>15874064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19" calcext:value-type="float">
            <text:p>15874064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0" calcext:value-type="float">
            <text:p>15874064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1" calcext:value-type="float">
            <text:p>15874064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2" calcext:value-type="float">
            <text:p>15874064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3" calcext:value-type="float">
            <text:p>15874064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4" calcext:value-type="float">
            <text:p>15874064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5" calcext:value-type="float">
            <text:p>15874064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6" calcext:value-type="float">
            <text:p>15874064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7" calcext:value-type="float">
            <text:p>15874064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8" calcext:value-type="float">
            <text:p>15874064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29" calcext:value-type="float">
            <text:p>15874064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0" calcext:value-type="float">
            <text:p>15874064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1" calcext:value-type="float">
            <text:p>15874064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2" calcext:value-type="float">
            <text:p>15874064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3" calcext:value-type="float">
            <text:p>15874064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4" calcext:value-type="float">
            <text:p>15874064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5" calcext:value-type="float">
            <text:p>15874064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6" calcext:value-type="float">
            <text:p>15874064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7" calcext:value-type="float">
            <text:p>15874064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8" calcext:value-type="float">
            <text:p>15874064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39" calcext:value-type="float">
            <text:p>15874064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0" calcext:value-type="float">
            <text:p>15874064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1" calcext:value-type="float">
            <text:p>15874064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2" calcext:value-type="float">
            <text:p>15874064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3" calcext:value-type="float">
            <text:p>15874064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4" calcext:value-type="float">
            <text:p>15874064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5" calcext:value-type="float">
            <text:p>15874064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6" calcext:value-type="float">
            <text:p>15874064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7" calcext:value-type="float">
            <text:p>15874064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8" calcext:value-type="float">
            <text:p>15874064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49" calcext:value-type="float">
            <text:p>15874064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0" calcext:value-type="float">
            <text:p>15874064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1" calcext:value-type="float">
            <text:p>15874064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2" calcext:value-type="float">
            <text:p>15874064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3" calcext:value-type="float">
            <text:p>15874064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4" calcext:value-type="float">
            <text:p>15874064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5" calcext:value-type="float">
            <text:p>15874064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6" calcext:value-type="float">
            <text:p>15874064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7" calcext:value-type="float">
            <text:p>15874064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8" calcext:value-type="float">
            <text:p>15874064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59" calcext:value-type="float">
            <text:p>15874064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0" calcext:value-type="float">
            <text:p>15874064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1" calcext:value-type="float">
            <text:p>15874064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2" calcext:value-type="float">
            <text:p>15874064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3" calcext:value-type="float">
            <text:p>15874064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4" calcext:value-type="float">
            <text:p>15874064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5" calcext:value-type="float">
            <text:p>15874064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6" calcext:value-type="float">
            <text:p>15874064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7" calcext:value-type="float">
            <text:p>15874064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8" calcext:value-type="float">
            <text:p>15874064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69" calcext:value-type="float">
            <text:p>15874064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71" calcext:value-type="float">
            <text:p>15874064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72" calcext:value-type="float">
            <text:p>15874064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73" calcext:value-type="float">
            <text:p>15874064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74" calcext:value-type="float">
            <text:p>15874064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75" calcext:value-type="float">
            <text:p>15874064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76" calcext:value-type="float">
            <text:p>15874064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77" calcext:value-type="float">
            <text:p>15874064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78" calcext:value-type="float">
            <text:p>15874064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79" calcext:value-type="float">
            <text:p>15874064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0" calcext:value-type="float">
            <text:p>15874064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1" calcext:value-type="float">
            <text:p>15874064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2" calcext:value-type="float">
            <text:p>15874064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3" calcext:value-type="float">
            <text:p>15874064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4" calcext:value-type="float">
            <text:p>15874064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5" calcext:value-type="float">
            <text:p>15874064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6" calcext:value-type="float">
            <text:p>15874064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7" calcext:value-type="float">
            <text:p>15874064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8" calcext:value-type="float">
            <text:p>15874064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89" calcext:value-type="float">
            <text:p>15874064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0" calcext:value-type="float">
            <text:p>15874064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1" calcext:value-type="float">
            <text:p>15874064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2" calcext:value-type="float">
            <text:p>15874064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3" calcext:value-type="float">
            <text:p>15874064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4" calcext:value-type="float">
            <text:p>15874064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5" calcext:value-type="float">
            <text:p>15874064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6" calcext:value-type="float">
            <text:p>15874064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7" calcext:value-type="float">
            <text:p>15874064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8" calcext:value-type="float">
            <text:p>15874064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499" calcext:value-type="float">
            <text:p>15874064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0" calcext:value-type="float">
            <text:p>15874065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1" calcext:value-type="float">
            <text:p>15874065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2" calcext:value-type="float">
            <text:p>15874065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3" calcext:value-type="float">
            <text:p>15874065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4" calcext:value-type="float">
            <text:p>15874065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5" calcext:value-type="float">
            <text:p>15874065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6" calcext:value-type="float">
            <text:p>15874065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7" calcext:value-type="float">
            <text:p>15874065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8" calcext:value-type="float">
            <text:p>15874065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09" calcext:value-type="float">
            <text:p>15874065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0" calcext:value-type="float">
            <text:p>15874065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1" calcext:value-type="float">
            <text:p>15874065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2" calcext:value-type="float">
            <text:p>15874065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3" calcext:value-type="float">
            <text:p>15874065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4" calcext:value-type="float">
            <text:p>15874065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5" calcext:value-type="float">
            <text:p>15874065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6" calcext:value-type="float">
            <text:p>15874065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7" calcext:value-type="float">
            <text:p>15874065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8" calcext:value-type="float">
            <text:p>15874065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19" calcext:value-type="float">
            <text:p>15874065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0" calcext:value-type="float">
            <text:p>15874065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1" calcext:value-type="float">
            <text:p>15874065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2" calcext:value-type="float">
            <text:p>15874065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3" calcext:value-type="float">
            <text:p>15874065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4" calcext:value-type="float">
            <text:p>15874065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5" calcext:value-type="float">
            <text:p>15874065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6" calcext:value-type="float">
            <text:p>15874065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7" calcext:value-type="float">
            <text:p>15874065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8" calcext:value-type="float">
            <text:p>15874065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29" calcext:value-type="float">
            <text:p>15874065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0" calcext:value-type="float">
            <text:p>15874065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1" calcext:value-type="float">
            <text:p>15874065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2" calcext:value-type="float">
            <text:p>15874065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3" calcext:value-type="float">
            <text:p>15874065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4" calcext:value-type="float">
            <text:p>15874065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5" calcext:value-type="float">
            <text:p>15874065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6" calcext:value-type="float">
            <text:p>15874065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7" calcext:value-type="float">
            <text:p>15874065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8" calcext:value-type="float">
            <text:p>15874065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39" calcext:value-type="float">
            <text:p>15874065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0" calcext:value-type="float">
            <text:p>15874065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1" calcext:value-type="float">
            <text:p>15874065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2" calcext:value-type="float">
            <text:p>15874065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3" calcext:value-type="float">
            <text:p>15874065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4" calcext:value-type="float">
            <text:p>15874065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5" calcext:value-type="float">
            <text:p>15874065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6" calcext:value-type="float">
            <text:p>15874065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7" calcext:value-type="float">
            <text:p>15874065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8" calcext:value-type="float">
            <text:p>15874065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49" calcext:value-type="float">
            <text:p>15874065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0" calcext:value-type="float">
            <text:p>15874065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1" calcext:value-type="float">
            <text:p>15874065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2" calcext:value-type="float">
            <text:p>15874065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3" calcext:value-type="float">
            <text:p>15874065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4" calcext:value-type="float">
            <text:p>15874065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5" calcext:value-type="float">
            <text:p>15874065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6" calcext:value-type="float">
            <text:p>15874065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7" calcext:value-type="float">
            <text:p>15874065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8" calcext:value-type="float">
            <text:p>15874065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59" calcext:value-type="float">
            <text:p>15874065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0" calcext:value-type="float">
            <text:p>15874065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1" calcext:value-type="float">
            <text:p>15874065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2" calcext:value-type="float">
            <text:p>15874065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3" calcext:value-type="float">
            <text:p>15874065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4" calcext:value-type="float">
            <text:p>15874065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5" calcext:value-type="float">
            <text:p>15874065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6" calcext:value-type="float">
            <text:p>15874065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7" calcext:value-type="float">
            <text:p>15874065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8" calcext:value-type="float">
            <text:p>15874065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69" calcext:value-type="float">
            <text:p>15874065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0" calcext:value-type="float">
            <text:p>15874065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1" calcext:value-type="float">
            <text:p>15874065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2" calcext:value-type="float">
            <text:p>15874065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3" calcext:value-type="float">
            <text:p>15874065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4" calcext:value-type="float">
            <text:p>15874065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5" calcext:value-type="float">
            <text:p>15874065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6" calcext:value-type="float">
            <text:p>15874065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7" calcext:value-type="float">
            <text:p>15874065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8" calcext:value-type="float">
            <text:p>15874065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79" calcext:value-type="float">
            <text:p>15874065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0" calcext:value-type="float">
            <text:p>15874065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1" calcext:value-type="float">
            <text:p>15874065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2" calcext:value-type="float">
            <text:p>15874065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3" calcext:value-type="float">
            <text:p>15874065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4" calcext:value-type="float">
            <text:p>15874065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5" calcext:value-type="float">
            <text:p>15874065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6" calcext:value-type="float">
            <text:p>15874065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7" calcext:value-type="float">
            <text:p>15874065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8" calcext:value-type="float">
            <text:p>15874065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89" calcext:value-type="float">
            <text:p>15874065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0" calcext:value-type="float">
            <text:p>15874065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1" calcext:value-type="float">
            <text:p>15874065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2" calcext:value-type="float">
            <text:p>15874065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3" calcext:value-type="float">
            <text:p>15874065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4" calcext:value-type="float">
            <text:p>15874065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5" calcext:value-type="float">
            <text:p>15874065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6" calcext:value-type="float">
            <text:p>15874065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7" calcext:value-type="float">
            <text:p>15874065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8" calcext:value-type="float">
            <text:p>15874065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599" calcext:value-type="float">
            <text:p>15874065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0" calcext:value-type="float">
            <text:p>15874066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1" calcext:value-type="float">
            <text:p>15874066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2" calcext:value-type="float">
            <text:p>15874066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3" calcext:value-type="float">
            <text:p>15874066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4" calcext:value-type="float">
            <text:p>15874066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5" calcext:value-type="float">
            <text:p>15874066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6" calcext:value-type="float">
            <text:p>15874066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7" calcext:value-type="float">
            <text:p>15874066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8" calcext:value-type="float">
            <text:p>15874066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09" calcext:value-type="float">
            <text:p>15874066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0" calcext:value-type="float">
            <text:p>15874066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1" calcext:value-type="float">
            <text:p>15874066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2" calcext:value-type="float">
            <text:p>15874066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3" calcext:value-type="float">
            <text:p>15874066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4" calcext:value-type="float">
            <text:p>15874066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5" calcext:value-type="float">
            <text:p>15874066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6" calcext:value-type="float">
            <text:p>15874066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7" calcext:value-type="float">
            <text:p>15874066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8" calcext:value-type="float">
            <text:p>15874066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19" calcext:value-type="float">
            <text:p>15874066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0" calcext:value-type="float">
            <text:p>15874066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1" calcext:value-type="float">
            <text:p>15874066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2" calcext:value-type="float">
            <text:p>15874066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3" calcext:value-type="float">
            <text:p>15874066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4" calcext:value-type="float">
            <text:p>15874066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5" calcext:value-type="float">
            <text:p>15874066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6" calcext:value-type="float">
            <text:p>15874066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7" calcext:value-type="float">
            <text:p>15874066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8" calcext:value-type="float">
            <text:p>15874066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29" calcext:value-type="float">
            <text:p>15874066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0" calcext:value-type="float">
            <text:p>15874066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1" calcext:value-type="float">
            <text:p>15874066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2" calcext:value-type="float">
            <text:p>15874066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3" calcext:value-type="float">
            <text:p>15874066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4" calcext:value-type="float">
            <text:p>15874066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5" calcext:value-type="float">
            <text:p>15874066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6" calcext:value-type="float">
            <text:p>15874066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7" calcext:value-type="float">
            <text:p>15874066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8" calcext:value-type="float">
            <text:p>15874066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39" calcext:value-type="float">
            <text:p>15874066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0" calcext:value-type="float">
            <text:p>15874066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1" calcext:value-type="float">
            <text:p>15874066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2" calcext:value-type="float">
            <text:p>15874066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3" calcext:value-type="float">
            <text:p>15874066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4" calcext:value-type="float">
            <text:p>15874066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5" calcext:value-type="float">
            <text:p>15874066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6" calcext:value-type="float">
            <text:p>15874066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7" calcext:value-type="float">
            <text:p>15874066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8" calcext:value-type="float">
            <text:p>15874066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49" calcext:value-type="float">
            <text:p>15874066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0" calcext:value-type="float">
            <text:p>15874066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1" calcext:value-type="float">
            <text:p>15874066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2" calcext:value-type="float">
            <text:p>15874066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3" calcext:value-type="float">
            <text:p>15874066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4" calcext:value-type="float">
            <text:p>15874066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5" calcext:value-type="float">
            <text:p>15874066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6" calcext:value-type="float">
            <text:p>15874066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7" calcext:value-type="float">
            <text:p>15874066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8" calcext:value-type="float">
            <text:p>15874066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59" calcext:value-type="float">
            <text:p>15874066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0" calcext:value-type="float">
            <text:p>15874066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1" calcext:value-type="float">
            <text:p>15874066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2" calcext:value-type="float">
            <text:p>15874066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3" calcext:value-type="float">
            <text:p>15874066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4" calcext:value-type="float">
            <text:p>15874066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5" calcext:value-type="float">
            <text:p>15874066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6" calcext:value-type="float">
            <text:p>15874066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7" calcext:value-type="float">
            <text:p>15874066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8" calcext:value-type="float">
            <text:p>15874066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69" calcext:value-type="float">
            <text:p>15874066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0" calcext:value-type="float">
            <text:p>15874066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1" calcext:value-type="float">
            <text:p>15874066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2" calcext:value-type="float">
            <text:p>15874066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3" calcext:value-type="float">
            <text:p>15874066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4" calcext:value-type="float">
            <text:p>15874066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5" calcext:value-type="float">
            <text:p>15874066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6" calcext:value-type="float">
            <text:p>15874066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7" calcext:value-type="float">
            <text:p>15874066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8" calcext:value-type="float">
            <text:p>15874066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79" calcext:value-type="float">
            <text:p>15874066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0" calcext:value-type="float">
            <text:p>15874066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1" calcext:value-type="float">
            <text:p>15874066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2" calcext:value-type="float">
            <text:p>15874066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3" calcext:value-type="float">
            <text:p>15874066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4" calcext:value-type="float">
            <text:p>15874066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5" calcext:value-type="float">
            <text:p>15874066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6" calcext:value-type="float">
            <text:p>15874066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7" calcext:value-type="float">
            <text:p>15874066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8" calcext:value-type="float">
            <text:p>15874066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89" calcext:value-type="float">
            <text:p>15874066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0" calcext:value-type="float">
            <text:p>15874066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1" calcext:value-type="float">
            <text:p>15874066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2" calcext:value-type="float">
            <text:p>15874066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3" calcext:value-type="float">
            <text:p>15874066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5" calcext:value-type="float">
            <text:p>219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4" calcext:value-type="float">
            <text:p>15874066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5" calcext:value-type="float">
            <text:p>15874066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6" calcext:value-type="float">
            <text:p>15874066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7" calcext:value-type="float">
            <text:p>15874066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8" calcext:value-type="float">
            <text:p>15874066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699" calcext:value-type="float">
            <text:p>15874066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0" calcext:value-type="float">
            <text:p>15874067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1" calcext:value-type="float">
            <text:p>15874067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2" calcext:value-type="float">
            <text:p>15874067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3" calcext:value-type="float">
            <text:p>15874067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4" calcext:value-type="float">
            <text:p>15874067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5" calcext:value-type="float">
            <text:p>15874067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6" calcext:value-type="float">
            <text:p>15874067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7" calcext:value-type="float">
            <text:p>15874067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8" calcext:value-type="float">
            <text:p>15874067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09" calcext:value-type="float">
            <text:p>15874067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10" calcext:value-type="float">
            <text:p>15874067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11" calcext:value-type="float">
            <text:p>15874067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12" calcext:value-type="float">
            <text:p>15874067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14" calcext:value-type="float">
            <text:p>15874067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15" calcext:value-type="float">
            <text:p>15874067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16" calcext:value-type="float">
            <text:p>15874067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17" calcext:value-type="float">
            <text:p>15874067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18" calcext:value-type="float">
            <text:p>15874067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19" calcext:value-type="float">
            <text:p>15874067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0" calcext:value-type="float">
            <text:p>15874067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1" calcext:value-type="float">
            <text:p>15874067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2" calcext:value-type="float">
            <text:p>15874067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3" calcext:value-type="float">
            <text:p>15874067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4" calcext:value-type="float">
            <text:p>15874067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5" calcext:value-type="float">
            <text:p>15874067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6" calcext:value-type="float">
            <text:p>15874067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7" calcext:value-type="float">
            <text:p>15874067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8" calcext:value-type="float">
            <text:p>15874067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29" calcext:value-type="float">
            <text:p>15874067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0" calcext:value-type="float">
            <text:p>15874067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5" calcext:value-type="float">
            <text:p>219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1" calcext:value-type="float">
            <text:p>15874067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2" calcext:value-type="float">
            <text:p>15874067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3" calcext:value-type="float">
            <text:p>15874067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5" calcext:value-type="float">
            <text:p>219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4" calcext:value-type="float">
            <text:p>15874067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5" calcext:value-type="float">
            <text:p>15874067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6" calcext:value-type="float">
            <text:p>15874067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7" calcext:value-type="float">
            <text:p>15874067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5" calcext:value-type="float">
            <text:p>219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8" calcext:value-type="float">
            <text:p>15874067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39" calcext:value-type="float">
            <text:p>15874067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0" calcext:value-type="float">
            <text:p>15874067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1" calcext:value-type="float">
            <text:p>15874067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2" calcext:value-type="float">
            <text:p>15874067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3" calcext:value-type="float">
            <text:p>15874067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4" calcext:value-type="float">
            <text:p>15874067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5" calcext:value-type="float">
            <text:p>15874067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6" calcext:value-type="float">
            <text:p>15874067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7" calcext:value-type="float">
            <text:p>15874067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8" calcext:value-type="float">
            <text:p>15874067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49" calcext:value-type="float">
            <text:p>15874067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0" calcext:value-type="float">
            <text:p>15874067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1" calcext:value-type="float">
            <text:p>15874067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2" calcext:value-type="float">
            <text:p>15874067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3" calcext:value-type="float">
            <text:p>15874067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4" calcext:value-type="float">
            <text:p>15874067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5" calcext:value-type="float">
            <text:p>15874067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6" calcext:value-type="float">
            <text:p>15874067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7" calcext:value-type="float">
            <text:p>15874067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8" calcext:value-type="float">
            <text:p>15874067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59" calcext:value-type="float">
            <text:p>15874067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0" calcext:value-type="float">
            <text:p>15874067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1" calcext:value-type="float">
            <text:p>15874067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2" calcext:value-type="float">
            <text:p>15874067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3" calcext:value-type="float">
            <text:p>15874067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4" calcext:value-type="float">
            <text:p>15874067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5" calcext:value-type="float">
            <text:p>15874067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6" calcext:value-type="float">
            <text:p>15874067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7" calcext:value-type="float">
            <text:p>15874067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8" calcext:value-type="float">
            <text:p>15874067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69" calcext:value-type="float">
            <text:p>15874067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0" calcext:value-type="float">
            <text:p>15874067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1" calcext:value-type="float">
            <text:p>15874067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2" calcext:value-type="float">
            <text:p>15874067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3" calcext:value-type="float">
            <text:p>15874067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4" calcext:value-type="float">
            <text:p>15874067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5" calcext:value-type="float">
            <text:p>15874067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6" calcext:value-type="float">
            <text:p>15874067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7" calcext:value-type="float">
            <text:p>15874067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8" calcext:value-type="float">
            <text:p>15874067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79" calcext:value-type="float">
            <text:p>15874067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0" calcext:value-type="float">
            <text:p>15874067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1" calcext:value-type="float">
            <text:p>15874067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2" calcext:value-type="float">
            <text:p>15874067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3" calcext:value-type="float">
            <text:p>15874067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4" calcext:value-type="float">
            <text:p>15874067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5" calcext:value-type="float">
            <text:p>15874067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6" calcext:value-type="float">
            <text:p>15874067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7" calcext:value-type="float">
            <text:p>15874067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8" calcext:value-type="float">
            <text:p>15874067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89" calcext:value-type="float">
            <text:p>15874067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0" calcext:value-type="float">
            <text:p>15874067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1" calcext:value-type="float">
            <text:p>15874067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2" calcext:value-type="float">
            <text:p>15874067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3" calcext:value-type="float">
            <text:p>15874067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4" calcext:value-type="float">
            <text:p>15874067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5" calcext:value-type="float">
            <text:p>15874067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6" calcext:value-type="float">
            <text:p>15874067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7" calcext:value-type="float">
            <text:p>15874067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8" calcext:value-type="float">
            <text:p>15874067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799" calcext:value-type="float">
            <text:p>15874067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0" calcext:value-type="float">
            <text:p>15874068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1" calcext:value-type="float">
            <text:p>15874068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2" calcext:value-type="float">
            <text:p>15874068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3" calcext:value-type="float">
            <text:p>15874068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4" calcext:value-type="float">
            <text:p>15874068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5" calcext:value-type="float">
            <text:p>15874068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6" calcext:value-type="float">
            <text:p>15874068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7" calcext:value-type="float">
            <text:p>15874068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8" calcext:value-type="float">
            <text:p>15874068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09" calcext:value-type="float">
            <text:p>15874068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0" calcext:value-type="float">
            <text:p>15874068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1" calcext:value-type="float">
            <text:p>15874068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2" calcext:value-type="float">
            <text:p>15874068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3" calcext:value-type="float">
            <text:p>15874068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4" calcext:value-type="float">
            <text:p>15874068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5" calcext:value-type="float">
            <text:p>15874068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6" calcext:value-type="float">
            <text:p>15874068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7" calcext:value-type="float">
            <text:p>15874068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8" calcext:value-type="float">
            <text:p>15874068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19" calcext:value-type="float">
            <text:p>15874068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0" calcext:value-type="float">
            <text:p>15874068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1" calcext:value-type="float">
            <text:p>15874068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2" calcext:value-type="float">
            <text:p>15874068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3" calcext:value-type="float">
            <text:p>15874068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4" calcext:value-type="float">
            <text:p>15874068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5" calcext:value-type="float">
            <text:p>15874068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6" calcext:value-type="float">
            <text:p>15874068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7" calcext:value-type="float">
            <text:p>15874068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8" calcext:value-type="float">
            <text:p>15874068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29" calcext:value-type="float">
            <text:p>15874068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0" calcext:value-type="float">
            <text:p>15874068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1" calcext:value-type="float">
            <text:p>15874068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2" calcext:value-type="float">
            <text:p>15874068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3" calcext:value-type="float">
            <text:p>15874068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4" calcext:value-type="float">
            <text:p>15874068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5" calcext:value-type="float">
            <text:p>15874068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6" calcext:value-type="float">
            <text:p>15874068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7" calcext:value-type="float">
            <text:p>15874068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8" calcext:value-type="float">
            <text:p>15874068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39" calcext:value-type="float">
            <text:p>15874068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0" calcext:value-type="float">
            <text:p>15874068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1" calcext:value-type="float">
            <text:p>15874068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2" calcext:value-type="float">
            <text:p>15874068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3" calcext:value-type="float">
            <text:p>15874068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4" calcext:value-type="float">
            <text:p>15874068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5" calcext:value-type="float">
            <text:p>15874068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6" calcext:value-type="float">
            <text:p>15874068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7" calcext:value-type="float">
            <text:p>15874068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8" calcext:value-type="float">
            <text:p>15874068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49" calcext:value-type="float">
            <text:p>15874068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0" calcext:value-type="float">
            <text:p>15874068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1" calcext:value-type="float">
            <text:p>15874068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2" calcext:value-type="float">
            <text:p>15874068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3" calcext:value-type="float">
            <text:p>15874068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4" calcext:value-type="float">
            <text:p>15874068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5" calcext:value-type="float">
            <text:p>15874068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6" calcext:value-type="float">
            <text:p>15874068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7" calcext:value-type="float">
            <text:p>15874068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8" calcext:value-type="float">
            <text:p>15874068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59" calcext:value-type="float">
            <text:p>15874068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0" calcext:value-type="float">
            <text:p>15874068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1" calcext:value-type="float">
            <text:p>15874068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2" calcext:value-type="float">
            <text:p>15874068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3" calcext:value-type="float">
            <text:p>15874068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4" calcext:value-type="float">
            <text:p>15874068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5" calcext:value-type="float">
            <text:p>15874068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6" calcext:value-type="float">
            <text:p>15874068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7" calcext:value-type="float">
            <text:p>15874068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8" calcext:value-type="float">
            <text:p>15874068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69" calcext:value-type="float">
            <text:p>15874068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0" calcext:value-type="float">
            <text:p>15874068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1" calcext:value-type="float">
            <text:p>15874068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2" calcext:value-type="float">
            <text:p>15874068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3" calcext:value-type="float">
            <text:p>15874068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4" calcext:value-type="float">
            <text:p>15874068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5" calcext:value-type="float">
            <text:p>15874068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6" calcext:value-type="float">
            <text:p>15874068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7" calcext:value-type="float">
            <text:p>15874068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8" calcext:value-type="float">
            <text:p>15874068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79" calcext:value-type="float">
            <text:p>15874068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0" calcext:value-type="float">
            <text:p>15874068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1" calcext:value-type="float">
            <text:p>15874068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2" calcext:value-type="float">
            <text:p>15874068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3" calcext:value-type="float">
            <text:p>15874068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4" calcext:value-type="float">
            <text:p>15874068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5" calcext:value-type="float">
            <text:p>15874068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6" calcext:value-type="float">
            <text:p>15874068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7" calcext:value-type="float">
            <text:p>15874068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8" calcext:value-type="float">
            <text:p>15874068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89" calcext:value-type="float">
            <text:p>15874068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0" calcext:value-type="float">
            <text:p>15874068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1" calcext:value-type="float">
            <text:p>15874068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2" calcext:value-type="float">
            <text:p>15874068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3" calcext:value-type="float">
            <text:p>15874068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4" calcext:value-type="float">
            <text:p>15874068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5" calcext:value-type="float">
            <text:p>15874068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6" calcext:value-type="float">
            <text:p>15874068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7" calcext:value-type="float">
            <text:p>15874068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8" calcext:value-type="float">
            <text:p>15874068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899" calcext:value-type="float">
            <text:p>15874068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0" calcext:value-type="float">
            <text:p>15874069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1" calcext:value-type="float">
            <text:p>15874069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2" calcext:value-type="float">
            <text:p>15874069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3" calcext:value-type="float">
            <text:p>15874069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4" calcext:value-type="float">
            <text:p>15874069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5" calcext:value-type="float">
            <text:p>15874069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6" calcext:value-type="float">
            <text:p>15874069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7" calcext:value-type="float">
            <text:p>15874069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8" calcext:value-type="float">
            <text:p>15874069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09" calcext:value-type="float">
            <text:p>15874069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0" calcext:value-type="float">
            <text:p>15874069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1" calcext:value-type="float">
            <text:p>15874069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2" calcext:value-type="float">
            <text:p>15874069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3" calcext:value-type="float">
            <text:p>15874069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4" calcext:value-type="float">
            <text:p>15874069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5" calcext:value-type="float">
            <text:p>15874069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6" calcext:value-type="float">
            <text:p>15874069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7" calcext:value-type="float">
            <text:p>15874069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8" calcext:value-type="float">
            <text:p>15874069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19" calcext:value-type="float">
            <text:p>15874069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0" calcext:value-type="float">
            <text:p>15874069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1" calcext:value-type="float">
            <text:p>15874069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2" calcext:value-type="float">
            <text:p>15874069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3" calcext:value-type="float">
            <text:p>15874069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4" calcext:value-type="float">
            <text:p>15874069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5" calcext:value-type="float">
            <text:p>15874069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6" calcext:value-type="float">
            <text:p>15874069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7" calcext:value-type="float">
            <text:p>15874069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8" calcext:value-type="float">
            <text:p>15874069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29" calcext:value-type="float">
            <text:p>15874069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30" calcext:value-type="float">
            <text:p>15874069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31" calcext:value-type="float">
            <text:p>15874069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32" calcext:value-type="float">
            <text:p>15874069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33" calcext:value-type="float">
            <text:p>15874069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34" calcext:value-type="float">
            <text:p>15874069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35" calcext:value-type="float">
            <text:p>15874069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36" calcext:value-type="float">
            <text:p>15874069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37" calcext:value-type="float">
            <text:p>15874069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38" calcext:value-type="float">
            <text:p>15874069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0" calcext:value-type="float">
            <text:p>15874069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1" calcext:value-type="float">
            <text:p>15874069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1" calcext:value-type="float">
            <text:p>15874069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3" calcext:value-type="float">
            <text:p>15874069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4" calcext:value-type="float">
            <text:p>15874069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5" calcext:value-type="float">
            <text:p>15874069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6" calcext:value-type="float">
            <text:p>15874069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7" calcext:value-type="float">
            <text:p>15874069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8" calcext:value-type="float">
            <text:p>15874069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49" calcext:value-type="float">
            <text:p>15874069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0" calcext:value-type="float">
            <text:p>15874069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1" calcext:value-type="float">
            <text:p>15874069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2" calcext:value-type="float">
            <text:p>15874069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3" calcext:value-type="float">
            <text:p>15874069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4" calcext:value-type="float">
            <text:p>15874069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5" calcext:value-type="float">
            <text:p>15874069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6" calcext:value-type="float">
            <text:p>15874069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7" calcext:value-type="float">
            <text:p>15874069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8" calcext:value-type="float">
            <text:p>15874069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59" calcext:value-type="float">
            <text:p>15874069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0" calcext:value-type="float">
            <text:p>15874069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1" calcext:value-type="float">
            <text:p>15874069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2" calcext:value-type="float">
            <text:p>15874069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3" calcext:value-type="float">
            <text:p>15874069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4" calcext:value-type="float">
            <text:p>15874069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5" calcext:value-type="float">
            <text:p>15874069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6" calcext:value-type="float">
            <text:p>15874069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7" calcext:value-type="float">
            <text:p>15874069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8" calcext:value-type="float">
            <text:p>15874069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69" calcext:value-type="float">
            <text:p>15874069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0" calcext:value-type="float">
            <text:p>15874069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1" calcext:value-type="float">
            <text:p>15874069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2" calcext:value-type="float">
            <text:p>15874069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3" calcext:value-type="float">
            <text:p>15874069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4" calcext:value-type="float">
            <text:p>15874069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5" calcext:value-type="float">
            <text:p>15874069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6" calcext:value-type="float">
            <text:p>15874069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7" calcext:value-type="float">
            <text:p>15874069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8" calcext:value-type="float">
            <text:p>15874069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79" calcext:value-type="float">
            <text:p>15874069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0" calcext:value-type="float">
            <text:p>15874069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1" calcext:value-type="float">
            <text:p>15874069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2" calcext:value-type="float">
            <text:p>15874069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3" calcext:value-type="float">
            <text:p>15874069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4" calcext:value-type="float">
            <text:p>15874069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5" calcext:value-type="float">
            <text:p>15874069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6" calcext:value-type="float">
            <text:p>15874069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7" calcext:value-type="float">
            <text:p>15874069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8" calcext:value-type="float">
            <text:p>15874069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89" calcext:value-type="float">
            <text:p>15874069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0" calcext:value-type="float">
            <text:p>15874069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1" calcext:value-type="float">
            <text:p>15874069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2" calcext:value-type="float">
            <text:p>15874069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3" calcext:value-type="float">
            <text:p>15874069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4" calcext:value-type="float">
            <text:p>15874069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5" calcext:value-type="float">
            <text:p>15874069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6" calcext:value-type="float">
            <text:p>15874069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7" calcext:value-type="float">
            <text:p>15874069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8" calcext:value-type="float">
            <text:p>15874069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6999" calcext:value-type="float">
            <text:p>15874069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0" calcext:value-type="float">
            <text:p>15874070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1" calcext:value-type="float">
            <text:p>15874070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2" calcext:value-type="float">
            <text:p>15874070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3" calcext:value-type="float">
            <text:p>15874070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4" calcext:value-type="float">
            <text:p>15874070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5" calcext:value-type="float">
            <text:p>15874070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6" calcext:value-type="float">
            <text:p>15874070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7" calcext:value-type="float">
            <text:p>15874070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8" calcext:value-type="float">
            <text:p>15874070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09" calcext:value-type="float">
            <text:p>15874070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0" calcext:value-type="float">
            <text:p>15874070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4" calcext:value-type="float">
            <text:p>225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1" calcext:value-type="float">
            <text:p>15874070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3" calcext:value-type="float">
            <text:p>226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2" calcext:value-type="float">
            <text:p>15874070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72" calcext:value-type="float">
            <text:p>227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3" calcext:value-type="float">
            <text:p>15874070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79" calcext:value-type="float">
            <text:p>2279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4" calcext:value-type="float">
            <text:p>15874070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5" calcext:value-type="float">
            <text:p>15874070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94" calcext:value-type="float">
            <text:p>229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6" calcext:value-type="float">
            <text:p>15874070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7" calcext:value-type="float">
            <text:p>15874070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8" calcext:value-type="float">
            <text:p>15874070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19" calcext:value-type="float">
            <text:p>15874070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0" calcext:value-type="float">
            <text:p>15874070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01" calcext:value-type="float">
            <text:p>230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1" calcext:value-type="float">
            <text:p>15874070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07" calcext:value-type="float">
            <text:p>230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2" calcext:value-type="float">
            <text:p>15874070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3" calcext:value-type="float">
            <text:p>15874070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14" calcext:value-type="float">
            <text:p>231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4" calcext:value-type="float">
            <text:p>15874070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19" calcext:value-type="float">
            <text:p>231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5" calcext:value-type="float">
            <text:p>15874070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32" calcext:value-type="float">
            <text:p>233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6" calcext:value-type="float">
            <text:p>15874070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34" calcext:value-type="float">
            <text:p>233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7" calcext:value-type="float">
            <text:p>15874070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8" calcext:value-type="float">
            <text:p>15874070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36" calcext:value-type="float">
            <text:p>233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29" calcext:value-type="float">
            <text:p>15874070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33" calcext:value-type="float">
            <text:p>2333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0" calcext:value-type="float">
            <text:p>15874070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33" calcext:value-type="float">
            <text:p>2333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1" calcext:value-type="float">
            <text:p>15874070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29" calcext:value-type="float">
            <text:p>232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2" calcext:value-type="float">
            <text:p>15874070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29" calcext:value-type="float">
            <text:p>232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3" calcext:value-type="float">
            <text:p>15874070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4" calcext:value-type="float">
            <text:p>15874070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302" calcext:value-type="float">
            <text:p>2302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5" calcext:value-type="float">
            <text:p>15874070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98" calcext:value-type="float">
            <text:p>229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6" calcext:value-type="float">
            <text:p>158740703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7" calcext:value-type="float">
            <text:p>15874070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84" calcext:value-type="float">
            <text:p>228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8" calcext:value-type="float">
            <text:p>15874070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74" calcext:value-type="float">
            <text:p>227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39" calcext:value-type="float">
            <text:p>15874070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70" calcext:value-type="float">
            <text:p>227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0" calcext:value-type="float">
            <text:p>15874070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1" calcext:value-type="float">
            <text:p>15874070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2" calcext:value-type="float">
            <text:p>15874070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3" calcext:value-type="float">
            <text:p>15874070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4" calcext:value-type="float">
            <text:p>15874070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8" calcext:value-type="float">
            <text:p>225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5" calcext:value-type="float">
            <text:p>15874070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6" calcext:value-type="float">
            <text:p>15874070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7" calcext:value-type="float">
            <text:p>15874070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7" calcext:value-type="float">
            <text:p>225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8" calcext:value-type="float">
            <text:p>15874070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4" calcext:value-type="float">
            <text:p>225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49" calcext:value-type="float">
            <text:p>158740704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0" calcext:value-type="float">
            <text:p>15874070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1" calcext:value-type="float">
            <text:p>15874070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2" calcext:value-type="float">
            <text:p>158740705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3" calcext:value-type="float">
            <text:p>15874070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4" calcext:value-type="float">
            <text:p>158740705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5" calcext:value-type="float">
            <text:p>15874070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6" calcext:value-type="float">
            <text:p>158740705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7" calcext:value-type="float">
            <text:p>15874070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8" calcext:value-type="float">
            <text:p>15874070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59" calcext:value-type="float">
            <text:p>158740705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0" calcext:value-type="float">
            <text:p>158740706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1" calcext:value-type="float">
            <text:p>158740706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2" calcext:value-type="float">
            <text:p>158740706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3" calcext:value-type="float">
            <text:p>158740706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4" calcext:value-type="float">
            <text:p>158740706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5" calcext:value-type="float">
            <text:p>15874070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6" calcext:value-type="float">
            <text:p>15874070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7" calcext:value-type="float">
            <text:p>15874070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8" calcext:value-type="float">
            <text:p>15874070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69" calcext:value-type="float">
            <text:p>158740706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0" calcext:value-type="float">
            <text:p>15874070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1" calcext:value-type="float">
            <text:p>15874070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2" calcext:value-type="float">
            <text:p>15874070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3" calcext:value-type="float">
            <text:p>15874070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4" calcext:value-type="float">
            <text:p>15874070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5" calcext:value-type="float">
            <text:p>158740707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6" calcext:value-type="float">
            <text:p>15874070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7" calcext:value-type="float">
            <text:p>158740707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8" calcext:value-type="float">
            <text:p>15874070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79" calcext:value-type="float">
            <text:p>158740707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0" calcext:value-type="float">
            <text:p>15874070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4" calcext:value-type="float">
            <text:p>225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1" calcext:value-type="float">
            <text:p>15874070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3" calcext:value-type="float">
            <text:p>225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2" calcext:value-type="float">
            <text:p>15874070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3" calcext:value-type="float">
            <text:p>15874070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4" calcext:value-type="float">
            <text:p>15874070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5" calcext:value-type="float">
            <text:p>15874070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6" calcext:value-type="float">
            <text:p>15874070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7" calcext:value-type="float">
            <text:p>15874070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8" calcext:value-type="float">
            <text:p>15874070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89" calcext:value-type="float">
            <text:p>15874070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0" calcext:value-type="float">
            <text:p>158740709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1" calcext:value-type="float">
            <text:p>158740709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2" calcext:value-type="float">
            <text:p>15874070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3" calcext:value-type="float">
            <text:p>15874070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4" calcext:value-type="float">
            <text:p>15874070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5" calcext:value-type="float">
            <text:p>15874070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6" calcext:value-type="float">
            <text:p>15874070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7" calcext:value-type="float">
            <text:p>15874070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8" calcext:value-type="float">
            <text:p>15874070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099" calcext:value-type="float">
            <text:p>15874070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0" calcext:value-type="float">
            <text:p>158740710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1" calcext:value-type="float">
            <text:p>15874071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2" calcext:value-type="float">
            <text:p>15874071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3" calcext:value-type="float">
            <text:p>15874071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4" calcext:value-type="float">
            <text:p>15874071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5" calcext:value-type="float">
            <text:p>15874071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6" calcext:value-type="float">
            <text:p>15874071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7" calcext:value-type="float">
            <text:p>15874071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8" calcext:value-type="float">
            <text:p>15874071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09" calcext:value-type="float">
            <text:p>15874071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0" calcext:value-type="float">
            <text:p>15874071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1" calcext:value-type="float">
            <text:p>15874071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2" calcext:value-type="float">
            <text:p>15874071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3" calcext:value-type="float">
            <text:p>15874071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4" calcext:value-type="float">
            <text:p>15874071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5" calcext:value-type="float">
            <text:p>15874071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6" calcext:value-type="float">
            <text:p>15874071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7" calcext:value-type="float">
            <text:p>15874071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8" calcext:value-type="float">
            <text:p>15874071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19" calcext:value-type="float">
            <text:p>15874071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0" calcext:value-type="float">
            <text:p>15874071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1" calcext:value-type="float">
            <text:p>15874071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2" calcext:value-type="float">
            <text:p>15874071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3" calcext:value-type="float">
            <text:p>15874071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4" calcext:value-type="float">
            <text:p>15874071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5" calcext:value-type="float">
            <text:p>15874071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6" calcext:value-type="float">
            <text:p>15874071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7" calcext:value-type="float">
            <text:p>15874071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8" calcext:value-type="float">
            <text:p>15874071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29" calcext:value-type="float">
            <text:p>15874071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0" calcext:value-type="float">
            <text:p>15874071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1" calcext:value-type="float">
            <text:p>15874071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2" calcext:value-type="float">
            <text:p>15874071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3" calcext:value-type="float">
            <text:p>15874071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4" calcext:value-type="float">
            <text:p>15874071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5" calcext:value-type="float">
            <text:p>15874071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6" calcext:value-type="float">
            <text:p>158740713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7" calcext:value-type="float">
            <text:p>15874071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8" calcext:value-type="float">
            <text:p>15874071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39" calcext:value-type="float">
            <text:p>15874071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0" calcext:value-type="float">
            <text:p>15874071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1" calcext:value-type="float">
            <text:p>15874071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2" calcext:value-type="float">
            <text:p>15874071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3" calcext:value-type="float">
            <text:p>15874071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4" calcext:value-type="float">
            <text:p>15874071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5" calcext:value-type="float">
            <text:p>15874071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6" calcext:value-type="float">
            <text:p>15874071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7" calcext:value-type="float">
            <text:p>15874071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8" calcext:value-type="float">
            <text:p>15874071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49" calcext:value-type="float">
            <text:p>158740714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0" calcext:value-type="float">
            <text:p>15874071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1" calcext:value-type="float">
            <text:p>15874071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2" calcext:value-type="float">
            <text:p>158740715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3" calcext:value-type="float">
            <text:p>15874071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4" calcext:value-type="float">
            <text:p>158740715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5" calcext:value-type="float">
            <text:p>15874071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6" calcext:value-type="float">
            <text:p>158740715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7" calcext:value-type="float">
            <text:p>15874071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8" calcext:value-type="float">
            <text:p>15874071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59" calcext:value-type="float">
            <text:p>158740715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0" calcext:value-type="float">
            <text:p>158740716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1" calcext:value-type="float">
            <text:p>158740716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2" calcext:value-type="float">
            <text:p>158740716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3" calcext:value-type="float">
            <text:p>158740716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4" calcext:value-type="float">
            <text:p>158740716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5" calcext:value-type="float">
            <text:p>15874071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6" calcext:value-type="float">
            <text:p>15874071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7" calcext:value-type="float">
            <text:p>15874071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8" calcext:value-type="float">
            <text:p>15874071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69" calcext:value-type="float">
            <text:p>158740716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0" calcext:value-type="float">
            <text:p>15874071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1" calcext:value-type="float">
            <text:p>15874071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8" calcext:value-type="float">
            <text:p>225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2" calcext:value-type="float">
            <text:p>15874071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3" calcext:value-type="float">
            <text:p>225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3" calcext:value-type="float">
            <text:p>15874071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5" calcext:value-type="float">
            <text:p>225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4" calcext:value-type="float">
            <text:p>15874071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5" calcext:value-type="float">
            <text:p>158740717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6" calcext:value-type="float">
            <text:p>15874071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7" calcext:value-type="float">
            <text:p>158740717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8" calcext:value-type="float">
            <text:p>15874071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79" calcext:value-type="float">
            <text:p>158740717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80" calcext:value-type="float">
            <text:p>15874071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81" calcext:value-type="float">
            <text:p>15874071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82" calcext:value-type="float">
            <text:p>15874071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83" calcext:value-type="float">
            <text:p>15874071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84" calcext:value-type="float">
            <text:p>15874071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85" calcext:value-type="float">
            <text:p>15874071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87" calcext:value-type="float">
            <text:p>15874071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88" calcext:value-type="float">
            <text:p>15874071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89" calcext:value-type="float">
            <text:p>15874071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0" calcext:value-type="float">
            <text:p>158740719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1" calcext:value-type="float">
            <text:p>158740719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2" calcext:value-type="float">
            <text:p>15874071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3" calcext:value-type="float">
            <text:p>15874071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4" calcext:value-type="float">
            <text:p>15874071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5" calcext:value-type="float">
            <text:p>15874071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6" calcext:value-type="float">
            <text:p>15874071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7" calcext:value-type="float">
            <text:p>15874071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8" calcext:value-type="float">
            <text:p>15874071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199" calcext:value-type="float">
            <text:p>15874071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0" calcext:value-type="float">
            <text:p>15874072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1" calcext:value-type="float">
            <text:p>15874072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2" calcext:value-type="float">
            <text:p>15874072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3" calcext:value-type="float">
            <text:p>15874072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4" calcext:value-type="float">
            <text:p>15874072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5" calcext:value-type="float">
            <text:p>15874072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6" calcext:value-type="float">
            <text:p>15874072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7" calcext:value-type="float">
            <text:p>15874072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8" calcext:value-type="float">
            <text:p>15874072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09" calcext:value-type="float">
            <text:p>15874072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0" calcext:value-type="float">
            <text:p>15874072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1" calcext:value-type="float">
            <text:p>15874072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2" calcext:value-type="float">
            <text:p>15874072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3" calcext:value-type="float">
            <text:p>15874072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4" calcext:value-type="float">
            <text:p>15874072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5" calcext:value-type="float">
            <text:p>15874072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6" calcext:value-type="float">
            <text:p>15874072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7" calcext:value-type="float">
            <text:p>15874072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8" calcext:value-type="float">
            <text:p>15874072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19" calcext:value-type="float">
            <text:p>15874072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0" calcext:value-type="float">
            <text:p>15874072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1" calcext:value-type="float">
            <text:p>15874072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2" calcext:value-type="float">
            <text:p>15874072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3" calcext:value-type="float">
            <text:p>15874072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4" calcext:value-type="float">
            <text:p>15874072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5" calcext:value-type="float">
            <text:p>15874072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6" calcext:value-type="float">
            <text:p>15874072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7" calcext:value-type="float">
            <text:p>15874072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8" calcext:value-type="float">
            <text:p>15874072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29" calcext:value-type="float">
            <text:p>15874072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0" calcext:value-type="float">
            <text:p>15874072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1" calcext:value-type="float">
            <text:p>15874072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2" calcext:value-type="float">
            <text:p>15874072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3" calcext:value-type="float">
            <text:p>15874072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4" calcext:value-type="float">
            <text:p>15874072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5" calcext:value-type="float">
            <text:p>15874072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6" calcext:value-type="float">
            <text:p>15874072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7" calcext:value-type="float">
            <text:p>15874072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8" calcext:value-type="float">
            <text:p>15874072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39" calcext:value-type="float">
            <text:p>15874072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0" calcext:value-type="float">
            <text:p>15874072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1" calcext:value-type="float">
            <text:p>15874072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2" calcext:value-type="float">
            <text:p>15874072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3" calcext:value-type="float">
            <text:p>15874072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4" calcext:value-type="float">
            <text:p>15874072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5" calcext:value-type="float">
            <text:p>15874072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6" calcext:value-type="float">
            <text:p>15874072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7" calcext:value-type="float">
            <text:p>15874072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8" calcext:value-type="float">
            <text:p>15874072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49" calcext:value-type="float">
            <text:p>15874072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0" calcext:value-type="float">
            <text:p>15874072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1" calcext:value-type="float">
            <text:p>15874072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2" calcext:value-type="float">
            <text:p>15874072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3" calcext:value-type="float">
            <text:p>15874072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4" calcext:value-type="float">
            <text:p>15874072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5" calcext:value-type="float">
            <text:p>15874072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6" calcext:value-type="float">
            <text:p>15874072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7" calcext:value-type="float">
            <text:p>15874072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8" calcext:value-type="float">
            <text:p>15874072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59" calcext:value-type="float">
            <text:p>15874072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0" calcext:value-type="float">
            <text:p>15874072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1" calcext:value-type="float">
            <text:p>15874072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2" calcext:value-type="float">
            <text:p>15874072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3" calcext:value-type="float">
            <text:p>15874072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4" calcext:value-type="float">
            <text:p>15874072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5" calcext:value-type="float">
            <text:p>15874072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6" calcext:value-type="float">
            <text:p>15874072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7" calcext:value-type="float">
            <text:p>15874072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8" calcext:value-type="float">
            <text:p>15874072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69" calcext:value-type="float">
            <text:p>15874072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0" calcext:value-type="float">
            <text:p>15874072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1" calcext:value-type="float">
            <text:p>15874072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2" calcext:value-type="float">
            <text:p>15874072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3" calcext:value-type="float">
            <text:p>15874072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4" calcext:value-type="float">
            <text:p>15874072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5" calcext:value-type="float">
            <text:p>15874072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6" calcext:value-type="float">
            <text:p>15874072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7" calcext:value-type="float">
            <text:p>15874072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8" calcext:value-type="float">
            <text:p>15874072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79" calcext:value-type="float">
            <text:p>15874072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0" calcext:value-type="float">
            <text:p>15874072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1" calcext:value-type="float">
            <text:p>15874072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2" calcext:value-type="float">
            <text:p>15874072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3" calcext:value-type="float">
            <text:p>15874072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4" calcext:value-type="float">
            <text:p>15874072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5" calcext:value-type="float">
            <text:p>15874072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6" calcext:value-type="float">
            <text:p>15874072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7" calcext:value-type="float">
            <text:p>15874072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8" calcext:value-type="float">
            <text:p>15874072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89" calcext:value-type="float">
            <text:p>15874072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0" calcext:value-type="float">
            <text:p>15874072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1" calcext:value-type="float">
            <text:p>15874072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2" calcext:value-type="float">
            <text:p>15874072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3" calcext:value-type="float">
            <text:p>15874072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4" calcext:value-type="float">
            <text:p>15874072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5" calcext:value-type="float">
            <text:p>15874072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6" calcext:value-type="float">
            <text:p>15874072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7" calcext:value-type="float">
            <text:p>15874072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8" calcext:value-type="float">
            <text:p>15874072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299" calcext:value-type="float">
            <text:p>15874072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0" calcext:value-type="float">
            <text:p>15874073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1" calcext:value-type="float">
            <text:p>15874073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2" calcext:value-type="float">
            <text:p>15874073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3" calcext:value-type="float">
            <text:p>15874073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4" calcext:value-type="float">
            <text:p>15874073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5" calcext:value-type="float">
            <text:p>15874073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6" calcext:value-type="float">
            <text:p>15874073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7" calcext:value-type="float">
            <text:p>15874073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8" calcext:value-type="float">
            <text:p>15874073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09" calcext:value-type="float">
            <text:p>15874073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0" calcext:value-type="float">
            <text:p>15874073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1" calcext:value-type="float">
            <text:p>15874073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2" calcext:value-type="float">
            <text:p>15874073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3" calcext:value-type="float">
            <text:p>15874073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4" calcext:value-type="float">
            <text:p>15874073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5" calcext:value-type="float">
            <text:p>15874073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6" calcext:value-type="float">
            <text:p>15874073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7" calcext:value-type="float">
            <text:p>15874073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8" calcext:value-type="float">
            <text:p>15874073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19" calcext:value-type="float">
            <text:p>15874073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0" calcext:value-type="float">
            <text:p>15874073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1" calcext:value-type="float">
            <text:p>15874073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2" calcext:value-type="float">
            <text:p>15874073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3" calcext:value-type="float">
            <text:p>15874073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4" calcext:value-type="float">
            <text:p>15874073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5" calcext:value-type="float">
            <text:p>15874073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6" calcext:value-type="float">
            <text:p>15874073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7" calcext:value-type="float">
            <text:p>15874073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8" calcext:value-type="float">
            <text:p>15874073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29" calcext:value-type="float">
            <text:p>15874073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0" calcext:value-type="float">
            <text:p>15874073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1" calcext:value-type="float">
            <text:p>15874073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2" calcext:value-type="float">
            <text:p>15874073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3" calcext:value-type="float">
            <text:p>15874073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4" calcext:value-type="float">
            <text:p>15874073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5" calcext:value-type="float">
            <text:p>15874073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6" calcext:value-type="float">
            <text:p>158740733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7" calcext:value-type="float">
            <text:p>15874073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8" calcext:value-type="float">
            <text:p>15874073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39" calcext:value-type="float">
            <text:p>15874073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0" calcext:value-type="float">
            <text:p>15874073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1" calcext:value-type="float">
            <text:p>15874073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2" calcext:value-type="float">
            <text:p>15874073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3" calcext:value-type="float">
            <text:p>15874073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4" calcext:value-type="float">
            <text:p>15874073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5" calcext:value-type="float">
            <text:p>15874073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6" calcext:value-type="float">
            <text:p>15874073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7" calcext:value-type="float">
            <text:p>15874073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8" calcext:value-type="float">
            <text:p>15874073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49" calcext:value-type="float">
            <text:p>158740734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0" calcext:value-type="float">
            <text:p>15874073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1" calcext:value-type="float">
            <text:p>15874073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2" calcext:value-type="float">
            <text:p>158740735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3" calcext:value-type="float">
            <text:p>15874073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4" calcext:value-type="float">
            <text:p>158740735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5" calcext:value-type="float">
            <text:p>15874073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6" calcext:value-type="float">
            <text:p>158740735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7" calcext:value-type="float">
            <text:p>15874073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8" calcext:value-type="float">
            <text:p>15874073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59" calcext:value-type="float">
            <text:p>15874073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0" calcext:value-type="float">
            <text:p>15874073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1" calcext:value-type="float">
            <text:p>15874073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2" calcext:value-type="float">
            <text:p>158740736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3" calcext:value-type="float">
            <text:p>158740736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4" calcext:value-type="float">
            <text:p>15874073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5" calcext:value-type="float">
            <text:p>15874073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6" calcext:value-type="float">
            <text:p>15874073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7" calcext:value-type="float">
            <text:p>15874073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8" calcext:value-type="float">
            <text:p>15874073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69" calcext:value-type="float">
            <text:p>15874073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0" calcext:value-type="float">
            <text:p>15874073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1" calcext:value-type="float">
            <text:p>15874073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2" calcext:value-type="float">
            <text:p>15874073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3" calcext:value-type="float">
            <text:p>15874073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4" calcext:value-type="float">
            <text:p>15874073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5" calcext:value-type="float">
            <text:p>15874073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6" calcext:value-type="float">
            <text:p>15874073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7" calcext:value-type="float">
            <text:p>15874073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8" calcext:value-type="float">
            <text:p>15874073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79" calcext:value-type="float">
            <text:p>15874073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0" calcext:value-type="float">
            <text:p>15874073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1" calcext:value-type="float">
            <text:p>15874073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2" calcext:value-type="float">
            <text:p>15874073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3" calcext:value-type="float">
            <text:p>15874073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4" calcext:value-type="float">
            <text:p>15874073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5" calcext:value-type="float">
            <text:p>15874073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6" calcext:value-type="float">
            <text:p>15874073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7" calcext:value-type="float">
            <text:p>15874073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8" calcext:value-type="float">
            <text:p>15874073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89" calcext:value-type="float">
            <text:p>15874073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0" calcext:value-type="float">
            <text:p>15874073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1" calcext:value-type="float">
            <text:p>15874073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2" calcext:value-type="float">
            <text:p>15874073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3" calcext:value-type="float">
            <text:p>15874073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4" calcext:value-type="float">
            <text:p>15874073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5" calcext:value-type="float">
            <text:p>15874073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6" calcext:value-type="float">
            <text:p>15874073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7" calcext:value-type="float">
            <text:p>15874073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8" calcext:value-type="float">
            <text:p>15874073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399" calcext:value-type="float">
            <text:p>15874073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0" calcext:value-type="float">
            <text:p>15874074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1" calcext:value-type="float">
            <text:p>15874074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2" calcext:value-type="float">
            <text:p>15874074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3" calcext:value-type="float">
            <text:p>15874074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4" calcext:value-type="float">
            <text:p>15874074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5" calcext:value-type="float">
            <text:p>15874074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6" calcext:value-type="float">
            <text:p>15874074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7" calcext:value-type="float">
            <text:p>15874074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8" calcext:value-type="float">
            <text:p>15874074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09" calcext:value-type="float">
            <text:p>15874074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0" calcext:value-type="float">
            <text:p>15874074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1" calcext:value-type="float">
            <text:p>15874074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2" calcext:value-type="float">
            <text:p>15874074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3" calcext:value-type="float">
            <text:p>15874074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4" calcext:value-type="float">
            <text:p>15874074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5" calcext:value-type="float">
            <text:p>15874074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6" calcext:value-type="float">
            <text:p>15874074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7" calcext:value-type="float">
            <text:p>15874074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8" calcext:value-type="float">
            <text:p>15874074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19" calcext:value-type="float">
            <text:p>15874074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0" calcext:value-type="float">
            <text:p>15874074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1" calcext:value-type="float">
            <text:p>15874074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2" calcext:value-type="float">
            <text:p>15874074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3" calcext:value-type="float">
            <text:p>15874074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4" calcext:value-type="float">
            <text:p>15874074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5" calcext:value-type="float">
            <text:p>15874074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6" calcext:value-type="float">
            <text:p>15874074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7" calcext:value-type="float">
            <text:p>15874074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8" calcext:value-type="float">
            <text:p>15874074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29" calcext:value-type="float">
            <text:p>15874074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0" calcext:value-type="float">
            <text:p>15874074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1" calcext:value-type="float">
            <text:p>15874074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2" calcext:value-type="float">
            <text:p>15874074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3" calcext:value-type="float">
            <text:p>15874074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4" calcext:value-type="float">
            <text:p>15874074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5" calcext:value-type="float">
            <text:p>15874074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6" calcext:value-type="float">
            <text:p>15874074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7" calcext:value-type="float">
            <text:p>15874074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8" calcext:value-type="float">
            <text:p>15874074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39" calcext:value-type="float">
            <text:p>15874074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40" calcext:value-type="float">
            <text:p>15874074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41" calcext:value-type="float">
            <text:p>15874074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42" calcext:value-type="float">
            <text:p>15874074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43" calcext:value-type="float">
            <text:p>15874074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44" calcext:value-type="float">
            <text:p>15874074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45" calcext:value-type="float">
            <text:p>15874074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47" calcext:value-type="float">
            <text:p>15874074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48" calcext:value-type="float">
            <text:p>15874074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49" calcext:value-type="float">
            <text:p>158740744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0" calcext:value-type="float">
            <text:p>15874074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1" calcext:value-type="float">
            <text:p>15874074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2" calcext:value-type="float">
            <text:p>158740745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3" calcext:value-type="float">
            <text:p>15874074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4" calcext:value-type="float">
            <text:p>158740745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5" calcext:value-type="float">
            <text:p>15874074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6" calcext:value-type="float">
            <text:p>158740745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7" calcext:value-type="float">
            <text:p>15874074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8" calcext:value-type="float">
            <text:p>15874074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59" calcext:value-type="float">
            <text:p>158740745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0" calcext:value-type="float">
            <text:p>158740746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1" calcext:value-type="float">
            <text:p>158740746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2" calcext:value-type="float">
            <text:p>158740746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3" calcext:value-type="float">
            <text:p>15874074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4" calcext:value-type="float">
            <text:p>158740746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5" calcext:value-type="float">
            <text:p>15874074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6" calcext:value-type="float">
            <text:p>15874074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7" calcext:value-type="float">
            <text:p>15874074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8" calcext:value-type="float">
            <text:p>15874074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69" calcext:value-type="float">
            <text:p>158740746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0" calcext:value-type="float">
            <text:p>15874074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1" calcext:value-type="float">
            <text:p>15874074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2" calcext:value-type="float">
            <text:p>15874074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3" calcext:value-type="float">
            <text:p>15874074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4" calcext:value-type="float">
            <text:p>15874074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5" calcext:value-type="float">
            <text:p>158740747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6" calcext:value-type="float">
            <text:p>15874074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7" calcext:value-type="float">
            <text:p>158740747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8" calcext:value-type="float">
            <text:p>15874074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79" calcext:value-type="float">
            <text:p>158740747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0" calcext:value-type="float">
            <text:p>15874074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1" calcext:value-type="float">
            <text:p>15874074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2" calcext:value-type="float">
            <text:p>15874074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3" calcext:value-type="float">
            <text:p>15874074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4" calcext:value-type="float">
            <text:p>15874074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5" calcext:value-type="float">
            <text:p>15874074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6" calcext:value-type="float">
            <text:p>15874074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7" calcext:value-type="float">
            <text:p>15874074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8" calcext:value-type="float">
            <text:p>15874074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89" calcext:value-type="float">
            <text:p>15874074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0" calcext:value-type="float">
            <text:p>15874074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1" calcext:value-type="float">
            <text:p>15874074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2" calcext:value-type="float">
            <text:p>15874074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3" calcext:value-type="float">
            <text:p>15874074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4" calcext:value-type="float">
            <text:p>15874074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5" calcext:value-type="float">
            <text:p>15874074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6" calcext:value-type="float">
            <text:p>15874074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7" calcext:value-type="float">
            <text:p>15874074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8" calcext:value-type="float">
            <text:p>15874074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499" calcext:value-type="float">
            <text:p>15874074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0" calcext:value-type="float">
            <text:p>15874075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1" calcext:value-type="float">
            <text:p>15874075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2" calcext:value-type="float">
            <text:p>15874075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3" calcext:value-type="float">
            <text:p>15874075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4" calcext:value-type="float">
            <text:p>15874075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5" calcext:value-type="float">
            <text:p>15874075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6" calcext:value-type="float">
            <text:p>15874075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7" calcext:value-type="float">
            <text:p>15874075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8" calcext:value-type="float">
            <text:p>15874075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09" calcext:value-type="float">
            <text:p>15874075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0" calcext:value-type="float">
            <text:p>15874075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1" calcext:value-type="float">
            <text:p>15874075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2" calcext:value-type="float">
            <text:p>15874075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3" calcext:value-type="float">
            <text:p>15874075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4" calcext:value-type="float">
            <text:p>15874075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5" calcext:value-type="float">
            <text:p>15874075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6" calcext:value-type="float">
            <text:p>15874075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7" calcext:value-type="float">
            <text:p>15874075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8" calcext:value-type="float">
            <text:p>15874075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19" calcext:value-type="float">
            <text:p>15874075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0" calcext:value-type="float">
            <text:p>15874075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1" calcext:value-type="float">
            <text:p>15874075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2" calcext:value-type="float">
            <text:p>15874075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3" calcext:value-type="float">
            <text:p>15874075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4" calcext:value-type="float">
            <text:p>15874075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5" calcext:value-type="float">
            <text:p>15874075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6" calcext:value-type="float">
            <text:p>15874075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7" calcext:value-type="float">
            <text:p>15874075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8" calcext:value-type="float">
            <text:p>15874075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29" calcext:value-type="float">
            <text:p>15874075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0" calcext:value-type="float">
            <text:p>15874075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1" calcext:value-type="float">
            <text:p>15874075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2" calcext:value-type="float">
            <text:p>15874075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3" calcext:value-type="float">
            <text:p>15874075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4" calcext:value-type="float">
            <text:p>15874075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5" calcext:value-type="float">
            <text:p>15874075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6" calcext:value-type="float">
            <text:p>15874075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7" calcext:value-type="float">
            <text:p>15874075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8" calcext:value-type="float">
            <text:p>15874075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39" calcext:value-type="float">
            <text:p>15874075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0" calcext:value-type="float">
            <text:p>15874075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1" calcext:value-type="float">
            <text:p>15874075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2" calcext:value-type="float">
            <text:p>15874075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3" calcext:value-type="float">
            <text:p>15874075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4" calcext:value-type="float">
            <text:p>15874075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5" calcext:value-type="float">
            <text:p>15874075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6" calcext:value-type="float">
            <text:p>15874075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7" calcext:value-type="float">
            <text:p>15874075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8" calcext:value-type="float">
            <text:p>15874075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49" calcext:value-type="float">
            <text:p>158740754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0" calcext:value-type="float">
            <text:p>15874075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1" calcext:value-type="float">
            <text:p>15874075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2" calcext:value-type="float">
            <text:p>158740755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3" calcext:value-type="float">
            <text:p>15874075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4" calcext:value-type="float">
            <text:p>158740755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5" calcext:value-type="float">
            <text:p>15874075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6" calcext:value-type="float">
            <text:p>15874075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7" calcext:value-type="float">
            <text:p>15874075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8" calcext:value-type="float">
            <text:p>15874075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59" calcext:value-type="float">
            <text:p>158740755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0" calcext:value-type="float">
            <text:p>158740756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1" calcext:value-type="float">
            <text:p>158740756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2" calcext:value-type="float">
            <text:p>158740756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3" calcext:value-type="float">
            <text:p>158740756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4" calcext:value-type="float">
            <text:p>158740756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5" calcext:value-type="float">
            <text:p>15874075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6" calcext:value-type="float">
            <text:p>15874075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3" calcext:value-type="float">
            <text:p>225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7" calcext:value-type="float">
            <text:p>15874075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8" calcext:value-type="float">
            <text:p>15874075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69" calcext:value-type="float">
            <text:p>158740756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4" calcext:value-type="float">
            <text:p>225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0" calcext:value-type="float">
            <text:p>15874075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7" calcext:value-type="float">
            <text:p>225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1" calcext:value-type="float">
            <text:p>15874075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4" calcext:value-type="float">
            <text:p>225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2" calcext:value-type="float">
            <text:p>15874075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3" calcext:value-type="float">
            <text:p>15874075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4" calcext:value-type="float">
            <text:p>15874075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5" calcext:value-type="float">
            <text:p>158740757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6" calcext:value-type="float">
            <text:p>15874075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7" calcext:value-type="float">
            <text:p>158740757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8" calcext:value-type="float">
            <text:p>15874075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79" calcext:value-type="float">
            <text:p>158740757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0" calcext:value-type="float">
            <text:p>15874075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1" calcext:value-type="float">
            <text:p>15874075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2" calcext:value-type="float">
            <text:p>15874075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3" calcext:value-type="float">
            <text:p>15874075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4" calcext:value-type="float">
            <text:p>15874075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5" calcext:value-type="float">
            <text:p>15874075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6" calcext:value-type="float">
            <text:p>15874075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7" calcext:value-type="float">
            <text:p>15874075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8" calcext:value-type="float">
            <text:p>15874075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89" calcext:value-type="float">
            <text:p>15874075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0" calcext:value-type="float">
            <text:p>158740759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1" calcext:value-type="float">
            <text:p>158740759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2" calcext:value-type="float">
            <text:p>15874075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3" calcext:value-type="float">
            <text:p>15874075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4" calcext:value-type="float">
            <text:p>15874075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5" calcext:value-type="float">
            <text:p>15874075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6" calcext:value-type="float">
            <text:p>15874075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7" calcext:value-type="float">
            <text:p>15874075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8" calcext:value-type="float">
            <text:p>15874075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599" calcext:value-type="float">
            <text:p>15874075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0" calcext:value-type="float">
            <text:p>158740760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1" calcext:value-type="float">
            <text:p>15874076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2" calcext:value-type="float">
            <text:p>15874076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3" calcext:value-type="float">
            <text:p>15874076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4" calcext:value-type="float">
            <text:p>15874076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5" calcext:value-type="float">
            <text:p>15874076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6" calcext:value-type="float">
            <text:p>15874076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7" calcext:value-type="float">
            <text:p>15874076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8" calcext:value-type="float">
            <text:p>15874076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09" calcext:value-type="float">
            <text:p>15874076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0" calcext:value-type="float">
            <text:p>15874076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1" calcext:value-type="float">
            <text:p>15874076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2" calcext:value-type="float">
            <text:p>15874076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3" calcext:value-type="float">
            <text:p>15874076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4" calcext:value-type="float">
            <text:p>15874076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5" calcext:value-type="float">
            <text:p>15874076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6" calcext:value-type="float">
            <text:p>15874076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7" calcext:value-type="float">
            <text:p>15874076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8" calcext:value-type="float">
            <text:p>15874076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19" calcext:value-type="float">
            <text:p>15874076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0" calcext:value-type="float">
            <text:p>15874076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1" calcext:value-type="float">
            <text:p>15874076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2" calcext:value-type="float">
            <text:p>15874076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3" calcext:value-type="float">
            <text:p>15874076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4" calcext:value-type="float">
            <text:p>15874076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5" calcext:value-type="float">
            <text:p>15874076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6" calcext:value-type="float">
            <text:p>15874076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7" calcext:value-type="float">
            <text:p>15874076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8" calcext:value-type="float">
            <text:p>15874076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29" calcext:value-type="float">
            <text:p>15874076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0" calcext:value-type="float">
            <text:p>15874076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1" calcext:value-type="float">
            <text:p>15874076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2" calcext:value-type="float">
            <text:p>15874076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3" calcext:value-type="float">
            <text:p>15874076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4" calcext:value-type="float">
            <text:p>15874076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5" calcext:value-type="float">
            <text:p>15874076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6" calcext:value-type="float">
            <text:p>15874076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7" calcext:value-type="float">
            <text:p>15874076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8" calcext:value-type="float">
            <text:p>15874076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39" calcext:value-type="float">
            <text:p>15874076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0" calcext:value-type="float">
            <text:p>15874076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1" calcext:value-type="float">
            <text:p>15874076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2" calcext:value-type="float">
            <text:p>15874076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3" calcext:value-type="float">
            <text:p>15874076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4" calcext:value-type="float">
            <text:p>15874076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5" calcext:value-type="float">
            <text:p>15874076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6" calcext:value-type="float">
            <text:p>15874076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7" calcext:value-type="float">
            <text:p>15874076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8" calcext:value-type="float">
            <text:p>15874076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49" calcext:value-type="float">
            <text:p>15874076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0" calcext:value-type="float">
            <text:p>15874076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1" calcext:value-type="float">
            <text:p>15874076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2" calcext:value-type="float">
            <text:p>15874076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3" calcext:value-type="float">
            <text:p>15874076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4" calcext:value-type="float">
            <text:p>15874076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5" calcext:value-type="float">
            <text:p>15874076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6" calcext:value-type="float">
            <text:p>15874076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7" calcext:value-type="float">
            <text:p>15874076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8" calcext:value-type="float">
            <text:p>15874076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59" calcext:value-type="float">
            <text:p>15874076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0" calcext:value-type="float">
            <text:p>15874076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1" calcext:value-type="float">
            <text:p>15874076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2" calcext:value-type="float">
            <text:p>15874076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3" calcext:value-type="float">
            <text:p>15874076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4" calcext:value-type="float">
            <text:p>15874076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5" calcext:value-type="float">
            <text:p>15874076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6" calcext:value-type="float">
            <text:p>15874076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7" calcext:value-type="float">
            <text:p>15874076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8" calcext:value-type="float">
            <text:p>15874076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69" calcext:value-type="float">
            <text:p>158740766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0" calcext:value-type="float">
            <text:p>15874076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1" calcext:value-type="float">
            <text:p>15874076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2" calcext:value-type="float">
            <text:p>15874076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3" calcext:value-type="float">
            <text:p>15874076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4" calcext:value-type="float">
            <text:p>15874076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5" calcext:value-type="float">
            <text:p>15874076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6" calcext:value-type="float">
            <text:p>15874076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7" calcext:value-type="float">
            <text:p>15874076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8" calcext:value-type="float">
            <text:p>15874076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79" calcext:value-type="float">
            <text:p>15874076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0" calcext:value-type="float">
            <text:p>15874076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1" calcext:value-type="float">
            <text:p>15874076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2" calcext:value-type="float">
            <text:p>15874076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3" calcext:value-type="float">
            <text:p>15874076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4" calcext:value-type="float">
            <text:p>15874076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5" calcext:value-type="float">
            <text:p>15874076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6" calcext:value-type="float">
            <text:p>15874076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7" calcext:value-type="float">
            <text:p>15874076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8" calcext:value-type="float">
            <text:p>15874076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89" calcext:value-type="float">
            <text:p>15874076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0" calcext:value-type="float">
            <text:p>15874076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1" calcext:value-type="float">
            <text:p>15874076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2" calcext:value-type="float">
            <text:p>15874076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3" calcext:value-type="float">
            <text:p>15874076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4" calcext:value-type="float">
            <text:p>15874076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5" calcext:value-type="float">
            <text:p>15874076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6" calcext:value-type="float">
            <text:p>15874076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7" calcext:value-type="float">
            <text:p>15874076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8" calcext:value-type="float">
            <text:p>15874076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699" calcext:value-type="float">
            <text:p>15874076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00" calcext:value-type="float">
            <text:p>15874077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01" calcext:value-type="float">
            <text:p>15874077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03" calcext:value-type="float">
            <text:p>15874077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03" calcext:value-type="float">
            <text:p>15874077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04" calcext:value-type="float">
            <text:p>15874077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06" calcext:value-type="float">
            <text:p>15874077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07" calcext:value-type="float">
            <text:p>15874077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08" calcext:value-type="float">
            <text:p>15874077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09" calcext:value-type="float">
            <text:p>15874077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0" calcext:value-type="float">
            <text:p>15874077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1" calcext:value-type="float">
            <text:p>15874077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2" calcext:value-type="float">
            <text:p>15874077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3" calcext:value-type="float">
            <text:p>15874077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4" calcext:value-type="float">
            <text:p>15874077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5" calcext:value-type="float">
            <text:p>15874077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6" calcext:value-type="float">
            <text:p>15874077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7" calcext:value-type="float">
            <text:p>15874077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8" calcext:value-type="float">
            <text:p>15874077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19" calcext:value-type="float">
            <text:p>15874077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0" calcext:value-type="float">
            <text:p>15874077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1" calcext:value-type="float">
            <text:p>15874077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2" calcext:value-type="float">
            <text:p>15874077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3" calcext:value-type="float">
            <text:p>15874077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4" calcext:value-type="float">
            <text:p>15874077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5" calcext:value-type="float">
            <text:p>15874077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6" calcext:value-type="float">
            <text:p>15874077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7" calcext:value-type="float">
            <text:p>15874077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8" calcext:value-type="float">
            <text:p>15874077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29" calcext:value-type="float">
            <text:p>15874077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0" calcext:value-type="float">
            <text:p>15874077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1" calcext:value-type="float">
            <text:p>15874077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2" calcext:value-type="float">
            <text:p>15874077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3" calcext:value-type="float">
            <text:p>15874077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4" calcext:value-type="float">
            <text:p>15874077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5" calcext:value-type="float">
            <text:p>15874077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6" calcext:value-type="float">
            <text:p>15874077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7" calcext:value-type="float">
            <text:p>15874077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8" calcext:value-type="float">
            <text:p>15874077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39" calcext:value-type="float">
            <text:p>15874077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0" calcext:value-type="float">
            <text:p>15874077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1" calcext:value-type="float">
            <text:p>15874077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2" calcext:value-type="float">
            <text:p>15874077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3" calcext:value-type="float">
            <text:p>15874077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4" calcext:value-type="float">
            <text:p>15874077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5" calcext:value-type="float">
            <text:p>15874077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6" calcext:value-type="float">
            <text:p>15874077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7" calcext:value-type="float">
            <text:p>15874077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8" calcext:value-type="float">
            <text:p>15874077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49" calcext:value-type="float">
            <text:p>15874077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0" calcext:value-type="float">
            <text:p>15874077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1" calcext:value-type="float">
            <text:p>15874077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2" calcext:value-type="float">
            <text:p>15874077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3" calcext:value-type="float">
            <text:p>15874077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4" calcext:value-type="float">
            <text:p>158740775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5" calcext:value-type="float">
            <text:p>15874077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6" calcext:value-type="float">
            <text:p>15874077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7" calcext:value-type="float">
            <text:p>15874077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8" calcext:value-type="float">
            <text:p>15874077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59" calcext:value-type="float">
            <text:p>15874077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0" calcext:value-type="float">
            <text:p>15874077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1" calcext:value-type="float">
            <text:p>15874077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2" calcext:value-type="float">
            <text:p>15874077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3" calcext:value-type="float">
            <text:p>158740776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4" calcext:value-type="float">
            <text:p>15874077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5" calcext:value-type="float">
            <text:p>15874077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6" calcext:value-type="float">
            <text:p>15874077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7" calcext:value-type="float">
            <text:p>15874077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8" calcext:value-type="float">
            <text:p>15874077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69" calcext:value-type="float">
            <text:p>15874077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0" calcext:value-type="float">
            <text:p>15874077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1" calcext:value-type="float">
            <text:p>15874077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2" calcext:value-type="float">
            <text:p>15874077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3" calcext:value-type="float">
            <text:p>15874077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4" calcext:value-type="float">
            <text:p>15874077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5" calcext:value-type="float">
            <text:p>158740777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6" calcext:value-type="float">
            <text:p>15874077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7" calcext:value-type="float">
            <text:p>15874077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8" calcext:value-type="float">
            <text:p>15874077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79" calcext:value-type="float">
            <text:p>158740777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0" calcext:value-type="float">
            <text:p>15874077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1" calcext:value-type="float">
            <text:p>15874077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2" calcext:value-type="float">
            <text:p>15874077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3" calcext:value-type="float">
            <text:p>15874077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4" calcext:value-type="float">
            <text:p>15874077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5" calcext:value-type="float">
            <text:p>15874077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6" calcext:value-type="float">
            <text:p>15874077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7" calcext:value-type="float">
            <text:p>15874077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8" calcext:value-type="float">
            <text:p>15874077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89" calcext:value-type="float">
            <text:p>15874077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0" calcext:value-type="float">
            <text:p>158740779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1" calcext:value-type="float">
            <text:p>158740779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2" calcext:value-type="float">
            <text:p>15874077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3" calcext:value-type="float">
            <text:p>15874077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4" calcext:value-type="float">
            <text:p>15874077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5" calcext:value-type="float">
            <text:p>15874077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6" calcext:value-type="float">
            <text:p>15874077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7" calcext:value-type="float">
            <text:p>15874077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8" calcext:value-type="float">
            <text:p>15874077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799" calcext:value-type="float">
            <text:p>15874077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0" calcext:value-type="float">
            <text:p>158740780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1" calcext:value-type="float">
            <text:p>15874078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2" calcext:value-type="float">
            <text:p>15874078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3" calcext:value-type="float">
            <text:p>15874078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4" calcext:value-type="float">
            <text:p>15874078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5" calcext:value-type="float">
            <text:p>15874078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6" calcext:value-type="float">
            <text:p>15874078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7" calcext:value-type="float">
            <text:p>15874078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8" calcext:value-type="float">
            <text:p>15874078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09" calcext:value-type="float">
            <text:p>15874078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0" calcext:value-type="float">
            <text:p>15874078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1" calcext:value-type="float">
            <text:p>15874078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2" calcext:value-type="float">
            <text:p>15874078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3" calcext:value-type="float">
            <text:p>15874078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4" calcext:value-type="float">
            <text:p>15874078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5" calcext:value-type="float">
            <text:p>15874078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6" calcext:value-type="float">
            <text:p>15874078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7" calcext:value-type="float">
            <text:p>15874078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8" calcext:value-type="float">
            <text:p>15874078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19" calcext:value-type="float">
            <text:p>15874078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0" calcext:value-type="float">
            <text:p>15874078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1" calcext:value-type="float">
            <text:p>15874078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2" calcext:value-type="float">
            <text:p>15874078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3" calcext:value-type="float">
            <text:p>15874078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4" calcext:value-type="float">
            <text:p>15874078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5" calcext:value-type="float">
            <text:p>15874078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6" calcext:value-type="float">
            <text:p>15874078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7" calcext:value-type="float">
            <text:p>15874078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8" calcext:value-type="float">
            <text:p>15874078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29" calcext:value-type="float">
            <text:p>15874078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0" calcext:value-type="float">
            <text:p>15874078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1" calcext:value-type="float">
            <text:p>15874078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2" calcext:value-type="float">
            <text:p>15874078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3" calcext:value-type="float">
            <text:p>15874078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4" calcext:value-type="float">
            <text:p>15874078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5" calcext:value-type="float">
            <text:p>15874078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6" calcext:value-type="float">
            <text:p>15874078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7" calcext:value-type="float">
            <text:p>15874078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8" calcext:value-type="float">
            <text:p>15874078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39" calcext:value-type="float">
            <text:p>15874078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0" calcext:value-type="float">
            <text:p>15874078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1" calcext:value-type="float">
            <text:p>15874078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2" calcext:value-type="float">
            <text:p>15874078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3" calcext:value-type="float">
            <text:p>15874078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4" calcext:value-type="float">
            <text:p>15874078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5" calcext:value-type="float">
            <text:p>15874078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6" calcext:value-type="float">
            <text:p>15874078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7" calcext:value-type="float">
            <text:p>15874078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8" calcext:value-type="float">
            <text:p>15874078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49" calcext:value-type="float">
            <text:p>15874078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0" calcext:value-type="float">
            <text:p>15874078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1" calcext:value-type="float">
            <text:p>15874078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2" calcext:value-type="float">
            <text:p>15874078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3" calcext:value-type="float">
            <text:p>15874078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4" calcext:value-type="float">
            <text:p>15874078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5" calcext:value-type="float">
            <text:p>15874078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6" calcext:value-type="float">
            <text:p>15874078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7" calcext:value-type="float">
            <text:p>15874078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8" calcext:value-type="float">
            <text:p>15874078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59" calcext:value-type="float">
            <text:p>15874078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0" calcext:value-type="float">
            <text:p>15874078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1" calcext:value-type="float">
            <text:p>15874078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2" calcext:value-type="float">
            <text:p>15874078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3" calcext:value-type="float">
            <text:p>15874078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4" calcext:value-type="float">
            <text:p>15874078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5" calcext:value-type="float">
            <text:p>15874078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6" calcext:value-type="float">
            <text:p>15874078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7" calcext:value-type="float">
            <text:p>15874078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8" calcext:value-type="float">
            <text:p>15874078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69" calcext:value-type="float">
            <text:p>15874078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0" calcext:value-type="float">
            <text:p>15874078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1" calcext:value-type="float">
            <text:p>15874078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2" calcext:value-type="float">
            <text:p>15874078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3" calcext:value-type="float">
            <text:p>15874078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4" calcext:value-type="float">
            <text:p>15874078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5" calcext:value-type="float">
            <text:p>15874078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6" calcext:value-type="float">
            <text:p>15874078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7" calcext:value-type="float">
            <text:p>15874078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8" calcext:value-type="float">
            <text:p>15874078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79" calcext:value-type="float">
            <text:p>15874078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0" calcext:value-type="float">
            <text:p>15874078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1" calcext:value-type="float">
            <text:p>15874078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2" calcext:value-type="float">
            <text:p>15874078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3" calcext:value-type="float">
            <text:p>15874078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4" calcext:value-type="float">
            <text:p>15874078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5" calcext:value-type="float">
            <text:p>15874078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6" calcext:value-type="float">
            <text:p>15874078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7" calcext:value-type="float">
            <text:p>15874078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8" calcext:value-type="float">
            <text:p>15874078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89" calcext:value-type="float">
            <text:p>15874078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0" calcext:value-type="float">
            <text:p>15874078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1" calcext:value-type="float">
            <text:p>15874078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2" calcext:value-type="float">
            <text:p>15874078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3" calcext:value-type="float">
            <text:p>15874078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4" calcext:value-type="float">
            <text:p>15874078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5" calcext:value-type="float">
            <text:p>15874078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6" calcext:value-type="float">
            <text:p>15874078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7" calcext:value-type="float">
            <text:p>15874078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8" calcext:value-type="float">
            <text:p>15874078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899" calcext:value-type="float">
            <text:p>15874078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0" calcext:value-type="float">
            <text:p>158740790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1" calcext:value-type="float">
            <text:p>15874079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2" calcext:value-type="float">
            <text:p>15874079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3" calcext:value-type="float">
            <text:p>15874079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4" calcext:value-type="float">
            <text:p>15874079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5" calcext:value-type="float">
            <text:p>15874079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6" calcext:value-type="float">
            <text:p>15874079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7" calcext:value-type="float">
            <text:p>15874079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8" calcext:value-type="float">
            <text:p>15874079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09" calcext:value-type="float">
            <text:p>15874079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0" calcext:value-type="float">
            <text:p>15874079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1" calcext:value-type="float">
            <text:p>15874079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2" calcext:value-type="float">
            <text:p>15874079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3" calcext:value-type="float">
            <text:p>15874079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4" calcext:value-type="float">
            <text:p>15874079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5" calcext:value-type="float">
            <text:p>15874079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6" calcext:value-type="float">
            <text:p>15874079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7" calcext:value-type="float">
            <text:p>15874079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8" calcext:value-type="float">
            <text:p>15874079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19" calcext:value-type="float">
            <text:p>15874079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0" calcext:value-type="float">
            <text:p>15874079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1" calcext:value-type="float">
            <text:p>15874079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2" calcext:value-type="float">
            <text:p>15874079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3" calcext:value-type="float">
            <text:p>15874079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4" calcext:value-type="float">
            <text:p>15874079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5" calcext:value-type="float">
            <text:p>15874079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6" calcext:value-type="float">
            <text:p>15874079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7" calcext:value-type="float">
            <text:p>15874079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8" calcext:value-type="float">
            <text:p>15874079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29" calcext:value-type="float">
            <text:p>15874079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0" calcext:value-type="float">
            <text:p>15874079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1" calcext:value-type="float">
            <text:p>15874079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2" calcext:value-type="float">
            <text:p>15874079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3" calcext:value-type="float">
            <text:p>15874079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4" calcext:value-type="float">
            <text:p>15874079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5" calcext:value-type="float">
            <text:p>15874079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6" calcext:value-type="float">
            <text:p>158740793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7" calcext:value-type="float">
            <text:p>15874079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8" calcext:value-type="float">
            <text:p>15874079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39" calcext:value-type="float">
            <text:p>15874079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0" calcext:value-type="float">
            <text:p>15874079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1" calcext:value-type="float">
            <text:p>15874079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2" calcext:value-type="float">
            <text:p>15874079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3" calcext:value-type="float">
            <text:p>15874079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4" calcext:value-type="float">
            <text:p>15874079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5" calcext:value-type="float">
            <text:p>15874079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6" calcext:value-type="float">
            <text:p>15874079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7" calcext:value-type="float">
            <text:p>15874079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8" calcext:value-type="float">
            <text:p>15874079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49" calcext:value-type="float">
            <text:p>158740794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0" calcext:value-type="float">
            <text:p>15874079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1" calcext:value-type="float">
            <text:p>15874079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2" calcext:value-type="float">
            <text:p>158740795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3" calcext:value-type="float">
            <text:p>15874079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4" calcext:value-type="float">
            <text:p>158740795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5" calcext:value-type="float">
            <text:p>15874079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6" calcext:value-type="float">
            <text:p>158740795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7" calcext:value-type="float">
            <text:p>15874079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8" calcext:value-type="float">
            <text:p>15874079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59" calcext:value-type="float">
            <text:p>158740795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60" calcext:value-type="float">
            <text:p>158740796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61" calcext:value-type="float">
            <text:p>158740796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62" calcext:value-type="float">
            <text:p>158740796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63" calcext:value-type="float">
            <text:p>158740796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64" calcext:value-type="float">
            <text:p>158740796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65" calcext:value-type="float">
            <text:p>15874079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67" calcext:value-type="float">
            <text:p>15874079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68" calcext:value-type="float">
            <text:p>15874079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69" calcext:value-type="float">
            <text:p>158740796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0" calcext:value-type="float">
            <text:p>15874079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1" calcext:value-type="float">
            <text:p>15874079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2" calcext:value-type="float">
            <text:p>15874079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3" calcext:value-type="float">
            <text:p>15874079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4" calcext:value-type="float">
            <text:p>15874079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5" calcext:value-type="float">
            <text:p>15874079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6" calcext:value-type="float">
            <text:p>15874079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7" calcext:value-type="float">
            <text:p>15874079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8" calcext:value-type="float">
            <text:p>15874079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79" calcext:value-type="float">
            <text:p>15874079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0" calcext:value-type="float">
            <text:p>15874079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1" calcext:value-type="float">
            <text:p>15874079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2" calcext:value-type="float">
            <text:p>15874079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3" calcext:value-type="float">
            <text:p>15874079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4" calcext:value-type="float">
            <text:p>15874079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5" calcext:value-type="float">
            <text:p>15874079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6" calcext:value-type="float">
            <text:p>15874079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7" calcext:value-type="float">
            <text:p>15874079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8" calcext:value-type="float">
            <text:p>15874079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89" calcext:value-type="float">
            <text:p>15874079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0" calcext:value-type="float">
            <text:p>15874079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1" calcext:value-type="float">
            <text:p>15874079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2" calcext:value-type="float">
            <text:p>15874079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3" calcext:value-type="float">
            <text:p>15874079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4" calcext:value-type="float">
            <text:p>15874079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5" calcext:value-type="float">
            <text:p>15874079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6" calcext:value-type="float">
            <text:p>15874079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7" calcext:value-type="float">
            <text:p>15874079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8" calcext:value-type="float">
            <text:p>15874079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7999" calcext:value-type="float">
            <text:p>15874079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0" calcext:value-type="float">
            <text:p>15874080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1" calcext:value-type="float">
            <text:p>15874080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2" calcext:value-type="float">
            <text:p>15874080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3" calcext:value-type="float">
            <text:p>15874080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4" calcext:value-type="float">
            <text:p>15874080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5" calcext:value-type="float">
            <text:p>15874080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6" calcext:value-type="float">
            <text:p>15874080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7" calcext:value-type="float">
            <text:p>15874080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8" calcext:value-type="float">
            <text:p>15874080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09" calcext:value-type="float">
            <text:p>15874080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0" calcext:value-type="float">
            <text:p>15874080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1" calcext:value-type="float">
            <text:p>15874080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2" calcext:value-type="float">
            <text:p>15874080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3" calcext:value-type="float">
            <text:p>15874080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4" calcext:value-type="float">
            <text:p>15874080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5" calcext:value-type="float">
            <text:p>15874080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6" calcext:value-type="float">
            <text:p>15874080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7" calcext:value-type="float">
            <text:p>15874080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8" calcext:value-type="float">
            <text:p>15874080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19" calcext:value-type="float">
            <text:p>15874080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0" calcext:value-type="float">
            <text:p>15874080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1" calcext:value-type="float">
            <text:p>15874080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2" calcext:value-type="float">
            <text:p>15874080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3" calcext:value-type="float">
            <text:p>15874080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4" calcext:value-type="float">
            <text:p>15874080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5" calcext:value-type="float">
            <text:p>15874080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6" calcext:value-type="float">
            <text:p>15874080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7" calcext:value-type="float">
            <text:p>15874080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8" calcext:value-type="float">
            <text:p>15874080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29" calcext:value-type="float">
            <text:p>15874080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0" calcext:value-type="float">
            <text:p>15874080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1" calcext:value-type="float">
            <text:p>15874080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2" calcext:value-type="float">
            <text:p>15874080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3" calcext:value-type="float">
            <text:p>15874080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4" calcext:value-type="float">
            <text:p>15874080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5" calcext:value-type="float">
            <text:p>15874080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6" calcext:value-type="float">
            <text:p>15874080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7" calcext:value-type="float">
            <text:p>15874080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8" calcext:value-type="float">
            <text:p>15874080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39" calcext:value-type="float">
            <text:p>15874080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0" calcext:value-type="float">
            <text:p>15874080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1" calcext:value-type="float">
            <text:p>15874080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2" calcext:value-type="float">
            <text:p>15874080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3" calcext:value-type="float">
            <text:p>15874080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4" calcext:value-type="float">
            <text:p>15874080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5" calcext:value-type="float">
            <text:p>15874080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6" calcext:value-type="float">
            <text:p>15874080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7" calcext:value-type="float">
            <text:p>15874080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8" calcext:value-type="float">
            <text:p>15874080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49" calcext:value-type="float">
            <text:p>15874080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0" calcext:value-type="float">
            <text:p>15874080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1" calcext:value-type="float">
            <text:p>15874080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2" calcext:value-type="float">
            <text:p>15874080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3" calcext:value-type="float">
            <text:p>15874080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4" calcext:value-type="float">
            <text:p>15874080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5" calcext:value-type="float">
            <text:p>15874080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6" calcext:value-type="float">
            <text:p>15874080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7" calcext:value-type="float">
            <text:p>15874080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8" calcext:value-type="float">
            <text:p>15874080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59" calcext:value-type="float">
            <text:p>15874080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0" calcext:value-type="float">
            <text:p>15874080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1" calcext:value-type="float">
            <text:p>15874080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2" calcext:value-type="float">
            <text:p>15874080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3" calcext:value-type="float">
            <text:p>15874080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4" calcext:value-type="float">
            <text:p>15874080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5" calcext:value-type="float">
            <text:p>15874080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6" calcext:value-type="float">
            <text:p>15874080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7" calcext:value-type="float">
            <text:p>15874080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8" calcext:value-type="float">
            <text:p>15874080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69" calcext:value-type="float">
            <text:p>15874080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0" calcext:value-type="float">
            <text:p>15874080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1" calcext:value-type="float">
            <text:p>15874080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2" calcext:value-type="float">
            <text:p>15874080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3" calcext:value-type="float">
            <text:p>15874080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4" calcext:value-type="float">
            <text:p>15874080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5" calcext:value-type="float">
            <text:p>15874080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6" calcext:value-type="float">
            <text:p>15874080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7" calcext:value-type="float">
            <text:p>15874080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8" calcext:value-type="float">
            <text:p>15874080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79" calcext:value-type="float">
            <text:p>15874080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0" calcext:value-type="float">
            <text:p>15874080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1" calcext:value-type="float">
            <text:p>15874080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2" calcext:value-type="float">
            <text:p>15874080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3" calcext:value-type="float">
            <text:p>15874080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4" calcext:value-type="float">
            <text:p>15874080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5" calcext:value-type="float">
            <text:p>15874080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6" calcext:value-type="float">
            <text:p>15874080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7" calcext:value-type="float">
            <text:p>15874080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8" calcext:value-type="float">
            <text:p>15874080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89" calcext:value-type="float">
            <text:p>15874080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0" calcext:value-type="float">
            <text:p>15874080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1" calcext:value-type="float">
            <text:p>15874080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2" calcext:value-type="float">
            <text:p>15874080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3" calcext:value-type="float">
            <text:p>15874080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4" calcext:value-type="float">
            <text:p>15874080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5" calcext:value-type="float">
            <text:p>15874080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6" calcext:value-type="float">
            <text:p>15874080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7" calcext:value-type="float">
            <text:p>15874080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8" calcext:value-type="float">
            <text:p>15874080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099" calcext:value-type="float">
            <text:p>15874080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0" calcext:value-type="float">
            <text:p>15874081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1" calcext:value-type="float">
            <text:p>15874081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2" calcext:value-type="float">
            <text:p>15874081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3" calcext:value-type="float">
            <text:p>15874081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4" calcext:value-type="float">
            <text:p>15874081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5" calcext:value-type="float">
            <text:p>15874081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6" calcext:value-type="float">
            <text:p>15874081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7" calcext:value-type="float">
            <text:p>15874081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8" calcext:value-type="float">
            <text:p>15874081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09" calcext:value-type="float">
            <text:p>15874081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0" calcext:value-type="float">
            <text:p>15874081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1" calcext:value-type="float">
            <text:p>15874081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2" calcext:value-type="float">
            <text:p>15874081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3" calcext:value-type="float">
            <text:p>15874081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4" calcext:value-type="float">
            <text:p>15874081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5" calcext:value-type="float">
            <text:p>15874081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6" calcext:value-type="float">
            <text:p>15874081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7" calcext:value-type="float">
            <text:p>15874081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8" calcext:value-type="float">
            <text:p>15874081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19" calcext:value-type="float">
            <text:p>15874081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0" calcext:value-type="float">
            <text:p>15874081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1" calcext:value-type="float">
            <text:p>15874081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2" calcext:value-type="float">
            <text:p>15874081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3" calcext:value-type="float">
            <text:p>15874081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4" calcext:value-type="float">
            <text:p>15874081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5" calcext:value-type="float">
            <text:p>15874081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6" calcext:value-type="float">
            <text:p>15874081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7" calcext:value-type="float">
            <text:p>15874081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8" calcext:value-type="float">
            <text:p>15874081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29" calcext:value-type="float">
            <text:p>15874081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0" calcext:value-type="float">
            <text:p>15874081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1" calcext:value-type="float">
            <text:p>15874081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2" calcext:value-type="float">
            <text:p>15874081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3" calcext:value-type="float">
            <text:p>15874081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4" calcext:value-type="float">
            <text:p>15874081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5" calcext:value-type="float">
            <text:p>15874081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6" calcext:value-type="float">
            <text:p>158740813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7" calcext:value-type="float">
            <text:p>15874081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8" calcext:value-type="float">
            <text:p>15874081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39" calcext:value-type="float">
            <text:p>15874081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0" calcext:value-type="float">
            <text:p>15874081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1" calcext:value-type="float">
            <text:p>15874081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2" calcext:value-type="float">
            <text:p>15874081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3" calcext:value-type="float">
            <text:p>15874081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4" calcext:value-type="float">
            <text:p>15874081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5" calcext:value-type="float">
            <text:p>15874081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6" calcext:value-type="float">
            <text:p>15874081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7" calcext:value-type="float">
            <text:p>15874081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8" calcext:value-type="float">
            <text:p>15874081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49" calcext:value-type="float">
            <text:p>15874081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0" calcext:value-type="float">
            <text:p>15874081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1" calcext:value-type="float">
            <text:p>15874081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2" calcext:value-type="float">
            <text:p>158740815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3" calcext:value-type="float">
            <text:p>15874081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4" calcext:value-type="float">
            <text:p>15874081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5" calcext:value-type="float">
            <text:p>15874081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6" calcext:value-type="float">
            <text:p>15874081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7" calcext:value-type="float">
            <text:p>15874081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8" calcext:value-type="float">
            <text:p>15874081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59" calcext:value-type="float">
            <text:p>15874081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0" calcext:value-type="float">
            <text:p>158740816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1" calcext:value-type="float">
            <text:p>158740816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2" calcext:value-type="float">
            <text:p>158740816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3" calcext:value-type="float">
            <text:p>158740816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4" calcext:value-type="float">
            <text:p>158740816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5" calcext:value-type="float">
            <text:p>15874081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6" calcext:value-type="float">
            <text:p>15874081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7" calcext:value-type="float">
            <text:p>15874081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8" calcext:value-type="float">
            <text:p>15874081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69" calcext:value-type="float">
            <text:p>15874081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0" calcext:value-type="float">
            <text:p>15874081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1" calcext:value-type="float">
            <text:p>15874081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2" calcext:value-type="float">
            <text:p>15874081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3" calcext:value-type="float">
            <text:p>15874081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4" calcext:value-type="float">
            <text:p>15874081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5" calcext:value-type="float">
            <text:p>158740817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6" calcext:value-type="float">
            <text:p>15874081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7" calcext:value-type="float">
            <text:p>158740817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8" calcext:value-type="float">
            <text:p>15874081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79" calcext:value-type="float">
            <text:p>158740817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0" calcext:value-type="float">
            <text:p>15874081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1" calcext:value-type="float">
            <text:p>15874081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2" calcext:value-type="float">
            <text:p>15874081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3" calcext:value-type="float">
            <text:p>15874081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4" calcext:value-type="float">
            <text:p>15874081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5" calcext:value-type="float">
            <text:p>15874081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6" calcext:value-type="float">
            <text:p>15874081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7" calcext:value-type="float">
            <text:p>15874081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8" calcext:value-type="float">
            <text:p>15874081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89" calcext:value-type="float">
            <text:p>15874081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0" calcext:value-type="float">
            <text:p>158740819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1" calcext:value-type="float">
            <text:p>158740819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2" calcext:value-type="float">
            <text:p>15874081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3" calcext:value-type="float">
            <text:p>15874081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4" calcext:value-type="float">
            <text:p>15874081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5" calcext:value-type="float">
            <text:p>15874081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6" calcext:value-type="float">
            <text:p>15874081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7" calcext:value-type="float">
            <text:p>15874081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8" calcext:value-type="float">
            <text:p>15874081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199" calcext:value-type="float">
            <text:p>15874081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00" calcext:value-type="float">
            <text:p>15874082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01" calcext:value-type="float">
            <text:p>15874082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03" calcext:value-type="float">
            <text:p>15874082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03" calcext:value-type="float">
            <text:p>15874082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05" calcext:value-type="float">
            <text:p>15874082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06" calcext:value-type="float">
            <text:p>15874082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07" calcext:value-type="float">
            <text:p>15874082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08" calcext:value-type="float">
            <text:p>15874082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09" calcext:value-type="float">
            <text:p>15874082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0" calcext:value-type="float">
            <text:p>15874082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1" calcext:value-type="float">
            <text:p>15874082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2" calcext:value-type="float">
            <text:p>15874082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3" calcext:value-type="float">
            <text:p>15874082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4" calcext:value-type="float">
            <text:p>15874082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5" calcext:value-type="float">
            <text:p>15874082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6" calcext:value-type="float">
            <text:p>15874082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7" calcext:value-type="float">
            <text:p>15874082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8" calcext:value-type="float">
            <text:p>15874082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19" calcext:value-type="float">
            <text:p>15874082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0" calcext:value-type="float">
            <text:p>15874082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1" calcext:value-type="float">
            <text:p>15874082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2" calcext:value-type="float">
            <text:p>15874082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3" calcext:value-type="float">
            <text:p>15874082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4" calcext:value-type="float">
            <text:p>15874082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5" calcext:value-type="float">
            <text:p>15874082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6" calcext:value-type="float">
            <text:p>15874082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7" calcext:value-type="float">
            <text:p>15874082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8" calcext:value-type="float">
            <text:p>15874082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29" calcext:value-type="float">
            <text:p>15874082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0" calcext:value-type="float">
            <text:p>15874082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1" calcext:value-type="float">
            <text:p>15874082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2" calcext:value-type="float">
            <text:p>15874082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3" calcext:value-type="float">
            <text:p>15874082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4" calcext:value-type="float">
            <text:p>15874082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5" calcext:value-type="float">
            <text:p>15874082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6" calcext:value-type="float">
            <text:p>158740823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7" calcext:value-type="float">
            <text:p>15874082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8" calcext:value-type="float">
            <text:p>15874082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39" calcext:value-type="float">
            <text:p>15874082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0" calcext:value-type="float">
            <text:p>15874082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1" calcext:value-type="float">
            <text:p>15874082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2" calcext:value-type="float">
            <text:p>15874082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3" calcext:value-type="float">
            <text:p>15874082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4" calcext:value-type="float">
            <text:p>15874082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5" calcext:value-type="float">
            <text:p>15874082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6" calcext:value-type="float">
            <text:p>15874082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7" calcext:value-type="float">
            <text:p>15874082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8" calcext:value-type="float">
            <text:p>15874082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49" calcext:value-type="float">
            <text:p>158740824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0" calcext:value-type="float">
            <text:p>15874082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1" calcext:value-type="float">
            <text:p>15874082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2" calcext:value-type="float">
            <text:p>158740825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3" calcext:value-type="float">
            <text:p>15874082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4" calcext:value-type="float">
            <text:p>15874082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5" calcext:value-type="float">
            <text:p>15874082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6" calcext:value-type="float">
            <text:p>158740825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7" calcext:value-type="float">
            <text:p>15874082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8" calcext:value-type="float">
            <text:p>15874082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59" calcext:value-type="float">
            <text:p>158740825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0" calcext:value-type="float">
            <text:p>158740826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1" calcext:value-type="float">
            <text:p>158740826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2" calcext:value-type="float">
            <text:p>158740826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3" calcext:value-type="float">
            <text:p>158740826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4" calcext:value-type="float">
            <text:p>158740826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5" calcext:value-type="float">
            <text:p>15874082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6" calcext:value-type="float">
            <text:p>15874082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7" calcext:value-type="float">
            <text:p>15874082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8" calcext:value-type="float">
            <text:p>15874082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69" calcext:value-type="float">
            <text:p>158740826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0" calcext:value-type="float">
            <text:p>15874082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1" calcext:value-type="float">
            <text:p>15874082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2" calcext:value-type="float">
            <text:p>15874082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3" calcext:value-type="float">
            <text:p>15874082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4" calcext:value-type="float">
            <text:p>15874082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5" calcext:value-type="float">
            <text:p>158740827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6" calcext:value-type="float">
            <text:p>15874082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7" calcext:value-type="float">
            <text:p>158740827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8" calcext:value-type="float">
            <text:p>15874082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79" calcext:value-type="float">
            <text:p>158740827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0" calcext:value-type="float">
            <text:p>15874082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1" calcext:value-type="float">
            <text:p>15874082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2" calcext:value-type="float">
            <text:p>15874082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3" calcext:value-type="float">
            <text:p>15874082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4" calcext:value-type="float">
            <text:p>15874082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5" calcext:value-type="float">
            <text:p>15874082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6" calcext:value-type="float">
            <text:p>15874082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7" calcext:value-type="float">
            <text:p>15874082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8" calcext:value-type="float">
            <text:p>15874082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89" calcext:value-type="float">
            <text:p>15874082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0" calcext:value-type="float">
            <text:p>15874082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1" calcext:value-type="float">
            <text:p>15874082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2" calcext:value-type="float">
            <text:p>15874082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3" calcext:value-type="float">
            <text:p>15874082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4" calcext:value-type="float">
            <text:p>15874082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5" calcext:value-type="float">
            <text:p>15874082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6" calcext:value-type="float">
            <text:p>15874082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7" calcext:value-type="float">
            <text:p>15874082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8" calcext:value-type="float">
            <text:p>15874082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299" calcext:value-type="float">
            <text:p>15874082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0" calcext:value-type="float">
            <text:p>15874083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1" calcext:value-type="float">
            <text:p>15874083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2" calcext:value-type="float">
            <text:p>15874083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3" calcext:value-type="float">
            <text:p>15874083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4" calcext:value-type="float">
            <text:p>15874083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5" calcext:value-type="float">
            <text:p>15874083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6" calcext:value-type="float">
            <text:p>15874083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7" calcext:value-type="float">
            <text:p>15874083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8" calcext:value-type="float">
            <text:p>15874083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09" calcext:value-type="float">
            <text:p>15874083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0" calcext:value-type="float">
            <text:p>15874083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1" calcext:value-type="float">
            <text:p>15874083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2" calcext:value-type="float">
            <text:p>15874083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3" calcext:value-type="float">
            <text:p>15874083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4" calcext:value-type="float">
            <text:p>15874083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5" calcext:value-type="float">
            <text:p>15874083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6" calcext:value-type="float">
            <text:p>15874083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7" calcext:value-type="float">
            <text:p>15874083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8" calcext:value-type="float">
            <text:p>15874083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19" calcext:value-type="float">
            <text:p>15874083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0" calcext:value-type="float">
            <text:p>15874083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1" calcext:value-type="float">
            <text:p>15874083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2" calcext:value-type="float">
            <text:p>15874083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3" calcext:value-type="float">
            <text:p>15874083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4" calcext:value-type="float">
            <text:p>15874083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5" calcext:value-type="float">
            <text:p>15874083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6" calcext:value-type="float">
            <text:p>15874083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7" calcext:value-type="float">
            <text:p>15874083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8" calcext:value-type="float">
            <text:p>15874083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29" calcext:value-type="float">
            <text:p>15874083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0" calcext:value-type="float">
            <text:p>15874083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1" calcext:value-type="float">
            <text:p>15874083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2" calcext:value-type="float">
            <text:p>15874083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3" calcext:value-type="float">
            <text:p>15874083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4" calcext:value-type="float">
            <text:p>15874083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5" calcext:value-type="float">
            <text:p>15874083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6" calcext:value-type="float">
            <text:p>15874083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7" calcext:value-type="float">
            <text:p>15874083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8" calcext:value-type="float">
            <text:p>15874083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39" calcext:value-type="float">
            <text:p>15874083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0" calcext:value-type="float">
            <text:p>15874083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1" calcext:value-type="float">
            <text:p>15874083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2" calcext:value-type="float">
            <text:p>15874083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3" calcext:value-type="float">
            <text:p>15874083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4" calcext:value-type="float">
            <text:p>15874083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5" calcext:value-type="float">
            <text:p>15874083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6" calcext:value-type="float">
            <text:p>15874083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7" calcext:value-type="float">
            <text:p>15874083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8" calcext:value-type="float">
            <text:p>15874083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49" calcext:value-type="float">
            <text:p>15874083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0" calcext:value-type="float">
            <text:p>15874083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1" calcext:value-type="float">
            <text:p>15874083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2" calcext:value-type="float">
            <text:p>15874083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3" calcext:value-type="float">
            <text:p>15874083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4" calcext:value-type="float">
            <text:p>15874083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5" calcext:value-type="float">
            <text:p>15874083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6" calcext:value-type="float">
            <text:p>15874083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7" calcext:value-type="float">
            <text:p>15874083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8" calcext:value-type="float">
            <text:p>15874083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59" calcext:value-type="float">
            <text:p>15874083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0" calcext:value-type="float">
            <text:p>15874083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1" calcext:value-type="float">
            <text:p>15874083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2" calcext:value-type="float">
            <text:p>15874083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3" calcext:value-type="float">
            <text:p>15874083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4" calcext:value-type="float">
            <text:p>15874083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5" calcext:value-type="float">
            <text:p>15874083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6" calcext:value-type="float">
            <text:p>15874083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7" calcext:value-type="float">
            <text:p>15874083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8" calcext:value-type="float">
            <text:p>15874083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69" calcext:value-type="float">
            <text:p>15874083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0" calcext:value-type="float">
            <text:p>15874083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1" calcext:value-type="float">
            <text:p>15874083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2" calcext:value-type="float">
            <text:p>15874083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3" calcext:value-type="float">
            <text:p>15874083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4" calcext:value-type="float">
            <text:p>15874083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5" calcext:value-type="float">
            <text:p>15874083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6" calcext:value-type="float">
            <text:p>15874083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7" calcext:value-type="float">
            <text:p>15874083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8" calcext:value-type="float">
            <text:p>15874083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79" calcext:value-type="float">
            <text:p>15874083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0" calcext:value-type="float">
            <text:p>15874083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1" calcext:value-type="float">
            <text:p>15874083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2" calcext:value-type="float">
            <text:p>15874083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3" calcext:value-type="float">
            <text:p>15874083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4" calcext:value-type="float">
            <text:p>15874083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5" calcext:value-type="float">
            <text:p>15874083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6" calcext:value-type="float">
            <text:p>15874083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7" calcext:value-type="float">
            <text:p>15874083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8" calcext:value-type="float">
            <text:p>15874083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89" calcext:value-type="float">
            <text:p>15874083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0" calcext:value-type="float">
            <text:p>158740839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1" calcext:value-type="float">
            <text:p>158740839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2" calcext:value-type="float">
            <text:p>15874083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3" calcext:value-type="float">
            <text:p>15874083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4" calcext:value-type="float">
            <text:p>15874083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5" calcext:value-type="float">
            <text:p>15874083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6" calcext:value-type="float">
            <text:p>15874083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7" calcext:value-type="float">
            <text:p>15874083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7" calcext:value-type="float">
            <text:p>225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8" calcext:value-type="float">
            <text:p>15874083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4" calcext:value-type="float">
            <text:p>226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399" calcext:value-type="float">
            <text:p>15874083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74" calcext:value-type="float">
            <text:p>227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0" calcext:value-type="float">
            <text:p>158740840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76" calcext:value-type="float">
            <text:p>227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1" calcext:value-type="float">
            <text:p>15874084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84" calcext:value-type="float">
            <text:p>228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2" calcext:value-type="float">
            <text:p>15874084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92" calcext:value-type="float">
            <text:p>2292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3" calcext:value-type="float">
            <text:p>15874084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92" calcext:value-type="float">
            <text:p>2292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4" calcext:value-type="float">
            <text:p>15874084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5" calcext:value-type="float">
            <text:p>15874084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6" calcext:value-type="float">
            <text:p>15874084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9" calcext:value-type="float">
            <text:p>226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7" calcext:value-type="float">
            <text:p>15874084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8" calcext:value-type="float">
            <text:p>225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8" calcext:value-type="float">
            <text:p>15874084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09" calcext:value-type="float">
            <text:p>15874084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0" calcext:value-type="float">
            <text:p>15874084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1" calcext:value-type="float">
            <text:p>225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1" calcext:value-type="float">
            <text:p>15874084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2" calcext:value-type="float">
            <text:p>15874084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3" calcext:value-type="float">
            <text:p>15874084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4" calcext:value-type="float">
            <text:p>15874084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5" calcext:value-type="float">
            <text:p>15874084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6" calcext:value-type="float">
            <text:p>15874084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7" calcext:value-type="float">
            <text:p>15874084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8" calcext:value-type="float">
            <text:p>15874084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19" calcext:value-type="float">
            <text:p>15874084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0" calcext:value-type="float">
            <text:p>15874084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1" calcext:value-type="float">
            <text:p>15874084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2" calcext:value-type="float">
            <text:p>15874084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3" calcext:value-type="float">
            <text:p>15874084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4" calcext:value-type="float">
            <text:p>15874084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5" calcext:value-type="float">
            <text:p>15874084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6" calcext:value-type="float">
            <text:p>15874084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7" calcext:value-type="float">
            <text:p>15874084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8" calcext:value-type="float">
            <text:p>15874084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29" calcext:value-type="float">
            <text:p>15874084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0" calcext:value-type="float">
            <text:p>15874084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1" calcext:value-type="float">
            <text:p>15874084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2" calcext:value-type="float">
            <text:p>15874084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3" calcext:value-type="float">
            <text:p>15874084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4" calcext:value-type="float">
            <text:p>15874084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5" calcext:value-type="float">
            <text:p>15874084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6" calcext:value-type="float">
            <text:p>15874084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7" calcext:value-type="float">
            <text:p>15874084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8" calcext:value-type="float">
            <text:p>15874084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39" calcext:value-type="float">
            <text:p>15874084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40" calcext:value-type="float">
            <text:p>15874084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41" calcext:value-type="float">
            <text:p>15874084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42" calcext:value-type="float">
            <text:p>15874084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43" calcext:value-type="float">
            <text:p>15874084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44" calcext:value-type="float">
            <text:p>15874084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45" calcext:value-type="float">
            <text:p>15874084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46" calcext:value-type="float">
            <text:p>15874084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48" calcext:value-type="float">
            <text:p>15874084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49" calcext:value-type="float">
            <text:p>15874084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0" calcext:value-type="float">
            <text:p>15874084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1" calcext:value-type="float">
            <text:p>15874084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2" calcext:value-type="float">
            <text:p>15874084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3" calcext:value-type="float">
            <text:p>15874084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4" calcext:value-type="float">
            <text:p>15874084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5" calcext:value-type="float">
            <text:p>15874084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6" calcext:value-type="float">
            <text:p>15874084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7" calcext:value-type="float">
            <text:p>15874084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8" calcext:value-type="float">
            <text:p>15874084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59" calcext:value-type="float">
            <text:p>15874084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0" calcext:value-type="float">
            <text:p>15874084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1" calcext:value-type="float">
            <text:p>15874084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2" calcext:value-type="float">
            <text:p>15874084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3" calcext:value-type="float">
            <text:p>15874084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4" calcext:value-type="float">
            <text:p>15874084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5" calcext:value-type="float">
            <text:p>15874084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6" calcext:value-type="float">
            <text:p>15874084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7" calcext:value-type="float">
            <text:p>15874084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8" calcext:value-type="float">
            <text:p>15874084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69" calcext:value-type="float">
            <text:p>158740846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0" calcext:value-type="float">
            <text:p>15874084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1" calcext:value-type="float">
            <text:p>15874084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1" calcext:value-type="float">
            <text:p>225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2" calcext:value-type="float">
            <text:p>15874084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3" calcext:value-type="float">
            <text:p>15874084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4" calcext:value-type="float">
            <text:p>15874084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5" calcext:value-type="float">
            <text:p>158740847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6" calcext:value-type="float">
            <text:p>15874084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7" calcext:value-type="float">
            <text:p>158740847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8" calcext:value-type="float">
            <text:p>15874084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79" calcext:value-type="float">
            <text:p>158740847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0" calcext:value-type="float">
            <text:p>15874084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1" calcext:value-type="float">
            <text:p>15874084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2" calcext:value-type="float">
            <text:p>15874084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3" calcext:value-type="float">
            <text:p>15874084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4" calcext:value-type="float">
            <text:p>15874084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5" calcext:value-type="float">
            <text:p>15874084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6" calcext:value-type="float">
            <text:p>15874084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7" calcext:value-type="float">
            <text:p>15874084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8" calcext:value-type="float">
            <text:p>15874084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89" calcext:value-type="float">
            <text:p>15874084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0" calcext:value-type="float">
            <text:p>158740849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1" calcext:value-type="float">
            <text:p>15874084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2" calcext:value-type="float">
            <text:p>15874084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3" calcext:value-type="float">
            <text:p>15874084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4" calcext:value-type="float">
            <text:p>15874084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5" calcext:value-type="float">
            <text:p>15874084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6" calcext:value-type="float">
            <text:p>15874084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7" calcext:value-type="float">
            <text:p>15874084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8" calcext:value-type="float">
            <text:p>15874084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499" calcext:value-type="float">
            <text:p>15874084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0" calcext:value-type="float">
            <text:p>15874085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1" calcext:value-type="float">
            <text:p>15874085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2" calcext:value-type="float">
            <text:p>15874085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3" calcext:value-type="float">
            <text:p>15874085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4" calcext:value-type="float">
            <text:p>15874085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5" calcext:value-type="float">
            <text:p>15874085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6" calcext:value-type="float">
            <text:p>15874085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7" calcext:value-type="float">
            <text:p>15874085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8" calcext:value-type="float">
            <text:p>15874085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09" calcext:value-type="float">
            <text:p>15874085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0" calcext:value-type="float">
            <text:p>15874085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1" calcext:value-type="float">
            <text:p>15874085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2" calcext:value-type="float">
            <text:p>15874085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3" calcext:value-type="float">
            <text:p>15874085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4" calcext:value-type="float">
            <text:p>15874085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5" calcext:value-type="float">
            <text:p>15874085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6" calcext:value-type="float">
            <text:p>15874085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7" calcext:value-type="float">
            <text:p>15874085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8" calcext:value-type="float">
            <text:p>15874085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19" calcext:value-type="float">
            <text:p>15874085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0" calcext:value-type="float">
            <text:p>15874085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1" calcext:value-type="float">
            <text:p>15874085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2" calcext:value-type="float">
            <text:p>15874085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3" calcext:value-type="float">
            <text:p>15874085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4" calcext:value-type="float">
            <text:p>15874085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5" calcext:value-type="float">
            <text:p>15874085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6" calcext:value-type="float">
            <text:p>15874085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7" calcext:value-type="float">
            <text:p>15874085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8" calcext:value-type="float">
            <text:p>15874085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29" calcext:value-type="float">
            <text:p>15874085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0" calcext:value-type="float">
            <text:p>15874085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1" calcext:value-type="float">
            <text:p>15874085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2" calcext:value-type="float">
            <text:p>15874085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3" calcext:value-type="float">
            <text:p>15874085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4" calcext:value-type="float">
            <text:p>15874085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5" calcext:value-type="float">
            <text:p>15874085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6" calcext:value-type="float">
            <text:p>158740853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7" calcext:value-type="float">
            <text:p>15874085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8" calcext:value-type="float">
            <text:p>15874085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39" calcext:value-type="float">
            <text:p>15874085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0" calcext:value-type="float">
            <text:p>15874085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1" calcext:value-type="float">
            <text:p>15874085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2" calcext:value-type="float">
            <text:p>15874085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3" calcext:value-type="float">
            <text:p>15874085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4" calcext:value-type="float">
            <text:p>15874085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5" calcext:value-type="float">
            <text:p>15874085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6" calcext:value-type="float">
            <text:p>15874085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7" calcext:value-type="float">
            <text:p>15874085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8" calcext:value-type="float">
            <text:p>15874085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49" calcext:value-type="float">
            <text:p>15874085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0" calcext:value-type="float">
            <text:p>15874085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1" calcext:value-type="float">
            <text:p>15874085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2" calcext:value-type="float">
            <text:p>15874085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3" calcext:value-type="float">
            <text:p>15874085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4" calcext:value-type="float">
            <text:p>15874085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5" calcext:value-type="float">
            <text:p>15874085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6" calcext:value-type="float">
            <text:p>15874085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7" calcext:value-type="float">
            <text:p>15874085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8" calcext:value-type="float">
            <text:p>15874085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59" calcext:value-type="float">
            <text:p>15874085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0" calcext:value-type="float">
            <text:p>15874085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1" calcext:value-type="float">
            <text:p>15874085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2" calcext:value-type="float">
            <text:p>15874085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3" calcext:value-type="float">
            <text:p>15874085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4" calcext:value-type="float">
            <text:p>15874085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5" calcext:value-type="float">
            <text:p>15874085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6" calcext:value-type="float">
            <text:p>15874085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7" calcext:value-type="float">
            <text:p>15874085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8" calcext:value-type="float">
            <text:p>15874085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69" calcext:value-type="float">
            <text:p>15874085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0" calcext:value-type="float">
            <text:p>15874085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1" calcext:value-type="float">
            <text:p>15874085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2" calcext:value-type="float">
            <text:p>15874085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3" calcext:value-type="float">
            <text:p>15874085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4" calcext:value-type="float">
            <text:p>15874085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5" calcext:value-type="float">
            <text:p>15874085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6" calcext:value-type="float">
            <text:p>15874085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7" calcext:value-type="float">
            <text:p>15874085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8" calcext:value-type="float">
            <text:p>15874085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79" calcext:value-type="float">
            <text:p>15874085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0" calcext:value-type="float">
            <text:p>15874085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1" calcext:value-type="float">
            <text:p>15874085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2" calcext:value-type="float">
            <text:p>15874085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3" calcext:value-type="float">
            <text:p>15874085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4" calcext:value-type="float">
            <text:p>15874085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5" calcext:value-type="float">
            <text:p>15874085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6" calcext:value-type="float">
            <text:p>15874085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7" calcext:value-type="float">
            <text:p>15874085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8" calcext:value-type="float">
            <text:p>15874085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89" calcext:value-type="float">
            <text:p>15874085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0" calcext:value-type="float">
            <text:p>15874085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1" calcext:value-type="float">
            <text:p>15874085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2" calcext:value-type="float">
            <text:p>15874085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3" calcext:value-type="float">
            <text:p>15874085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4" calcext:value-type="float">
            <text:p>15874085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5" calcext:value-type="float">
            <text:p>15874085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6" calcext:value-type="float">
            <text:p>15874085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7" calcext:value-type="float">
            <text:p>15874085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8" calcext:value-type="float">
            <text:p>15874085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599" calcext:value-type="float">
            <text:p>15874085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0" calcext:value-type="float">
            <text:p>15874086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1" calcext:value-type="float">
            <text:p>15874086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2" calcext:value-type="float">
            <text:p>15874086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3" calcext:value-type="float">
            <text:p>15874086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4" calcext:value-type="float">
            <text:p>15874086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5" calcext:value-type="float">
            <text:p>15874086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6" calcext:value-type="float">
            <text:p>15874086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7" calcext:value-type="float">
            <text:p>15874086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8" calcext:value-type="float">
            <text:p>15874086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09" calcext:value-type="float">
            <text:p>15874086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0" calcext:value-type="float">
            <text:p>15874086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1" calcext:value-type="float">
            <text:p>15874086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2" calcext:value-type="float">
            <text:p>15874086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3" calcext:value-type="float">
            <text:p>15874086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4" calcext:value-type="float">
            <text:p>15874086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5" calcext:value-type="float">
            <text:p>15874086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6" calcext:value-type="float">
            <text:p>15874086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7" calcext:value-type="float">
            <text:p>15874086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8" calcext:value-type="float">
            <text:p>15874086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19" calcext:value-type="float">
            <text:p>15874086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0" calcext:value-type="float">
            <text:p>15874086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1" calcext:value-type="float">
            <text:p>15874086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2" calcext:value-type="float">
            <text:p>15874086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3" calcext:value-type="float">
            <text:p>15874086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4" calcext:value-type="float">
            <text:p>15874086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5" calcext:value-type="float">
            <text:p>15874086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6" calcext:value-type="float">
            <text:p>15874086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7" calcext:value-type="float">
            <text:p>15874086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8" calcext:value-type="float">
            <text:p>15874086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29" calcext:value-type="float">
            <text:p>15874086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0" calcext:value-type="float">
            <text:p>15874086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1" calcext:value-type="float">
            <text:p>15874086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2" calcext:value-type="float">
            <text:p>15874086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3" calcext:value-type="float">
            <text:p>15874086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4" calcext:value-type="float">
            <text:p>15874086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5" calcext:value-type="float">
            <text:p>15874086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6" calcext:value-type="float">
            <text:p>15874086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7" calcext:value-type="float">
            <text:p>15874086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8" calcext:value-type="float">
            <text:p>15874086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39" calcext:value-type="float">
            <text:p>15874086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0" calcext:value-type="float">
            <text:p>15874086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1" calcext:value-type="float">
            <text:p>15874086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2" calcext:value-type="float">
            <text:p>15874086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3" calcext:value-type="float">
            <text:p>15874086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4" calcext:value-type="float">
            <text:p>15874086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5" calcext:value-type="float">
            <text:p>15874086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6" calcext:value-type="float">
            <text:p>15874086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7" calcext:value-type="float">
            <text:p>15874086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8" calcext:value-type="float">
            <text:p>15874086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49" calcext:value-type="float">
            <text:p>158740864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0" calcext:value-type="float">
            <text:p>15874086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1" calcext:value-type="float">
            <text:p>15874086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2" calcext:value-type="float">
            <text:p>15874086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3" calcext:value-type="float">
            <text:p>15874086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4" calcext:value-type="float">
            <text:p>158740865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5" calcext:value-type="float">
            <text:p>15874086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6" calcext:value-type="float">
            <text:p>158740865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7" calcext:value-type="float">
            <text:p>15874086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8" calcext:value-type="float">
            <text:p>15874086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59" calcext:value-type="float">
            <text:p>15874086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0" calcext:value-type="float">
            <text:p>158740866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1" calcext:value-type="float">
            <text:p>15874086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2" calcext:value-type="float">
            <text:p>15874086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3" calcext:value-type="float">
            <text:p>15874086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4" calcext:value-type="float">
            <text:p>15874086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5" calcext:value-type="float">
            <text:p>15874086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6" calcext:value-type="float">
            <text:p>15874086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7" calcext:value-type="float">
            <text:p>15874086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8" calcext:value-type="float">
            <text:p>15874086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69" calcext:value-type="float">
            <text:p>15874086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70" calcext:value-type="float">
            <text:p>15874086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71" calcext:value-type="float">
            <text:p>15874086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72" calcext:value-type="float">
            <text:p>15874086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73" calcext:value-type="float">
            <text:p>15874086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74" calcext:value-type="float">
            <text:p>15874086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75" calcext:value-type="float">
            <text:p>15874086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76" calcext:value-type="float">
            <text:p>15874086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77" calcext:value-type="float">
            <text:p>15874086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78" calcext:value-type="float">
            <text:p>15874086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0" calcext:value-type="float">
            <text:p>15874086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1" calcext:value-type="float">
            <text:p>15874086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2" calcext:value-type="float">
            <text:p>15874086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3" calcext:value-type="float">
            <text:p>15874086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4" calcext:value-type="float">
            <text:p>15874086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5" calcext:value-type="float">
            <text:p>15874086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6" calcext:value-type="float">
            <text:p>15874086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7" calcext:value-type="float">
            <text:p>15874086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8" calcext:value-type="float">
            <text:p>15874086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89" calcext:value-type="float">
            <text:p>15874086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0" calcext:value-type="float">
            <text:p>15874086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1" calcext:value-type="float">
            <text:p>158740869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2" calcext:value-type="float">
            <text:p>15874086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3" calcext:value-type="float">
            <text:p>15874086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4" calcext:value-type="float">
            <text:p>15874086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5" calcext:value-type="float">
            <text:p>15874086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6" calcext:value-type="float">
            <text:p>15874086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7" calcext:value-type="float">
            <text:p>15874086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8" calcext:value-type="float">
            <text:p>15874086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699" calcext:value-type="float">
            <text:p>15874086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0" calcext:value-type="float">
            <text:p>158740870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1" calcext:value-type="float">
            <text:p>15874087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2" calcext:value-type="float">
            <text:p>15874087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3" calcext:value-type="float">
            <text:p>15874087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4" calcext:value-type="float">
            <text:p>15874087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5" calcext:value-type="float">
            <text:p>15874087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6" calcext:value-type="float">
            <text:p>15874087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7" calcext:value-type="float">
            <text:p>15874087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8" calcext:value-type="float">
            <text:p>15874087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09" calcext:value-type="float">
            <text:p>15874087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0" calcext:value-type="float">
            <text:p>15874087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1" calcext:value-type="float">
            <text:p>15874087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2" calcext:value-type="float">
            <text:p>15874087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3" calcext:value-type="float">
            <text:p>15874087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4" calcext:value-type="float">
            <text:p>15874087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5" calcext:value-type="float">
            <text:p>15874087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6" calcext:value-type="float">
            <text:p>15874087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7" calcext:value-type="float">
            <text:p>15874087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8" calcext:value-type="float">
            <text:p>15874087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19" calcext:value-type="float">
            <text:p>15874087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0" calcext:value-type="float">
            <text:p>15874087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1" calcext:value-type="float">
            <text:p>15874087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2" calcext:value-type="float">
            <text:p>15874087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3" calcext:value-type="float">
            <text:p>15874087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4" calcext:value-type="float">
            <text:p>15874087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5" calcext:value-type="float">
            <text:p>15874087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6" calcext:value-type="float">
            <text:p>15874087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3" calcext:value-type="float">
            <text:p>225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7" calcext:value-type="float">
            <text:p>15874087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4" calcext:value-type="float">
            <text:p>225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8" calcext:value-type="float">
            <text:p>15874087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29" calcext:value-type="float">
            <text:p>15874087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0" calcext:value-type="float">
            <text:p>15874087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1" calcext:value-type="float">
            <text:p>15874087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2" calcext:value-type="float">
            <text:p>15874087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5" calcext:value-type="float">
            <text:p>225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3" calcext:value-type="float">
            <text:p>15874087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4" calcext:value-type="float">
            <text:p>15874087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5" calcext:value-type="float">
            <text:p>15874087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6" calcext:value-type="float">
            <text:p>158740873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7" calcext:value-type="float">
            <text:p>15874087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8" calcext:value-type="float">
            <text:p>15874087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39" calcext:value-type="float">
            <text:p>15874087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0" calcext:value-type="float">
            <text:p>15874087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1" calcext:value-type="float">
            <text:p>15874087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2" calcext:value-type="float">
            <text:p>158740874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3" calcext:value-type="float">
            <text:p>15874087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4" calcext:value-type="float">
            <text:p>158740874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5" calcext:value-type="float">
            <text:p>158740874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6" calcext:value-type="float">
            <text:p>15874087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7" calcext:value-type="float">
            <text:p>158740874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8" calcext:value-type="float">
            <text:p>15874087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49" calcext:value-type="float">
            <text:p>158740874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0" calcext:value-type="float">
            <text:p>158740875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1" calcext:value-type="float">
            <text:p>15874087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2" calcext:value-type="float">
            <text:p>15874087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3" calcext:value-type="float">
            <text:p>15874087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4" calcext:value-type="float">
            <text:p>15874087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5" calcext:value-type="float">
            <text:p>15874087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6" calcext:value-type="float">
            <text:p>15874087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7" calcext:value-type="float">
            <text:p>15874087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8" calcext:value-type="float">
            <text:p>15874087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59" calcext:value-type="float">
            <text:p>15874087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0" calcext:value-type="float">
            <text:p>15874087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1" calcext:value-type="float">
            <text:p>15874087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2" calcext:value-type="float">
            <text:p>15874087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3" calcext:value-type="float">
            <text:p>15874087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4" calcext:value-type="float">
            <text:p>15874087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5" calcext:value-type="float">
            <text:p>15874087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6" calcext:value-type="float">
            <text:p>15874087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7" calcext:value-type="float">
            <text:p>15874087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8" calcext:value-type="float">
            <text:p>15874087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69" calcext:value-type="float">
            <text:p>15874087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0" calcext:value-type="float">
            <text:p>15874087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1" calcext:value-type="float">
            <text:p>15874087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2" calcext:value-type="float">
            <text:p>15874087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3" calcext:value-type="float">
            <text:p>15874087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4" calcext:value-type="float">
            <text:p>15874087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5" calcext:value-type="float">
            <text:p>15874087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6" calcext:value-type="float">
            <text:p>15874087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7" calcext:value-type="float">
            <text:p>15874087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8" calcext:value-type="float">
            <text:p>15874087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79" calcext:value-type="float">
            <text:p>15874087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0" calcext:value-type="float">
            <text:p>15874087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1" calcext:value-type="float">
            <text:p>15874087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2" calcext:value-type="float">
            <text:p>15874087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3" calcext:value-type="float">
            <text:p>15874087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4" calcext:value-type="float">
            <text:p>15874087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5" calcext:value-type="float">
            <text:p>15874087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6" calcext:value-type="float">
            <text:p>15874087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7" calcext:value-type="float">
            <text:p>15874087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8" calcext:value-type="float">
            <text:p>15874087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89" calcext:value-type="float">
            <text:p>15874087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0" calcext:value-type="float">
            <text:p>15874087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1" calcext:value-type="float">
            <text:p>15874087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2" calcext:value-type="float">
            <text:p>15874087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3" calcext:value-type="float">
            <text:p>15874087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4" calcext:value-type="float">
            <text:p>15874087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5" calcext:value-type="float">
            <text:p>15874087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6" calcext:value-type="float">
            <text:p>15874087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7" calcext:value-type="float">
            <text:p>15874087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8" calcext:value-type="float">
            <text:p>15874087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799" calcext:value-type="float">
            <text:p>15874087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0" calcext:value-type="float">
            <text:p>15874088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1" calcext:value-type="float">
            <text:p>15874088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2" calcext:value-type="float">
            <text:p>15874088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3" calcext:value-type="float">
            <text:p>15874088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4" calcext:value-type="float">
            <text:p>15874088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5" calcext:value-type="float">
            <text:p>158740880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6" calcext:value-type="float">
            <text:p>15874088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7" calcext:value-type="float">
            <text:p>15874088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8" calcext:value-type="float">
            <text:p>15874088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09" calcext:value-type="float">
            <text:p>15874088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0" calcext:value-type="float">
            <text:p>15874088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1" calcext:value-type="float">
            <text:p>158740881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2" calcext:value-type="float">
            <text:p>158740881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3" calcext:value-type="float">
            <text:p>158740881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4" calcext:value-type="float">
            <text:p>15874088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5" calcext:value-type="float">
            <text:p>15874088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6" calcext:value-type="float">
            <text:p>15874088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7" calcext:value-type="float">
            <text:p>158740881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8" calcext:value-type="float">
            <text:p>15874088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19" calcext:value-type="float">
            <text:p>158740881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0" calcext:value-type="float">
            <text:p>15874088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1" calcext:value-type="float">
            <text:p>15874088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2" calcext:value-type="float">
            <text:p>158740882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3" calcext:value-type="float">
            <text:p>15874088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4" calcext:value-type="float">
            <text:p>15874088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5" calcext:value-type="float">
            <text:p>15874088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6" calcext:value-type="float">
            <text:p>15874088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7" calcext:value-type="float">
            <text:p>15874088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8" calcext:value-type="float">
            <text:p>15874088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29" calcext:value-type="float">
            <text:p>15874088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0" calcext:value-type="float">
            <text:p>15874088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1" calcext:value-type="float">
            <text:p>15874088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2" calcext:value-type="float">
            <text:p>15874088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3" calcext:value-type="float">
            <text:p>15874088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4" calcext:value-type="float">
            <text:p>15874088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5" calcext:value-type="float">
            <text:p>15874088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6" calcext:value-type="float">
            <text:p>15874088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7" calcext:value-type="float">
            <text:p>15874088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8" calcext:value-type="float">
            <text:p>15874088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39" calcext:value-type="float">
            <text:p>15874088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0" calcext:value-type="float">
            <text:p>15874088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1" calcext:value-type="float">
            <text:p>15874088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2" calcext:value-type="float">
            <text:p>15874088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3" calcext:value-type="float">
            <text:p>15874088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4" calcext:value-type="float">
            <text:p>15874088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5" calcext:value-type="float">
            <text:p>15874088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6" calcext:value-type="float">
            <text:p>15874088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7" calcext:value-type="float">
            <text:p>15874088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8" calcext:value-type="float">
            <text:p>15874088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49" calcext:value-type="float">
            <text:p>15874088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0" calcext:value-type="float">
            <text:p>15874088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1" calcext:value-type="float">
            <text:p>15874088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2" calcext:value-type="float">
            <text:p>15874088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3" calcext:value-type="float">
            <text:p>15874088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4" calcext:value-type="float">
            <text:p>15874088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5" calcext:value-type="float">
            <text:p>15874088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6" calcext:value-type="float">
            <text:p>15874088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7" calcext:value-type="float">
            <text:p>15874088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8" calcext:value-type="float">
            <text:p>15874088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59" calcext:value-type="float">
            <text:p>15874088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0" calcext:value-type="float">
            <text:p>15874088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1" calcext:value-type="float">
            <text:p>15874088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2" calcext:value-type="float">
            <text:p>15874088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3" calcext:value-type="float">
            <text:p>15874088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4" calcext:value-type="float">
            <text:p>15874088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5" calcext:value-type="float">
            <text:p>15874088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6" calcext:value-type="float">
            <text:p>15874088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7" calcext:value-type="float">
            <text:p>15874088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8" calcext:value-type="float">
            <text:p>15874088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69" calcext:value-type="float">
            <text:p>15874088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0" calcext:value-type="float">
            <text:p>15874088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1" calcext:value-type="float">
            <text:p>15874088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2" calcext:value-type="float">
            <text:p>15874088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3" calcext:value-type="float">
            <text:p>15874088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4" calcext:value-type="float">
            <text:p>15874088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5" calcext:value-type="float">
            <text:p>15874088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6" calcext:value-type="float">
            <text:p>15874088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7" calcext:value-type="float">
            <text:p>158740887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8" calcext:value-type="float">
            <text:p>15874088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79" calcext:value-type="float">
            <text:p>15874088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0" calcext:value-type="float">
            <text:p>15874088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1" calcext:value-type="float">
            <text:p>15874088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2" calcext:value-type="float">
            <text:p>158740888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3" calcext:value-type="float">
            <text:p>158740888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4" calcext:value-type="float">
            <text:p>15874088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5" calcext:value-type="float">
            <text:p>15874088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6" calcext:value-type="float">
            <text:p>15874088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7" calcext:value-type="float">
            <text:p>15874088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8" calcext:value-type="float">
            <text:p>15874088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89" calcext:value-type="float">
            <text:p>15874088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0" calcext:value-type="float">
            <text:p>15874088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1" calcext:value-type="float">
            <text:p>158740889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2" calcext:value-type="float">
            <text:p>15874088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3" calcext:value-type="float">
            <text:p>15874088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4" calcext:value-type="float">
            <text:p>15874088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5" calcext:value-type="float">
            <text:p>15874088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6" calcext:value-type="float">
            <text:p>15874088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7" calcext:value-type="float">
            <text:p>15874088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8" calcext:value-type="float">
            <text:p>15874088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899" calcext:value-type="float">
            <text:p>15874088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00" calcext:value-type="float">
            <text:p>158740890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01" calcext:value-type="float">
            <text:p>15874089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02" calcext:value-type="float">
            <text:p>15874089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03" calcext:value-type="float">
            <text:p>15874089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04" calcext:value-type="float">
            <text:p>158740890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06" calcext:value-type="float">
            <text:p>15874089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06" calcext:value-type="float">
            <text:p>158740890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08" calcext:value-type="float">
            <text:p>158740890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09" calcext:value-type="float">
            <text:p>158740890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0" calcext:value-type="float">
            <text:p>15874089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1" calcext:value-type="float">
            <text:p>15874089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2" calcext:value-type="float">
            <text:p>15874089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3" calcext:value-type="float">
            <text:p>15874089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4" calcext:value-type="float">
            <text:p>158740891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5" calcext:value-type="float">
            <text:p>158740891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6" calcext:value-type="float">
            <text:p>15874089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7" calcext:value-type="float">
            <text:p>15874089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8" calcext:value-type="float">
            <text:p>15874089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19" calcext:value-type="float">
            <text:p>15874089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0" calcext:value-type="float">
            <text:p>15874089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1" calcext:value-type="float">
            <text:p>158740892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2" calcext:value-type="float">
            <text:p>15874089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3" calcext:value-type="float">
            <text:p>15874089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4" calcext:value-type="float">
            <text:p>15874089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5" calcext:value-type="float">
            <text:p>15874089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6" calcext:value-type="float">
            <text:p>15874089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7" calcext:value-type="float">
            <text:p>15874089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8" calcext:value-type="float">
            <text:p>15874089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29" calcext:value-type="float">
            <text:p>15874089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0" calcext:value-type="float">
            <text:p>15874089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1" calcext:value-type="float">
            <text:p>15874089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2" calcext:value-type="float">
            <text:p>15874089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3" calcext:value-type="float">
            <text:p>15874089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4" calcext:value-type="float">
            <text:p>15874089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5" calcext:value-type="float">
            <text:p>15874089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6" calcext:value-type="float">
            <text:p>158740893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7" calcext:value-type="float">
            <text:p>15874089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8" calcext:value-type="float">
            <text:p>15874089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39" calcext:value-type="float">
            <text:p>158740893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0" calcext:value-type="float">
            <text:p>15874089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1" calcext:value-type="float">
            <text:p>158740894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2" calcext:value-type="float">
            <text:p>15874089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3" calcext:value-type="float">
            <text:p>158740894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4" calcext:value-type="float">
            <text:p>15874089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5" calcext:value-type="float">
            <text:p>15874089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6" calcext:value-type="float">
            <text:p>15874089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7" calcext:value-type="float">
            <text:p>15874089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8" calcext:value-type="float">
            <text:p>15874089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49" calcext:value-type="float">
            <text:p>15874089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0" calcext:value-type="float">
            <text:p>15874089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1" calcext:value-type="float">
            <text:p>158740895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2" calcext:value-type="float">
            <text:p>158740895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3" calcext:value-type="float">
            <text:p>15874089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4" calcext:value-type="float">
            <text:p>15874089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5" calcext:value-type="float">
            <text:p>158740895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6" calcext:value-type="float">
            <text:p>15874089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7" calcext:value-type="float">
            <text:p>158740895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8" calcext:value-type="float">
            <text:p>15874089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59" calcext:value-type="float">
            <text:p>158740895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0" calcext:value-type="float">
            <text:p>15874089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1" calcext:value-type="float">
            <text:p>158740896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2" calcext:value-type="float">
            <text:p>15874089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3" calcext:value-type="float">
            <text:p>15874089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4" calcext:value-type="float">
            <text:p>158740896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5" calcext:value-type="float">
            <text:p>158740896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6" calcext:value-type="float">
            <text:p>15874089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7" calcext:value-type="float">
            <text:p>15874089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8" calcext:value-type="float">
            <text:p>158740896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69" calcext:value-type="float">
            <text:p>15874089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0" calcext:value-type="float">
            <text:p>15874089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1" calcext:value-type="float">
            <text:p>15874089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2" calcext:value-type="float">
            <text:p>158740897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3" calcext:value-type="float">
            <text:p>15874089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4" calcext:value-type="float">
            <text:p>158740897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5" calcext:value-type="float">
            <text:p>15874089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6" calcext:value-type="float">
            <text:p>15874089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7" calcext:value-type="float">
            <text:p>15874089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8" calcext:value-type="float">
            <text:p>15874089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79" calcext:value-type="float">
            <text:p>15874089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0" calcext:value-type="float">
            <text:p>15874089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1" calcext:value-type="float">
            <text:p>15874089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2" calcext:value-type="float">
            <text:p>15874089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3" calcext:value-type="float">
            <text:p>15874089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4" calcext:value-type="float">
            <text:p>15874089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5" calcext:value-type="float">
            <text:p>15874089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6" calcext:value-type="float">
            <text:p>15874089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7" calcext:value-type="float">
            <text:p>15874089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8" calcext:value-type="float">
            <text:p>158740898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89" calcext:value-type="float">
            <text:p>158740898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0" calcext:value-type="float">
            <text:p>158740899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1" calcext:value-type="float">
            <text:p>158740899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2" calcext:value-type="float">
            <text:p>158740899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3" calcext:value-type="float">
            <text:p>158740899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4" calcext:value-type="float">
            <text:p>158740899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5" calcext:value-type="float">
            <text:p>158740899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6" calcext:value-type="float">
            <text:p>158740899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7" calcext:value-type="float">
            <text:p>158740899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8" calcext:value-type="float">
            <text:p>158740899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8999" calcext:value-type="float">
            <text:p>158740899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0" calcext:value-type="float">
            <text:p>158740900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1" calcext:value-type="float">
            <text:p>15874090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2" calcext:value-type="float">
            <text:p>158740900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3" calcext:value-type="float">
            <text:p>158740900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4" calcext:value-type="float">
            <text:p>15874090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5" calcext:value-type="float">
            <text:p>15874090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6" calcext:value-type="float">
            <text:p>15874090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7" calcext:value-type="float">
            <text:p>158740900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8" calcext:value-type="float">
            <text:p>15874090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09" calcext:value-type="float">
            <text:p>15874090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0" calcext:value-type="float">
            <text:p>158740901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1" calcext:value-type="float">
            <text:p>15874090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2" calcext:value-type="float">
            <text:p>15874090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3" calcext:value-type="float">
            <text:p>15874090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4" calcext:value-type="float">
            <text:p>15874090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5" calcext:value-type="float">
            <text:p>15874090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6" calcext:value-type="float">
            <text:p>158740901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7" calcext:value-type="float">
            <text:p>15874090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8" calcext:value-type="float">
            <text:p>158740901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19" calcext:value-type="float">
            <text:p>158740901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0" calcext:value-type="float">
            <text:p>158740902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1" calcext:value-type="float">
            <text:p>15874090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2" calcext:value-type="float">
            <text:p>15874090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3" calcext:value-type="float">
            <text:p>158740902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4" calcext:value-type="float">
            <text:p>158740902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5" calcext:value-type="float">
            <text:p>158740902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6" calcext:value-type="float">
            <text:p>158740902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7" calcext:value-type="float">
            <text:p>158740902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8" calcext:value-type="float">
            <text:p>158740902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29" calcext:value-type="float">
            <text:p>158740902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0" calcext:value-type="float">
            <text:p>158740903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1" calcext:value-type="float">
            <text:p>158740903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2" calcext:value-type="float">
            <text:p>158740903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3" calcext:value-type="float">
            <text:p>158740903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4" calcext:value-type="float">
            <text:p>158740903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5" calcext:value-type="float">
            <text:p>158740903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6" calcext:value-type="float">
            <text:p>15874090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7" calcext:value-type="float">
            <text:p>158740903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8" calcext:value-type="float">
            <text:p>158740903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39" calcext:value-type="float">
            <text:p>15874090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0" calcext:value-type="float">
            <text:p>158740904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1" calcext:value-type="float">
            <text:p>15874090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2" calcext:value-type="float">
            <text:p>15874090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3" calcext:value-type="float">
            <text:p>15874090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4" calcext:value-type="float">
            <text:p>15874090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5" calcext:value-type="float">
            <text:p>15874090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6" calcext:value-type="float">
            <text:p>158740904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7" calcext:value-type="float">
            <text:p>15874090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8" calcext:value-type="float">
            <text:p>158740904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49" calcext:value-type="float">
            <text:p>15874090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0" calcext:value-type="float">
            <text:p>15874090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1" calcext:value-type="float">
            <text:p>15874090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2" calcext:value-type="float">
            <text:p>15874090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3" calcext:value-type="float">
            <text:p>158740905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4" calcext:value-type="float">
            <text:p>158740905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5" calcext:value-type="float">
            <text:p>15874090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6" calcext:value-type="float">
            <text:p>15874090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7" calcext:value-type="float">
            <text:p>15874090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8" calcext:value-type="float">
            <text:p>158740905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59" calcext:value-type="float">
            <text:p>15874090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0" calcext:value-type="float">
            <text:p>158740906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1" calcext:value-type="float">
            <text:p>158740906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2" calcext:value-type="float">
            <text:p>158740906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3" calcext:value-type="float">
            <text:p>158740906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4" calcext:value-type="float">
            <text:p>158740906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5" calcext:value-type="float">
            <text:p>15874090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6" calcext:value-type="float">
            <text:p>158740906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7" calcext:value-type="float">
            <text:p>158740906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8" calcext:value-type="float">
            <text:p>15874090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69" calcext:value-type="float">
            <text:p>15874090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0" calcext:value-type="float">
            <text:p>158740907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1" calcext:value-type="float">
            <text:p>158740907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2" calcext:value-type="float">
            <text:p>15874090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3" calcext:value-type="float">
            <text:p>158740907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4" calcext:value-type="float">
            <text:p>15874090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5" calcext:value-type="float">
            <text:p>158740907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6" calcext:value-type="float">
            <text:p>158740907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7" calcext:value-type="float">
            <text:p>15874090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8" calcext:value-type="float">
            <text:p>158740907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79" calcext:value-type="float">
            <text:p>158740907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0" calcext:value-type="float">
            <text:p>158740908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1" calcext:value-type="float">
            <text:p>158740908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2" calcext:value-type="float">
            <text:p>15874090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3" calcext:value-type="float">
            <text:p>15874090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4" calcext:value-type="float">
            <text:p>158740908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5" calcext:value-type="float">
            <text:p>158740908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6" calcext:value-type="float">
            <text:p>158740908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7" calcext:value-type="float">
            <text:p>158740908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8" calcext:value-type="float">
            <text:p>15874090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89" calcext:value-type="float">
            <text:p>15874090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0" calcext:value-type="float">
            <text:p>15874090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1" calcext:value-type="float">
            <text:p>15874090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2" calcext:value-type="float">
            <text:p>15874090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3" calcext:value-type="float">
            <text:p>15874090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4" calcext:value-type="float">
            <text:p>15874090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5" calcext:value-type="float">
            <text:p>15874090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6" calcext:value-type="float">
            <text:p>15874090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7" calcext:value-type="float">
            <text:p>15874090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8" calcext:value-type="float">
            <text:p>15874090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099" calcext:value-type="float">
            <text:p>15874090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0" calcext:value-type="float">
            <text:p>15874091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1" calcext:value-type="float">
            <text:p>158740910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2" calcext:value-type="float">
            <text:p>158740910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3" calcext:value-type="float">
            <text:p>158740910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4" calcext:value-type="float">
            <text:p>158740910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5" calcext:value-type="float">
            <text:p>158740910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6" calcext:value-type="float">
            <text:p>158740910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7" calcext:value-type="float">
            <text:p>158740910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8" calcext:value-type="float">
            <text:p>158740910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09" calcext:value-type="float">
            <text:p>158740910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10" calcext:value-type="float">
            <text:p>158740911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11" calcext:value-type="float">
            <text:p>158740911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12" calcext:value-type="float">
            <text:p>158740911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13" calcext:value-type="float">
            <text:p>158740911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14" calcext:value-type="float">
            <text:p>158740911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15" calcext:value-type="float">
            <text:p>158740911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16" calcext:value-type="float">
            <text:p>158740911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17" calcext:value-type="float">
            <text:p>158740911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18" calcext:value-type="float">
            <text:p>158740911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0" calcext:value-type="float">
            <text:p>158740912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1" calcext:value-type="float">
            <text:p>158740912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2" calcext:value-type="float">
            <text:p>158740912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3" calcext:value-type="float">
            <text:p>158740912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4" calcext:value-type="float">
            <text:p>158740912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5" calcext:value-type="float">
            <text:p>158740912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6" calcext:value-type="float">
            <text:p>158740912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7" calcext:value-type="float">
            <text:p>158740912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8" calcext:value-type="float">
            <text:p>158740912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29" calcext:value-type="float">
            <text:p>158740912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0" calcext:value-type="float">
            <text:p>158740913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1" calcext:value-type="float">
            <text:p>158740913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2" calcext:value-type="float">
            <text:p>158740913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3" calcext:value-type="float">
            <text:p>158740913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4" calcext:value-type="float">
            <text:p>158740913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5" calcext:value-type="float">
            <text:p>158740913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6" calcext:value-type="float">
            <text:p>158740913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7" calcext:value-type="float">
            <text:p>158740913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8" calcext:value-type="float">
            <text:p>158740913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39" calcext:value-type="float">
            <text:p>158740913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0" calcext:value-type="float">
            <text:p>158740914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1" calcext:value-type="float">
            <text:p>158740914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2" calcext:value-type="float">
            <text:p>158740914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3" calcext:value-type="float">
            <text:p>158740914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4" calcext:value-type="float">
            <text:p>158740914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5" calcext:value-type="float">
            <text:p>158740914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6" calcext:value-type="float">
            <text:p>158740914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7" calcext:value-type="float">
            <text:p>158740914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8" calcext:value-type="float">
            <text:p>158740914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49" calcext:value-type="float">
            <text:p>158740914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0" calcext:value-type="float">
            <text:p>158740915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1" calcext:value-type="float">
            <text:p>158740915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2" calcext:value-type="float">
            <text:p>158740915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3" calcext:value-type="float">
            <text:p>158740915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4" calcext:value-type="float">
            <text:p>158740915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5" calcext:value-type="float">
            <text:p>158740915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6" calcext:value-type="float">
            <text:p>158740915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7" calcext:value-type="float">
            <text:p>158740915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8" calcext:value-type="float">
            <text:p>158740915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59" calcext:value-type="float">
            <text:p>158740915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0" calcext:value-type="float">
            <text:p>158740916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1" calcext:value-type="float">
            <text:p>158740916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2" calcext:value-type="float">
            <text:p>158740916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3" calcext:value-type="float">
            <text:p>158740916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4" calcext:value-type="float">
            <text:p>158740916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5" calcext:value-type="float">
            <text:p>158740916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6" calcext:value-type="float">
            <text:p>158740916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7" calcext:value-type="float">
            <text:p>158740916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8" calcext:value-type="float">
            <text:p>158740916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69" calcext:value-type="float">
            <text:p>158740916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0" calcext:value-type="float">
            <text:p>158740917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1" calcext:value-type="float">
            <text:p>158740917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2" calcext:value-type="float">
            <text:p>1587409172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3" calcext:value-type="float">
            <text:p>1587409173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4" calcext:value-type="float">
            <text:p>158740917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5" calcext:value-type="float">
            <text:p>158740917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6" calcext:value-type="float">
            <text:p>158740917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7" calcext:value-type="float">
            <text:p>158740917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8" calcext:value-type="float">
            <text:p>1587409178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79" calcext:value-type="float">
            <text:p>1587409179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0" calcext:value-type="float">
            <text:p>1587409180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1" calcext:value-type="float">
            <text:p>1587409181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2" calcext:value-type="float">
            <text:p>158740918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3" calcext:value-type="float">
            <text:p>158740918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4" calcext:value-type="float">
            <text:p>1587409184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5" calcext:value-type="float">
            <text:p>1587409185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6" calcext:value-type="float">
            <text:p>1587409186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7" calcext:value-type="float">
            <text:p>1587409187</text:p>
          </table:table-cell>
          <table:table-cell table:style-name="ce3" office:value-type="string" calcext:value-type="string">
            <text:p>OFF</text:p>
          </table:table-cell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8" calcext:value-type="float">
            <text:p>158740918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89" calcext:value-type="float">
            <text:p>158740918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0" calcext:value-type="float">
            <text:p>158740919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1" calcext:value-type="float">
            <text:p>158740919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2" calcext:value-type="float">
            <text:p>1587409192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3" calcext:value-type="float">
            <text:p>1587409193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4" calcext:value-type="float">
            <text:p>1587409194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5" calcext:value-type="float">
            <text:p>1587409195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6" calcext:value-type="float">
            <text:p>1587409196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7" calcext:value-type="float">
            <text:p>1587409197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8" calcext:value-type="float">
            <text:p>1587409198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199" calcext:value-type="float">
            <text:p>1587409199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200" calcext:value-type="float">
            <text:p>1587409200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1587409201" calcext:value-type="float">
            <text:p>1587409201</text:p>
          </table:table-cell>
          <table:table-cell table:style-name="ce3" office:value-type="string" calcext:value-type="string">
            <text:p>ON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2" table:number-rows-repeated="10449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erature_5f_30C" style:display-name="PageStyle_Temperature_30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332" meta:object-count="0"/>
    <meta:generator>LibreOfficeDev/6.0.5.2$Linux_X86_64 LibreOffice_project/</meta:generator>
  </office:meta>
</office:document-meta>
</file>